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5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648cm"/>
    </style:style>
    <style:style style:name="co6" style:family="table-column">
      <style:table-column-properties fo:break-before="auto" style:column-width="2.305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I4:.I90]" style:apply-style-name="melhorqmelhor" style:base-cell-address="Resultado.B4"/>
      <style:map style:condition="cell-content()=[.I4:.I90]" style:apply-style-name="igualmelhor" style:base-cell-address="Resultado.B4"/>
    </style:style>
    <style:style style:name="ce10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gt;[.I4:.I90]" style:apply-style-name="piorqmeu" style:base-cell-address="Resultado.C4"/>
    </style:style>
    <style:style style:name="ce11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gt;[.I4:.I90]" style:apply-style-name="piorqmeu" style:base-cell-address="Resultado.C4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[.I4:.I90]" style:apply-style-name="piorqmeu" style:base-cell-address="Resultado.E4"/>
    </style:style>
    <style:style style:name="ce18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[.I4:.I90]" style:apply-style-name="piorqmeu" style:base-cell-address="Resultado.E4"/>
    </style:style>
    <style:style style:name="ce32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[.I4:.I90]" style:apply-style-name="piorqmeu" style:base-cell-address="Resultado.G4"/>
    </style:style>
    <style:style style:name="ce20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[.I4:.I90]" style:apply-style-name="piorqmeu" style:base-cell-address="Resultado.G4"/>
    </style:style>
    <style:style style:name="ce21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130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114"/>
    <style:style style:name="ce28" style:family="table-cell" style:parent-style-name="Default" style:data-style-name="N112"/>
    <style:style style:name="ce29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0]" style:apply-style-name="melhorqmelhor" style:base-cell-address="Resultado.I4"/>
      <style:map style:condition="cell-content()=[.B4:.B90]" style:apply-style-name="igualmelhor" style:base-cell-address="Resultado.I4"/>
      <style:map style:condition="cell-content()&lt;[.C4:.C90]" style:apply-style-name="melhorque1" style:base-cell-address="Resultado.I4"/>
      <style:map style:condition="cell-content()&lt;[.C4:.C90]" style:apply-style-name="melhorque1" style:base-cell-address="Resultado.I4"/>
      <style:map style:condition="cell-content()&lt;[.E4:.E90]" style:apply-style-name="melhorque1" style:base-cell-address="Resultado.I4"/>
      <style:map style:condition="cell-content()=[.C4:.C90]" style:apply-style-name="igualmeu" style:base-cell-address="Resultado.I4"/>
      <style:map style:condition="cell-content()=[.E4:.E90]" style:apply-style-name="igualmeu" style:base-cell-address="Resultado.I4"/>
      <style:map style:condition="cell-content()=[.C4:.C90]" style:apply-style-name="iguala1" style:base-cell-address="Resultado.I4"/>
    </style:style>
    <style:style style:name="ce30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0]" style:apply-style-name="melhorqmelhor" style:base-cell-address="Resultado.I4"/>
      <style:map style:condition="cell-content()=[.B4:.B90]" style:apply-style-name="igualmelhor" style:base-cell-address="Resultado.I4"/>
      <style:map style:condition="cell-content()&lt;[.C4:.C90]" style:apply-style-name="melhorque1" style:base-cell-address="Resultado.I4"/>
      <style:map style:condition="cell-content()&lt;[.C4:.C90]" style:apply-style-name="melhorque1" style:base-cell-address="Resultado.I4"/>
      <style:map style:condition="cell-content()&lt;[.E4:.E90]" style:apply-style-name="melhorque1" style:base-cell-address="Resultado.I4"/>
      <style:map style:condition="cell-content()=[.C4:.C90]" style:apply-style-name="igualmeu" style:base-cell-address="Resultado.I4"/>
      <style:map style:condition="cell-content()=[.E4:.E90]" style:apply-style-name="igualmeu" style:base-cell-address="Resultado.I4"/>
      <style:map style:condition="cell-content()=[.C4:.C90]" style:apply-style-name="iguala1" style:base-cell-address="Resultado.I4"/>
    </style:style>
    <style:style style:name="ce34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11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14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39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0" style:family="table-cell" style:parent-style-name="Default" style:data-style-name="N130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130">
      <style:table-cell-properties fo:border-bottom="none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44" style:family="table-cell" style:parent-style-name="Default">
      <style:table-cell-properties fo:border-bottom="none" fo:border-left="0.06pt solid #000000" fo:border-right="0.06pt solid #000000" style:rotation-align="none" fo:border-top="none"/>
    </style:style>
    <style:style style:name="ce45" style:family="table-cell" style:parent-style-name="Default" style:data-style-name="N12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46" style:family="table-cell" style:parent-style-name="Default" style:data-style-name="N127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48" style:family="table-cell" style:parent-style-name="Default" style:data-style-name="N12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4" style:family="table-cell" style:parent-style-name="Default" style:data-style-name="N127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Resultado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7" table:default-cell-style-name="ce44"/>
        <table:table-column table:style-name="co7" table:default-cell-style-name="ce8"/>
        <table:table-column table:style-name="co8" table:default-cell-style-name="ce8"/>
        <table:table-column table:style-name="co3" table:number-columns-repeated="990" table:default-cell-style-name="ce8"/>
        <table:table-row table:style-name="ro1">
          <table:table-cell table:style-name="ce1" office:value-type="string" calcext:value-type="string" table:number-columns-spanned="1" table:number-rows-spanned="3">
            <text:p>Instancia</text:p>
          </table:table-cell>
          <table:table-cell table:style-name="ce1" office:value-type="string" calcext:value-type="string" table:number-columns-spanned="1" table:number-rows-spanned="3">
            <text:p>Melhor</text:p>
          </table:table-cell>
          <table:table-cell table:style-name="ce1" office:value-type="string" calcext:value-type="string" table:number-columns-spanned="6" table:number-rows-spanned="1">
            <text:p>Literatura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Implementação</text:p>
          </table:table-cell>
          <table:covered-table-cell table:number-columns-repeated="2" table:style-name="ce1"/>
          <table:covered-table-cell table:style-name="ce59"/>
          <table:covered-table-cell table:style-name="ce1"/>
          <table:table-cell table:style-name="ce1"/>
          <table:table-cell table:number-columns-repeated="99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S 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S</text:p>
          </table:table-cell>
          <table:covered-table-cell table:style-name="ce1"/>
          <table:table-cell table:style-name="ce32" office:value-type="string" calcext:value-type="string" table:number-columns-spanned="2" table:number-rows-spanned="1">
            <text:p>VNS</text:p>
          </table:table-cell>
          <table:covered-table-cell table:style-name="ce32"/>
          <table:table-cell table:style-name="ce1" office:value-type="string" calcext:value-type="string" table:number-columns-spanned="5" table:number-rows-spanned="1">
            <text:p>Com BL+PT</text:p>
          </table:table-cell>
          <table:covered-table-cell table:number-columns-repeated="2" table:style-name="ce1"/>
          <table:covered-table-cell table:style-name="ce60"/>
          <table:covered-table-cell table:style-name="ce1"/>
          <table:table-cell table:style-name="ce1"/>
          <table:table-cell table:number-columns-repeated="99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oluca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Soluca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Solucao</text:p>
          </table:table-cell>
          <table:table-cell table:style-name="ce32" office:value-type="string" calcext:value-type="string">
            <text:p>Tempo</text:p>
          </table:table-cell>
          <table:table-cell table:style-name="ce1" office:value-type="string" calcext:value-type="string">
            <text:p>Melhor S.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S. Media</text:p>
          </table:table-cell>
          <table:table-cell table:style-name="ce60" office:value-type="string" calcext:value-type="string">
            <text:p>DP. Sol</text:p>
          </table:table-cell>
          <table:table-cell table:style-name="ce1" office:value-type="string" calcext:value-type="string">
            <text:p>T. medio</text:p>
          </table:table-cell>
          <table:table-cell table:style-name="ce1" office:value-type="string" calcext:value-type="string">
            <text:p>DP Tempo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9</text:p>
          </table:table-cell>
          <table:table-cell table:style-name="ce9" table:formula="of:=MIN([.C4];[.E4];[.G4])" office:value-type="float" office:value="1181.5" calcext:value-type="float">
            <text:p>1181,5</text:p>
          </table:table-cell>
          <table:table-cell table:style-name="ce10" office:value-type="float" office:value="1181.5" calcext:value-type="float">
            <text:p>1181,5</text:p>
          </table:table-cell>
          <table:table-cell table:style-name="ce14" office:value-type="float" office:value="1.14" calcext:value-type="float">
            <text:p>1,1</text:p>
          </table:table-cell>
          <table:table-cell table:style-name="ce17" office:value-type="float" office:value="1181.5" calcext:value-type="float">
            <text:p>1181,5</text:p>
          </table:table-cell>
          <table:table-cell table:style-name="ce14" office:value-type="float" office:value="4.05" calcext:value-type="float">
            <text:p>4,1</text:p>
          </table:table-cell>
          <table:table-cell table:style-name="ce19" office:value-type="float" office:value="1181.5" calcext:value-type="float">
            <text:p>1181,5</text:p>
          </table:table-cell>
          <table:table-cell table:style-name="ce21" office:value-type="float" office:value="0.09" calcext:value-type="float">
            <text:p>0,1</text:p>
          </table:table-cell>
          <table:table-cell table:style-name="ce29" office:value-type="float" office:value="1181.5" calcext:value-type="float">
            <text:p>1181,5</text:p>
          </table:table-cell>
          <table:table-cell table:style-name="ce34" table:formula="of:=([.I4]-[.B4])/[.B4]" office:value-type="percentage" office:value="0" calcext:value-type="percentage">
            <text:p>0,000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S9H</text:p>
          </table:table-cell>
          <table:table-cell table:style-name="ce9" table:formula="of:=MIN([.C5];[.E5];[.G5])" office:value-type="float" office:value="2294.5" calcext:value-type="float">
            <text:p>2294,5</text:p>
          </table:table-cell>
          <table:table-cell table:style-name="ce11" office:value-type="float" office:value="2294.5" calcext:value-type="float">
            <text:p>2294,5</text:p>
          </table:table-cell>
          <table:table-cell table:style-name="ce16" office:value-type="float" office:value="1.15" calcext:value-type="float">
            <text:p>1,2</text:p>
          </table:table-cell>
          <table:table-cell table:style-name="ce18" office:value-type="float" office:value="2294.5" calcext:value-type="float">
            <text:p>2294,5</text:p>
          </table:table-cell>
          <table:table-cell table:style-name="ce16" office:value-type="float" office:value="3.46" calcext:value-type="float">
            <text:p>3,5</text:p>
          </table:table-cell>
          <table:table-cell table:style-name="ce20" office:value-type="float" office:value="2294.5" calcext:value-type="float">
            <text:p>2294,5</text:p>
          </table:table-cell>
          <table:table-cell table:style-name="ce22" office:value-type="float" office:value="0.1" calcext:value-type="float">
            <text:p>0,1</text:p>
          </table:table-cell>
          <table:table-cell table:style-name="ce30" office:value-type="float" office:value="2294.5" calcext:value-type="float">
            <text:p>2294,5</text:p>
          </table:table-cell>
          <table:table-cell table:style-name="ce37" table:formula="of:=([.I5]-[.B5])/[.B5]" office:value-type="percentage" office:value="0" calcext:value-type="percentage">
            <text:p>0,00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s10</text:p>
          </table:table-cell>
          <table:table-cell table:style-name="ce9" table:formula="of:=MIN([.C6];[.E6];[.G6])" office:value-type="float" office:value="1374.5" calcext:value-type="float">
            <text:p>1374,5</text:p>
          </table:table-cell>
          <table:table-cell table:style-name="ce10" office:value-type="float" office:value="1374.5" calcext:value-type="float">
            <text:p>1374,5</text:p>
          </table:table-cell>
          <table:table-cell table:style-name="ce14" office:value-type="float" office:value="4.88" calcext:value-type="float">
            <text:p>4,9</text:p>
          </table:table-cell>
          <table:table-cell table:style-name="ce17" office:value-type="float" office:value="1374.5" calcext:value-type="float">
            <text:p>1374,5</text:p>
          </table:table-cell>
          <table:table-cell table:style-name="ce14" office:value-type="float" office:value="1.58" calcext:value-type="float">
            <text:p>1,6</text:p>
          </table:table-cell>
          <table:table-cell table:style-name="ce19" office:value-type="float" office:value="1374.5" calcext:value-type="float">
            <text:p>1374,5</text:p>
          </table:table-cell>
          <table:table-cell table:style-name="ce21" office:value-type="float" office:value="0.11" calcext:value-type="float">
            <text:p>0,1</text:p>
          </table:table-cell>
          <table:table-cell table:style-name="ce29" office:value-type="float" office:value="1374.5" calcext:value-type="float">
            <text:p>1374,5</text:p>
          </table:table-cell>
          <table:table-cell table:style-name="ce34" table:formula="of:=([.I6]-[.B6])/[.B6]" office:value-type="percentage" office:value="0" calcext:value-type="percentage">
            <text:p>0,000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s11</text:p>
          </table:table-cell>
          <table:table-cell table:style-name="ce9" table:formula="of:=MIN([.C7];[.E7];[.G7])" office:value-type="float" office:value="3439.5" calcext:value-type="float">
            <text:p>3439,5</text:p>
          </table:table-cell>
          <table:table-cell table:style-name="ce11" office:value-type="float" office:value="3439.5" calcext:value-type="float">
            <text:p>3439,5</text:p>
          </table:table-cell>
          <table:table-cell table:style-name="ce16" office:value-type="float" office:value="5.97" calcext:value-type="float">
            <text:p>6,0</text:p>
          </table:table-cell>
          <table:table-cell table:style-name="ce18" office:value-type="float" office:value="3439.5" calcext:value-type="float">
            <text:p>3439,5</text:p>
          </table:table-cell>
          <table:table-cell table:style-name="ce16" office:value-type="float" office:value="1.58" calcext:value-type="float">
            <text:p>1,6</text:p>
          </table:table-cell>
          <table:table-cell table:style-name="ce20" office:value-type="float" office:value="3439.5" calcext:value-type="float">
            <text:p>3439,5</text:p>
          </table:table-cell>
          <table:table-cell table:style-name="ce22" office:value-type="float" office:value="0.13" calcext:value-type="float">
            <text:p>0,1</text:p>
          </table:table-cell>
          <table:table-cell table:style-name="ce30" office:value-type="float" office:value="3439.5" calcext:value-type="float">
            <text:p>3439,5</text:p>
          </table:table-cell>
          <table:table-cell table:style-name="ce37" table:formula="of:=([.I7]-[.B7])/[.B7]" office:value-type="percentage" office:value="0" calcext:value-type="percentage">
            <text:p>0,00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Am12a</text:p>
          </table:table-cell>
          <table:table-cell table:style-name="ce9" table:formula="of:=MIN([.C8];[.E8];[.G8])" office:value-type="float" office:value="1529" calcext:value-type="float">
            <text:p>1529</text:p>
          </table:table-cell>
          <table:table-cell table:style-name="ce10" office:value-type="float" office:value="1529" calcext:value-type="float">
            <text:p>1529,0</text:p>
          </table:table-cell>
          <table:table-cell table:style-name="ce14" office:value-type="float" office:value="7.36" calcext:value-type="float">
            <text:p>7,4</text:p>
          </table:table-cell>
          <table:table-cell table:style-name="ce17" office:value-type="float" office:value="1529" calcext:value-type="float">
            <text:p>1529,0</text:p>
          </table:table-cell>
          <table:table-cell table:style-name="ce14" office:value-type="float" office:value="2.43" calcext:value-type="float">
            <text:p>2,4</text:p>
          </table:table-cell>
          <table:table-cell table:style-name="ce19" office:value-type="float" office:value="1529" calcext:value-type="float">
            <text:p>1529,0</text:p>
          </table:table-cell>
          <table:table-cell table:style-name="ce21" office:value-type="float" office:value="0.15" calcext:value-type="float">
            <text:p>0,2</text:p>
          </table:table-cell>
          <table:table-cell table:style-name="ce29" office:value-type="float" office:value="1529" calcext:value-type="float">
            <text:p>1529,0</text:p>
          </table:table-cell>
          <table:table-cell table:style-name="ce34" table:formula="of:=([.I8]-[.B8])/[.B8]" office:value-type="percentage" office:value="0" calcext:value-type="percentage">
            <text:p>0,000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Am12b</text:p>
          </table:table-cell>
          <table:table-cell table:style-name="ce9" table:formula="of:=MIN([.C9];[.E9];[.G9])" office:value-type="float" office:value="1609.5" calcext:value-type="float">
            <text:p>1609,5</text:p>
          </table:table-cell>
          <table:table-cell table:style-name="ce11" office:value-type="float" office:value="1609.5" calcext:value-type="float">
            <text:p>1609,5</text:p>
          </table:table-cell>
          <table:table-cell table:style-name="ce16" office:value-type="float" office:value="7.28" calcext:value-type="float">
            <text:p>7,3</text:p>
          </table:table-cell>
          <table:table-cell table:style-name="ce18" office:value-type="float" office:value="1609.5" calcext:value-type="float">
            <text:p>1609,5</text:p>
          </table:table-cell>
          <table:table-cell table:style-name="ce16" office:value-type="float" office:value="2.46" calcext:value-type="float">
            <text:p>2,5</text:p>
          </table:table-cell>
          <table:table-cell table:style-name="ce20" office:value-type="float" office:value="1609.5" calcext:value-type="float">
            <text:p>1609,5</text:p>
          </table:table-cell>
          <table:table-cell table:style-name="ce22" office:value-type="float" office:value="0.14" calcext:value-type="float">
            <text:p>0,1</text:p>
          </table:table-cell>
          <table:table-cell table:style-name="ce30" office:value-type="float" office:value="1645.5" calcext:value-type="float">
            <text:p>1645,5</text:p>
          </table:table-cell>
          <table:table-cell table:style-name="ce37" table:formula="of:=([.I9]-[.B9])/[.B9]" office:value-type="percentage" office:value="0.0223671947809879" calcext:value-type="percentage">
            <text:p>2,23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Am13a</text:p>
          </table:table-cell>
          <table:table-cell table:style-name="ce9" table:formula="of:=MIN([.C10];[.E10];[.G10])" office:value-type="float" office:value="2467.5" calcext:value-type="float">
            <text:p>2467,5</text:p>
          </table:table-cell>
          <table:table-cell table:style-name="ce10" office:value-type="float" office:value="2467.5" calcext:value-type="float">
            <text:p>2467,5</text:p>
          </table:table-cell>
          <table:table-cell table:style-name="ce14" office:value-type="float" office:value="8.55" calcext:value-type="float">
            <text:p>8,6</text:p>
          </table:table-cell>
          <table:table-cell table:style-name="ce17" office:value-type="float" office:value="2467.5" calcext:value-type="float">
            <text:p>2467,5</text:p>
          </table:table-cell>
          <table:table-cell table:style-name="ce14" office:value-type="float" office:value="2.99" calcext:value-type="float">
            <text:p>3,0</text:p>
          </table:table-cell>
          <table:table-cell table:style-name="ce19" office:value-type="float" office:value="2467.5" calcext:value-type="float">
            <text:p>2467,5</text:p>
          </table:table-cell>
          <table:table-cell table:style-name="ce21" office:value-type="float" office:value="0.15" calcext:value-type="float">
            <text:p>0,2</text:p>
          </table:table-cell>
          <table:table-cell table:style-name="ce29" office:value-type="float" office:value="2467.5" calcext:value-type="float">
            <text:p>2467,5</text:p>
          </table:table-cell>
          <table:table-cell table:style-name="ce34" table:formula="of:=([.I10]-[.B10])/[.B10]" office:value-type="percentage" office:value="0" calcext:value-type="percentage">
            <text:p>0,000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Am13b</text:p>
          </table:table-cell>
          <table:table-cell table:style-name="ce9" table:formula="of:=MIN([.C11];[.E11];[.G11])" office:value-type="float" office:value="2870" calcext:value-type="float">
            <text:p>2870</text:p>
          </table:table-cell>
          <table:table-cell table:style-name="ce11" office:value-type="float" office:value="2870" calcext:value-type="float">
            <text:p>2870,0</text:p>
          </table:table-cell>
          <table:table-cell table:style-name="ce16" office:value-type="float" office:value="8.74" calcext:value-type="float">
            <text:p>8,7</text:p>
          </table:table-cell>
          <table:table-cell table:style-name="ce18" office:value-type="float" office:value="2870" calcext:value-type="float">
            <text:p>2870,0</text:p>
          </table:table-cell>
          <table:table-cell table:style-name="ce16" office:value-type="float" office:value="3.01" calcext:value-type="float">
            <text:p>3,0</text:p>
          </table:table-cell>
          <table:table-cell table:style-name="ce20" office:value-type="float" office:value="2870" calcext:value-type="float">
            <text:p>2870,0</text:p>
          </table:table-cell>
          <table:table-cell table:style-name="ce22" office:value-type="float" office:value="0.15" calcext:value-type="float">
            <text:p>0,2</text:p>
          </table:table-cell>
          <table:table-cell table:style-name="ce30" office:value-type="float" office:value="2870" calcext:value-type="float">
            <text:p>2870,0</text:p>
          </table:table-cell>
          <table:table-cell table:style-name="ce37" table:formula="of:=([.I11]-[.B11])/[.B11]" office:value-type="percentage" office:value="0" calcext:value-type="percentage">
            <text:p>0,00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Am15</text:p>
          </table:table-cell>
          <table:table-cell table:style-name="ce9" table:formula="of:=MIN([.C12];[.E12];[.G12])" office:value-type="float" office:value="3195" calcext:value-type="float">
            <text:p>3195</text:p>
          </table:table-cell>
          <table:table-cell table:style-name="ce10" office:value-type="float" office:value="3195" calcext:value-type="float">
            <text:p>3195,0</text:p>
          </table:table-cell>
          <table:table-cell table:style-name="ce14" office:value-type="float" office:value="12.02" calcext:value-type="float">
            <text:p>12,0</text:p>
          </table:table-cell>
          <table:table-cell table:style-name="ce17" office:value-type="float" office:value="3195" calcext:value-type="float">
            <text:p>3195,0</text:p>
          </table:table-cell>
          <table:table-cell table:style-name="ce14" office:value-type="float" office:value="4.7" calcext:value-type="float">
            <text:p>4,7</text:p>
          </table:table-cell>
          <table:table-cell table:style-name="ce19" office:value-type="float" office:value="3195" calcext:value-type="float">
            <text:p>3195,0</text:p>
          </table:table-cell>
          <table:table-cell table:style-name="ce21" office:value-type="float" office:value="0.19" calcext:value-type="float">
            <text:p>0,2</text:p>
          </table:table-cell>
          <table:table-cell table:style-name="ce29" office:value-type="float" office:value="3195" calcext:value-type="float">
            <text:p>3195,0</text:p>
          </table:table-cell>
          <table:table-cell table:style-name="ce34" table:formula="of:=([.I12]-[.B12])/[.B12]" office:value-type="percentage" office:value="0" calcext:value-type="percentage">
            <text:p>0,000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N25_01.txt</text:p>
          </table:table-cell>
          <table:table-cell table:style-name="ce9" table:formula="of:=MIN([.C13];[.E13];[.G13])" office:value-type="float" office:value="2302" calcext:value-type="float">
            <text:p>2302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2302" calcext:value-type="float">
            <text:p>2302,0</text:p>
          </table:table-cell>
          <table:table-cell table:style-name="ce16" office:value-type="float" office:value="2.11" calcext:value-type="float">
            <text:p>2,1</text:p>
          </table:table-cell>
          <table:table-cell table:style-name="ce30" office:value-type="float" office:value="2309" calcext:value-type="float">
            <text:p>2309,0</text:p>
          </table:table-cell>
          <table:table-cell table:style-name="ce37" table:formula="of:=([.I13]-[.B13])/[.B13]" office:value-type="percentage" office:value="0.00304083405734144" calcext:value-type="percentage">
            <text:p>0,304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25_02.txt</text:p>
          </table:table-cell>
          <table:table-cell table:style-name="ce9" table:formula="of:=MIN([.C14];[.E14];[.G14])" office:value-type="float" office:value="18595.5" calcext:value-type="float">
            <text:p>18595,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18595.5" calcext:value-type="float">
            <text:p>18595,5</text:p>
          </table:table-cell>
          <table:table-cell table:style-name="ce14" office:value-type="float" office:value="1.529" calcext:value-type="float">
            <text:p>1,5</text:p>
          </table:table-cell>
          <table:table-cell table:style-name="ce29" office:value-type="float" office:value="18657.5" calcext:value-type="float">
            <text:p>18657,5</text:p>
          </table:table-cell>
          <table:table-cell table:style-name="ce34" table:formula="of:=([.I14]-[.B14])/[.B14]" office:value-type="percentage" office:value="0.00333413998010271" calcext:value-type="percentage">
            <text:p>0,33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N25_03.txt</text:p>
          </table:table-cell>
          <table:table-cell table:style-name="ce9" table:formula="of:=MIN([.C15];[.E15];[.G15])" office:value-type="float" office:value="12114" calcext:value-type="float">
            <text:p>12114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12114" calcext:value-type="float">
            <text:p>12114,0</text:p>
          </table:table-cell>
          <table:table-cell table:style-name="ce16" office:value-type="float" office:value="1.525" calcext:value-type="float">
            <text:p>1,5</text:p>
          </table:table-cell>
          <table:table-cell table:style-name="ce30" office:value-type="float" office:value="12169" calcext:value-type="float">
            <text:p>12169,0</text:p>
          </table:table-cell>
          <table:table-cell table:style-name="ce37" table:formula="of:=([.I15]-[.B15])/[.B15]" office:value-type="percentage" office:value="0.00454020141984481" calcext:value-type="percentage">
            <text:p>0,454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25_04.txt</text:p>
          </table:table-cell>
          <table:table-cell table:style-name="ce9" table:formula="of:=MIN([.C16];[.E16];[.G16])" office:value-type="float" office:value="24192.5" calcext:value-type="float">
            <text:p>24192,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24192.5" calcext:value-type="float">
            <text:p>24192,5</text:p>
          </table:table-cell>
          <table:table-cell table:style-name="ce14" office:value-type="float" office:value="1.56" calcext:value-type="float">
            <text:p>1,6</text:p>
          </table:table-cell>
          <table:table-cell table:style-name="ce29" office:value-type="float" office:value="24341.5" calcext:value-type="float">
            <text:p>24341,5</text:p>
          </table:table-cell>
          <table:table-cell table:style-name="ce34" table:formula="of:=([.I16]-[.B16])/[.B16]" office:value-type="percentage" office:value="0.00615893355378733" calcext:value-type="percentage">
            <text:p>0,616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N25_05.txt</text:p>
          </table:table-cell>
          <table:table-cell table:style-name="ce9" table:formula="of:=MIN([.C17];[.E17];[.G17])" office:value-type="float" office:value="7819" calcext:value-type="float">
            <text:p>7819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7819" calcext:value-type="float">
            <text:p>7819,0</text:p>
          </table:table-cell>
          <table:table-cell table:style-name="ce16" office:value-type="float" office:value="1.428" calcext:value-type="float">
            <text:p>1,4</text:p>
          </table:table-cell>
          <table:table-cell table:style-name="ce30" office:value-type="float" office:value="7819" calcext:value-type="float">
            <text:p>7819,0</text:p>
          </table:table-cell>
          <table:table-cell table:style-name="ce37" table:formula="of:=([.I17]-[.B17])/[.B17]" office:value-type="percentage" office:value="0" calcext:value-type="percentage">
            <text:p>0,00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30_01.txt</text:p>
          </table:table-cell>
          <table:table-cell table:style-name="ce9" table:formula="of:=MIN([.C18];[.E18];[.G18])" office:value-type="float" office:value="4115" calcext:value-type="float">
            <text:p>411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4115" calcext:value-type="float">
            <text:p>4115,0</text:p>
          </table:table-cell>
          <table:table-cell table:style-name="ce14" office:value-type="float" office:value="1.969" calcext:value-type="float">
            <text:p>2,0</text:p>
          </table:table-cell>
          <table:table-cell table:style-name="ce29" office:value-type="float" office:value="4119" calcext:value-type="float">
            <text:p>4119,0</text:p>
          </table:table-cell>
          <table:table-cell table:style-name="ce34" table:formula="of:=([.I18]-[.B18])/[.B18]" office:value-type="percentage" office:value="0.000972053462940462" calcext:value-type="percentage">
            <text:p>0,097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N30_02.txt</text:p>
          </table:table-cell>
          <table:table-cell table:style-name="ce9" table:formula="of:=MIN([.C19];[.E19];[.G19])" office:value-type="float" office:value="10779.5" calcext:value-type="float">
            <text:p>10779,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10779.5" calcext:value-type="float">
            <text:p>10779,5</text:p>
          </table:table-cell>
          <table:table-cell table:style-name="ce16" office:value-type="float" office:value="1.94" calcext:value-type="float">
            <text:p>1,9</text:p>
          </table:table-cell>
          <table:table-cell table:style-name="ce30" office:value-type="float" office:value="10811.5" calcext:value-type="float">
            <text:p>10811,5</text:p>
          </table:table-cell>
          <table:table-cell table:style-name="ce37" table:formula="of:=([.I19]-[.B19])/[.B19]" office:value-type="percentage" office:value="0.00296859780138225" calcext:value-type="percentage">
            <text:p>0,29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30_03.txt</text:p>
          </table:table-cell>
          <table:table-cell table:style-name="ce9" table:formula="of:=MIN([.C20];[.E20];[.G20])" office:value-type="float" office:value="22702" calcext:value-type="float">
            <text:p>22702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22702" calcext:value-type="float">
            <text:p>22702,0</text:p>
          </table:table-cell>
          <table:table-cell table:style-name="ce14" office:value-type="float" office:value="2.118" calcext:value-type="float">
            <text:p>2,1</text:p>
          </table:table-cell>
          <table:table-cell table:style-name="ce29" office:value-type="float" office:value="22782" calcext:value-type="float">
            <text:p>22782,0</text:p>
          </table:table-cell>
          <table:table-cell table:style-name="ce34" table:formula="of:=([.I20]-[.B20])/[.B20]" office:value-type="percentage" office:value="0.0035239185974804" calcext:value-type="percentage">
            <text:p>0,352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N30_04.txt</text:p>
          </table:table-cell>
          <table:table-cell table:style-name="ce9" table:formula="of:=MIN([.C21];[.E21];[.G21])" office:value-type="float" office:value="28401.5" calcext:value-type="float">
            <text:p>28401,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28401.5" calcext:value-type="float">
            <text:p>28401,5</text:p>
          </table:table-cell>
          <table:table-cell table:style-name="ce16" office:value-type="float" office:value="2.257" calcext:value-type="float">
            <text:p>2,3</text:p>
          </table:table-cell>
          <table:table-cell table:style-name="ce30" office:value-type="float" office:value="28642.5" calcext:value-type="float">
            <text:p>28642,5</text:p>
          </table:table-cell>
          <table:table-cell table:style-name="ce37" table:formula="of:=([.I21]-[.B21])/[.B21]" office:value-type="percentage" office:value="0.00848546731686707" calcext:value-type="percentage">
            <text:p>0,849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30_05.txt</text:p>
          </table:table-cell>
          <table:table-cell table:style-name="ce9" table:formula="of:=MIN([.C22];[.E22];[.G22])" office:value-type="float" office:value="57400" calcext:value-type="float">
            <text:p>57400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57400" calcext:value-type="float">
            <text:p>57400,0</text:p>
          </table:table-cell>
          <table:table-cell table:style-name="ce14" office:value-type="float" office:value="2.273" calcext:value-type="float">
            <text:p>2,3</text:p>
          </table:table-cell>
          <table:table-cell table:style-name="ce29" office:value-type="float" office:value="57762" calcext:value-type="float">
            <text:p>57762,0</text:p>
          </table:table-cell>
          <table:table-cell table:style-name="ce34" table:formula="of:=([.I22]-[.B22])/[.B22]" office:value-type="percentage" office:value="0.00630662020905923" calcext:value-type="percentage">
            <text:p>0,631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P1.txt (33)</text:p>
          </table:table-cell>
          <table:table-cell table:style-name="ce9" table:formula="of:=MIN([.C23];[.E23];[.G23])" office:value-type="float" office:value="30282.5" calcext:value-type="float">
            <text:p>30282,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/>
          <table:table-cell table:style-name="ce20" office:value-type="float" office:value="30282.5" calcext:value-type="float">
            <text:p>30282,5</text:p>
          </table:table-cell>
          <table:table-cell table:style-name="ce16" office:value-type="float" office:value="2.873" calcext:value-type="float">
            <text:p>2,9</text:p>
          </table:table-cell>
          <table:table-cell table:style-name="ce30" office:value-type="float" office:value="30564.5" calcext:value-type="float">
            <text:p>30564,5</text:p>
          </table:table-cell>
          <table:table-cell table:style-name="ce37" table:formula="of:=([.I23]-[.B23])/[.B23]" office:value-type="percentage" office:value="0.00931230908940807" calcext:value-type="percentage">
            <text:p>0,931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P2.txt (33)</text:p>
          </table:table-cell>
          <table:table-cell table:style-name="ce9" table:formula="of:=MIN([.C24];[.E24];[.G24])" office:value-type="float" office:value="33974" calcext:value-type="float">
            <text:p>3397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3974" calcext:value-type="float">
            <text:p>33974,0</text:p>
          </table:table-cell>
          <table:table-cell table:style-name="ce14" office:value-type="float" office:value="3.155" calcext:value-type="float">
            <text:p>3,2</text:p>
          </table:table-cell>
          <table:table-cell table:style-name="ce29" office:value-type="float" office:value="34078" calcext:value-type="float">
            <text:p>34078,0</text:p>
          </table:table-cell>
          <table:table-cell table:style-name="ce34" table:formula="of:=([.I24]-[.B24])/[.B24]" office:value-type="percentage" office:value="0.00306116441985047" calcext:value-type="percentage">
            <text:p>0,306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P3.txt (33)</text:p>
          </table:table-cell>
          <table:table-cell table:style-name="ce9" table:formula="of:=MIN([.C25];[.E25];[.G25])" office:value-type="float" office:value="35052.5" calcext:value-type="float">
            <text:p>35052,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35052.5" calcext:value-type="float">
            <text:p>35052,5</text:p>
          </table:table-cell>
          <table:table-cell table:style-name="ce16" office:value-type="float" office:value="3.121" calcext:value-type="float">
            <text:p>3,1</text:p>
          </table:table-cell>
          <table:table-cell table:style-name="ce30" office:value-type="float" office:value="35417.5" calcext:value-type="float">
            <text:p>35417,5</text:p>
          </table:table-cell>
          <table:table-cell table:style-name="ce37" table:formula="of:=([.I25]-[.B25])/[.B25]" office:value-type="percentage" office:value="0.0104129520005706" calcext:value-type="percentage">
            <text:p>1,041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P4.txt (35)</text:p>
          </table:table-cell>
          <table:table-cell table:style-name="ce9" table:formula="of:=MIN([.C26];[.E26];[.G26])" office:value-type="float" office:value="34666.5" calcext:value-type="float">
            <text:p>34666,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4666.5" calcext:value-type="float">
            <text:p>34666,5</text:p>
          </table:table-cell>
          <table:table-cell table:style-name="ce14" office:value-type="float" office:value="3.572" calcext:value-type="float">
            <text:p>3,6</text:p>
          </table:table-cell>
          <table:table-cell table:style-name="ce29" office:value-type="float" office:value="34759.5" calcext:value-type="float">
            <text:p>34759,5</text:p>
          </table:table-cell>
          <table:table-cell table:style-name="ce34" table:formula="of:=([.I26]-[.B26])/[.B26]" office:value-type="percentage" office:value="0.00268270520531349" calcext:value-type="percentage">
            <text:p>0,268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P5.txt (35)</text:p>
          </table:table-cell>
          <table:table-cell table:style-name="ce9" table:formula="of:=MIN([.C27];[.E27];[.G27])" office:value-type="float" office:value="30771" calcext:value-type="float">
            <text:p>30771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30771" calcext:value-type="float">
            <text:p>30771,0</text:p>
          </table:table-cell>
          <table:table-cell table:style-name="ce16" office:value-type="float" office:value="3.298" calcext:value-type="float">
            <text:p>3,3</text:p>
          </table:table-cell>
          <table:table-cell table:style-name="ce30" office:value-type="float" office:value="30924" calcext:value-type="float">
            <text:p>30924,0</text:p>
          </table:table-cell>
          <table:table-cell table:style-name="ce37" table:formula="of:=([.I27]-[.B27])/[.B27]" office:value-type="percentage" office:value="0.00497221409768938" calcext:value-type="percentage">
            <text:p>0,49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P6.txt (35)</text:p>
          </table:table-cell>
          <table:table-cell table:style-name="ce9" table:formula="of:=MIN([.C28];[.E28];[.G28])" office:value-type="float" office:value="34424.5" calcext:value-type="float">
            <text:p>34424,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4424.5" calcext:value-type="float">
            <text:p>34424,5</text:p>
          </table:table-cell>
          <table:table-cell table:style-name="ce14" office:value-type="float" office:value="3.377" calcext:value-type="float">
            <text:p>3,4</text:p>
          </table:table-cell>
          <table:table-cell table:style-name="ce29" office:value-type="float" office:value="34511.5" calcext:value-type="float">
            <text:p>34511,5</text:p>
          </table:table-cell>
          <table:table-cell table:style-name="ce34" table:formula="of:=([.I28]-[.B28])/[.B28]" office:value-type="percentage" office:value="0.00252726982236489" calcext:value-type="percentage">
            <text:p>0,25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ste36_01.txt</text:p>
          </table:table-cell>
          <table:table-cell table:style-name="ce9" table:formula="of:=MIN([.C29];[.E29];[.G29])" office:value-type="float" office:value="4966" calcext:value-type="float">
            <text:p>4966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4966" calcext:value-type="float">
            <text:p>4966,0</text:p>
          </table:table-cell>
          <table:table-cell table:style-name="ce16" office:value-type="float" office:value="2.805" calcext:value-type="float">
            <text:p>2,8</text:p>
          </table:table-cell>
          <table:table-cell table:style-name="ce30" office:value-type="float" office:value="4967" calcext:value-type="float">
            <text:p>4967,0</text:p>
          </table:table-cell>
          <table:table-cell table:style-name="ce37" table:formula="of:=([.I29]-[.B29])/[.B29]" office:value-type="percentage" office:value="0.000201369311316955" calcext:value-type="percentage">
            <text:p>0,02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ste36_02.txt</text:p>
          </table:table-cell>
          <table:table-cell table:style-name="ce9" table:formula="of:=MIN([.C30];[.E30];[.G30])" office:value-type="float" office:value="87390" calcext:value-type="float">
            <text:p>87390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87390" calcext:value-type="float">
            <text:p>87390,0</text:p>
          </table:table-cell>
          <table:table-cell table:style-name="ce14" office:value-type="float" office:value="4.329" calcext:value-type="float">
            <text:p>4,3</text:p>
          </table:table-cell>
          <table:table-cell table:style-name="ce29" office:value-type="float" office:value="92461" calcext:value-type="float">
            <text:p>92461,0</text:p>
          </table:table-cell>
          <table:table-cell table:style-name="ce34" table:formula="of:=([.I30]-[.B30])/[.B30]" office:value-type="percentage" office:value="0.0580272342373269" calcext:value-type="percentage">
            <text:p>5,80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ste36_03.txt</text:p>
          </table:table-cell>
          <table:table-cell table:style-name="ce9" table:formula="of:=MIN([.C31];[.E31];[.G31])" office:value-type="float" office:value="50084.5" calcext:value-type="float">
            <text:p>50084,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50084.5" calcext:value-type="float">
            <text:p>50084,5</text:p>
          </table:table-cell>
          <table:table-cell table:style-name="ce16" office:value-type="float" office:value="3.97" calcext:value-type="float">
            <text:p>4,0</text:p>
          </table:table-cell>
          <table:table-cell table:style-name="ce30" office:value-type="float" office:value="52271.5" calcext:value-type="float">
            <text:p>52271,5</text:p>
          </table:table-cell>
          <table:table-cell table:style-name="ce37" table:formula="of:=([.I31]-[.B31])/[.B31]" office:value-type="percentage" office:value="0.0436662041150456" calcext:value-type="percentage">
            <text:p>4,36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ste36_04.txt</text:p>
          </table:table-cell>
          <table:table-cell table:style-name="ce9" table:formula="of:=MIN([.C32];[.E32];[.G32])" office:value-type="float" office:value="46737.5" calcext:value-type="float">
            <text:p>46737,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46737.5" calcext:value-type="float">
            <text:p>46737,5</text:p>
          </table:table-cell>
          <table:table-cell table:style-name="ce14" office:value-type="float" office:value="4.191" calcext:value-type="float">
            <text:p>4,2</text:p>
          </table:table-cell>
          <table:table-cell table:style-name="ce29" office:value-type="float" office:value="49421.5" calcext:value-type="float">
            <text:p>49421,5</text:p>
          </table:table-cell>
          <table:table-cell table:style-name="ce34" table:formula="of:=([.I32]-[.B32])/[.B32]" office:value-type="percentage" office:value="0.057427119550682" calcext:value-type="percentage">
            <text:p>5,74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ste36_05.txt</text:p>
          </table:table-cell>
          <table:table-cell table:style-name="ce9" table:formula="of:=MIN([.C33];[.E33];[.G33])" office:value-type="float" office:value="44488.5" calcext:value-type="float">
            <text:p>44488,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44488.5" calcext:value-type="float">
            <text:p>44488,5</text:p>
          </table:table-cell>
          <table:table-cell table:style-name="ce16" office:value-type="float" office:value="3.955" calcext:value-type="float">
            <text:p>4,0</text:p>
          </table:table-cell>
          <table:table-cell table:style-name="ce30" office:value-type="float" office:value="46998.5" calcext:value-type="float">
            <text:p>46998,5</text:p>
          </table:table-cell>
          <table:table-cell table:style-name="ce37" table:formula="of:=([.I33]-[.B33])/[.B33]" office:value-type="percentage" office:value="0.0564190745923104" calcext:value-type="percentage">
            <text:p>5,642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40_01.txt</text:p>
          </table:table-cell>
          <table:table-cell table:style-name="ce9" table:formula="of:=MIN([.C34];[.E34];[.G34])" office:value-type="float" office:value="53722.5" calcext:value-type="float">
            <text:p>53722,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53722.5" calcext:value-type="float">
            <text:p>53722,5</text:p>
          </table:table-cell>
          <table:table-cell table:style-name="ce14" office:value-type="float" office:value="5.192" calcext:value-type="float">
            <text:p>5,2</text:p>
          </table:table-cell>
          <table:table-cell table:style-name="ce29" office:value-type="float" office:value="54093.5" calcext:value-type="float">
            <text:p>54093,5</text:p>
          </table:table-cell>
          <table:table-cell table:style-name="ce34" table:formula="of:=([.I34]-[.B34])/[.B34]" office:value-type="percentage" office:value="0.00690585881148495" calcext:value-type="percentage">
            <text:p>0,691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N40_02.txt</text:p>
          </table:table-cell>
          <table:table-cell table:style-name="ce9" table:formula="of:=MIN([.C35];[.E35];[.G35])" office:value-type="float" office:value="48908" calcext:value-type="float">
            <text:p>48908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48908" calcext:value-type="float">
            <text:p>48908,0</text:p>
          </table:table-cell>
          <table:table-cell table:style-name="ce16" office:value-type="float" office:value="5.556" calcext:value-type="float">
            <text:p>5,6</text:p>
          </table:table-cell>
          <table:table-cell table:style-name="ce30" office:value-type="float" office:value="49207" calcext:value-type="float">
            <text:p>49207,0</text:p>
          </table:table-cell>
          <table:table-cell table:style-name="ce37" table:formula="of:=([.I35]-[.B35])/[.B35]" office:value-type="percentage" office:value="0.00611351926065265" calcext:value-type="percentage">
            <text:p>0,611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40_03.txt</text:p>
          </table:table-cell>
          <table:table-cell table:style-name="ce9" table:formula="of:=MIN([.C36];[.E36];[.G36])" office:value-type="float" office:value="39250.5" calcext:value-type="float">
            <text:p>39250,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9250.5" calcext:value-type="float">
            <text:p>39250,5</text:p>
          </table:table-cell>
          <table:table-cell table:style-name="ce14" office:value-type="float" office:value="5.445" calcext:value-type="float">
            <text:p>5,4</text:p>
          </table:table-cell>
          <table:table-cell table:style-name="ce29" office:value-type="float" office:value="39471.5" calcext:value-type="float">
            <text:p>39471,5</text:p>
          </table:table-cell>
          <table:table-cell table:style-name="ce34" table:formula="of:=([.I36]-[.B36])/[.B36]" office:value-type="percentage" office:value="0.0056305015222736" calcext:value-type="percentage">
            <text:p>0,56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N40_04.txt</text:p>
          </table:table-cell>
          <table:table-cell table:style-name="ce9" table:formula="of:=MIN([.C37];[.E37];[.G37])" office:value-type="float" office:value="38354" calcext:value-type="float">
            <text:p>38354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38354" calcext:value-type="float">
            <text:p>38354,0</text:p>
          </table:table-cell>
          <table:table-cell table:style-name="ce16" office:value-type="float" office:value="5.37" calcext:value-type="float">
            <text:p>5,4</text:p>
          </table:table-cell>
          <table:table-cell table:style-name="ce30" office:value-type="float" office:value="38598" calcext:value-type="float">
            <text:p>38598,0</text:p>
          </table:table-cell>
          <table:table-cell table:style-name="ce37" table:formula="of:=([.I37]-[.B37])/[.B37]" office:value-type="percentage" office:value="0.0063617875580122" calcext:value-type="percentage">
            <text:p>0,636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N40_05.txt</text:p>
          </table:table-cell>
          <table:table-cell table:style-name="ce9" table:formula="of:=MIN([.C38];[.E38];[.G38])" office:value-type="float" office:value="51496" calcext:value-type="float">
            <text:p>5149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51496" calcext:value-type="float">
            <text:p>51496,0</text:p>
          </table:table-cell>
          <table:table-cell table:style-name="ce14" office:value-type="float" office:value="5.42" calcext:value-type="float">
            <text:p>5,4</text:p>
          </table:table-cell>
          <table:table-cell table:style-name="ce29" office:value-type="float" office:value="51876" calcext:value-type="float">
            <text:p>51876,0</text:p>
          </table:table-cell>
          <table:table-cell table:style-name="ce34" table:formula="of:=([.I38]-[.B38])/[.B38]" office:value-type="percentage" office:value="0.00737921391952773" calcext:value-type="percentage">
            <text:p>0,738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2_01_n</text:p>
          </table:table-cell>
          <table:table-cell table:style-name="ce9" table:formula="of:=MIN([.C39];[.E39];[.G39])" office:value-type="float" office:value="12731" calcext:value-type="float">
            <text:p>12731</text:p>
          </table:table-cell>
          <table:table-cell table:style-name="ce11" office:value-type="float" office:value="12731" calcext:value-type="float">
            <text:p>12731,0</text:p>
          </table:table-cell>
          <table:table-cell table:style-name="ce16" office:value-type="float" office:value="25.87" calcext:value-type="float">
            <text:p>25,9</text:p>
          </table:table-cell>
          <table:table-cell table:style-name="ce18" office:value-type="float" office:value="12731" calcext:value-type="float">
            <text:p>12731,0</text:p>
          </table:table-cell>
          <table:table-cell table:style-name="ce16" office:value-type="float" office:value="111.49" calcext:value-type="float">
            <text:p>111,5</text:p>
          </table:table-cell>
          <table:table-cell table:style-name="ce20" office:value-type="float" office:value="12731" calcext:value-type="float">
            <text:p>12731,0</text:p>
          </table:table-cell>
          <table:table-cell table:style-name="ce16" office:value-type="float" office:value="3.9" calcext:value-type="float">
            <text:p>3,9</text:p>
          </table:table-cell>
          <table:table-cell table:style-name="ce30" office:value-type="float" office:value="12760" calcext:value-type="float">
            <text:p>12760,0</text:p>
          </table:table-cell>
          <table:table-cell table:style-name="ce37" table:formula="of:=([.I39]-[.B39])/[.B39]" office:value-type="percentage" office:value="0.00227790432801822" calcext:value-type="percentage">
            <text:p>0,228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2_02_n</text:p>
          </table:table-cell>
          <table:table-cell table:style-name="ce9" table:formula="of:=MIN([.C40];[.E40];[.G40])" office:value-type="float" office:value="108006.5" calcext:value-type="float">
            <text:p>108006,5</text:p>
          </table:table-cell>
          <table:table-cell table:style-name="ce10" office:value-type="float" office:value="108016.5" calcext:value-type="float">
            <text:p>108016,5</text:p>
          </table:table-cell>
          <table:table-cell table:style-name="ce14" office:value-type="float" office:value="26.4" calcext:value-type="float">
            <text:p>26,4</text:p>
          </table:table-cell>
          <table:table-cell table:style-name="ce17" office:value-type="float" office:value="108020.5" calcext:value-type="float">
            <text:p>108020,5</text:p>
          </table:table-cell>
          <table:table-cell table:style-name="ce14" office:value-type="float" office:value="111.26" calcext:value-type="float">
            <text:p>111,3</text:p>
          </table:table-cell>
          <table:table-cell table:style-name="ce19" office:value-type="float" office:value="108006.5" calcext:value-type="float">
            <text:p>108006,5</text:p>
          </table:table-cell>
          <table:table-cell table:style-name="ce21" office:value-type="float" office:value="7.24" calcext:value-type="float">
            <text:p>7,2</text:p>
          </table:table-cell>
          <table:table-cell table:style-name="ce29" office:value-type="float" office:value="108648.5" calcext:value-type="float">
            <text:p>108648,5</text:p>
          </table:table-cell>
          <table:table-cell table:style-name="ce34" table:formula="of:=([.I40]-[.B40])/[.B40]" office:value-type="percentage" office:value="0.00594408669848574" calcext:value-type="percentage">
            <text:p>0,594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2_03_n</text:p>
          </table:table-cell>
          <table:table-cell table:style-name="ce9" table:formula="of:=MIN([.C41];[.E41];[.G41])" office:value-type="float" office:value="86644.5" calcext:value-type="float">
            <text:p>86644,5</text:p>
          </table:table-cell>
          <table:table-cell table:style-name="ce11" office:value-type="float" office:value="86646.5" calcext:value-type="float">
            <text:p>86646,5</text:p>
          </table:table-cell>
          <table:table-cell table:style-name="ce16" office:value-type="float" office:value="22.9" calcext:value-type="float">
            <text:p>22,9</text:p>
          </table:table-cell>
          <table:table-cell table:style-name="ce18" office:value-type="float" office:value="86657.5" calcext:value-type="float">
            <text:p>86657,5</text:p>
          </table:table-cell>
          <table:table-cell table:style-name="ce16" office:value-type="float" office:value="122.54" calcext:value-type="float">
            <text:p>122,5</text:p>
          </table:table-cell>
          <table:table-cell table:style-name="ce20" office:value-type="float" office:value="86644.5" calcext:value-type="float">
            <text:p>86644,5</text:p>
          </table:table-cell>
          <table:table-cell table:style-name="ce22" office:value-type="float" office:value="6.71" calcext:value-type="float">
            <text:p>6,7</text:p>
          </table:table-cell>
          <table:table-cell table:style-name="ce30" office:value-type="float" office:value="87245.5" calcext:value-type="float">
            <text:p>87245,5</text:p>
          </table:table-cell>
          <table:table-cell table:style-name="ce37" table:formula="of:=([.I41]-[.B41])/[.B41]" office:value-type="percentage" office:value="0.00693638949962202" calcext:value-type="percentage">
            <text:p>0,694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2_04_n</text:p>
          </table:table-cell>
          <table:table-cell table:style-name="ce9" table:formula="of:=MIN([.C42];[.E42];[.G42])" office:value-type="float" office:value="68701" calcext:value-type="float">
            <text:p>68701</text:p>
          </table:table-cell>
          <table:table-cell table:style-name="ce10" office:value-type="float" office:value="68708" calcext:value-type="float">
            <text:p>68708,0</text:p>
          </table:table-cell>
          <table:table-cell table:style-name="ce14" office:value-type="float" office:value="23" calcext:value-type="float">
            <text:p>23,0</text:p>
          </table:table-cell>
          <table:table-cell table:style-name="ce17" office:value-type="float" office:value="68711" calcext:value-type="float">
            <text:p>68711,0</text:p>
          </table:table-cell>
          <table:table-cell table:style-name="ce14" office:value-type="float" office:value="134.9" calcext:value-type="float">
            <text:p>134,9</text:p>
          </table:table-cell>
          <table:table-cell table:style-name="ce19" office:value-type="float" office:value="68701" calcext:value-type="float">
            <text:p>68701,0</text:p>
          </table:table-cell>
          <table:table-cell table:style-name="ce21" office:value-type="float" office:value="6.54" calcext:value-type="float">
            <text:p>6,5</text:p>
          </table:table-cell>
          <table:table-cell table:style-name="ce29" office:value-type="float" office:value="69247" calcext:value-type="float">
            <text:p>69247,0</text:p>
          </table:table-cell>
          <table:table-cell table:style-name="ce34" table:formula="of:=([.I42]-[.B42])/[.B42]" office:value-type="percentage" office:value="0.00794748256939491" calcext:value-type="percentage">
            <text:p>0,795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2_05_n</text:p>
          </table:table-cell>
          <table:table-cell table:style-name="ce9" table:formula="of:=MIN([.C43];[.E43];[.G43])" office:value-type="float" office:value="124017.5" calcext:value-type="float">
            <text:p>124017,5</text:p>
          </table:table-cell>
          <table:table-cell table:style-name="ce11" office:value-type="float" office:value="124017.5" calcext:value-type="float">
            <text:p>124017,5</text:p>
          </table:table-cell>
          <table:table-cell table:style-name="ce16" office:value-type="float" office:value="23.28" calcext:value-type="float">
            <text:p>23,3</text:p>
          </table:table-cell>
          <table:table-cell table:style-name="ce18" office:value-type="float" office:value="124018.5" calcext:value-type="float">
            <text:p>124018,5</text:p>
          </table:table-cell>
          <table:table-cell table:style-name="ce16" office:value-type="float" office:value="123.43" calcext:value-type="float">
            <text:p>123,4</text:p>
          </table:table-cell>
          <table:table-cell table:style-name="ce20" office:value-type="float" office:value="124017.5" calcext:value-type="float">
            <text:p>124017,5</text:p>
          </table:table-cell>
          <table:table-cell table:style-name="ce22" office:value-type="float" office:value="7.05" calcext:value-type="float">
            <text:p>7,1</text:p>
          </table:table-cell>
          <table:table-cell table:style-name="ce30" office:value-type="float" office:value="124509.5" calcext:value-type="float">
            <text:p>124509,5</text:p>
          </table:table-cell>
          <table:table-cell table:style-name="ce37" table:formula="of:=([.I43]-[.B43])/[.B43]" office:value-type="percentage" office:value="0.00396718205092023" calcext:value-type="percentage">
            <text:p>0,39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9_01_n</text:p>
          </table:table-cell>
          <table:table-cell table:style-name="ce9" table:formula="of:=MIN([.C44];[.E44];[.G44])" office:value-type="float" office:value="20470" calcext:value-type="float">
            <text:p>20470</text:p>
          </table:table-cell>
          <table:table-cell table:style-name="ce10" office:value-type="float" office:value="20470" calcext:value-type="float">
            <text:p>20470,0</text:p>
          </table:table-cell>
          <table:table-cell table:style-name="ce14" office:value-type="float" office:value="48.17" calcext:value-type="float">
            <text:p>48,2</text:p>
          </table:table-cell>
          <table:table-cell table:style-name="ce17" office:value-type="float" office:value="20470" calcext:value-type="float">
            <text:p>20470,0</text:p>
          </table:table-cell>
          <table:table-cell table:style-name="ce14" office:value-type="float" office:value="151.2" calcext:value-type="float">
            <text:p>151,2</text:p>
          </table:table-cell>
          <table:table-cell table:style-name="ce19" office:value-type="float" office:value="20470" calcext:value-type="float">
            <text:p>20470,0</text:p>
          </table:table-cell>
          <table:table-cell table:style-name="ce21" office:value-type="float" office:value="5.1" calcext:value-type="float">
            <text:p>5,1</text:p>
          </table:table-cell>
          <table:table-cell table:style-name="ce29" office:value-type="float" office:value="20545" calcext:value-type="float">
            <text:p>20545,0</text:p>
          </table:table-cell>
          <table:table-cell table:style-name="ce34" table:formula="of:=([.I44]-[.B44])/[.B44]" office:value-type="percentage" office:value="0.00366389838788471" calcext:value-type="percentage">
            <text:p>0,366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9_02_n</text:p>
          </table:table-cell>
          <table:table-cell table:style-name="ce9" table:formula="of:=MIN([.C45];[.E45];[.G45])" office:value-type="float" office:value="208058" calcext:value-type="float">
            <text:p>208058</text:p>
          </table:table-cell>
          <table:table-cell table:style-name="ce11" office:value-type="float" office:value="208079" calcext:value-type="float">
            <text:p>208079,0</text:p>
          </table:table-cell>
          <table:table-cell table:style-name="ce16" office:value-type="float" office:value="48.53" calcext:value-type="float">
            <text:p>48,5</text:p>
          </table:table-cell>
          <table:table-cell table:style-name="ce18" office:value-type="float" office:value="208157" calcext:value-type="float">
            <text:p>208157,0</text:p>
          </table:table-cell>
          <table:table-cell table:style-name="ce16" office:value-type="float" office:value="151.2" calcext:value-type="float">
            <text:p>151,2</text:p>
          </table:table-cell>
          <table:table-cell table:style-name="ce20" office:value-type="float" office:value="208058" calcext:value-type="float">
            <text:p>208058,0</text:p>
          </table:table-cell>
          <table:table-cell table:style-name="ce22" office:value-type="float" office:value="11.9" calcext:value-type="float">
            <text:p>11,9</text:p>
          </table:table-cell>
          <table:table-cell table:style-name="ce30" office:value-type="float" office:value="209613" calcext:value-type="float">
            <text:p>209613,0</text:p>
          </table:table-cell>
          <table:table-cell table:style-name="ce37" table:formula="of:=([.I45]-[.B45])/[.B45]" office:value-type="percentage" office:value="0.00747387747647291" calcext:value-type="percentage">
            <text:p>0,74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9_03_n</text:p>
          </table:table-cell>
          <table:table-cell table:style-name="ce9" table:formula="of:=MIN([.C46];[.E46];[.G46])" office:value-type="float" office:value="162182" calcext:value-type="float">
            <text:p>162182</text:p>
          </table:table-cell>
          <table:table-cell table:style-name="ce10" office:value-type="float" office:value="162196" calcext:value-type="float">
            <text:p>162196,0</text:p>
          </table:table-cell>
          <table:table-cell table:style-name="ce14" office:value-type="float" office:value="48.96" calcext:value-type="float">
            <text:p>49,0</text:p>
          </table:table-cell>
          <table:table-cell table:style-name="ce17" office:value-type="float" office:value="162249" calcext:value-type="float">
            <text:p>162249,0</text:p>
          </table:table-cell>
          <table:table-cell table:style-name="ce14" office:value-type="float" office:value="139.72" calcext:value-type="float">
            <text:p>139,7</text:p>
          </table:table-cell>
          <table:table-cell table:style-name="ce19" office:value-type="float" office:value="162182" calcext:value-type="float">
            <text:p>162182,0</text:p>
          </table:table-cell>
          <table:table-cell table:style-name="ce21" office:value-type="float" office:value="11.6" calcext:value-type="float">
            <text:p>11,6</text:p>
          </table:table-cell>
          <table:table-cell table:style-name="ce29" office:value-type="float" office:value="163298" calcext:value-type="float">
            <text:p>163298,0</text:p>
          </table:table-cell>
          <table:table-cell table:style-name="ce34" table:formula="of:=([.I46]-[.B46])/[.B46]" office:value-type="percentage" office:value="0.00688115820497959" calcext:value-type="percentage">
            <text:p>0,688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9_04_n</text:p>
          </table:table-cell>
          <table:table-cell table:style-name="ce9" table:formula="of:=MIN([.C47];[.E47];[.G47])" office:value-type="float" office:value="118246.5" calcext:value-type="float">
            <text:p>118246,5</text:p>
          </table:table-cell>
          <table:table-cell table:style-name="ce11" office:value-type="float" office:value="118260.5" calcext:value-type="float">
            <text:p>118260,5</text:p>
          </table:table-cell>
          <table:table-cell table:style-name="ce16" office:value-type="float" office:value="49.29" calcext:value-type="float">
            <text:p>49,3</text:p>
          </table:table-cell>
          <table:table-cell table:style-name="ce18" office:value-type="float" office:value="118302.5" calcext:value-type="float">
            <text:p>118302,5</text:p>
          </table:table-cell>
          <table:table-cell table:style-name="ce16" office:value-type="float" office:value="136.4" calcext:value-type="float">
            <text:p>136,4</text:p>
          </table:table-cell>
          <table:table-cell table:style-name="ce20" office:value-type="float" office:value="118246.5" calcext:value-type="float">
            <text:p>118246,5</text:p>
          </table:table-cell>
          <table:table-cell table:style-name="ce22" office:value-type="float" office:value="11.14" calcext:value-type="float">
            <text:p>11,1</text:p>
          </table:table-cell>
          <table:table-cell table:style-name="ce30" office:value-type="float" office:value="119144.5" calcext:value-type="float">
            <text:p>119144,5</text:p>
          </table:table-cell>
          <table:table-cell table:style-name="ce37" table:formula="of:=([.I47]-[.B47])/[.B47]" office:value-type="percentage" office:value="0.00759430511685335" calcext:value-type="percentage">
            <text:p>0,759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49_05_n</text:p>
          </table:table-cell>
          <table:table-cell table:style-name="ce9" table:formula="of:=MIN([.C48];[.E48];[.G48])" office:value-type="float" office:value="332836" calcext:value-type="float">
            <text:p>332836</text:p>
          </table:table-cell>
          <table:table-cell table:style-name="ce10" office:value-type="float" office:value="332853" calcext:value-type="float">
            <text:p>332853,0</text:p>
          </table:table-cell>
          <table:table-cell table:style-name="ce14" office:value-type="float" office:value="48.64" calcext:value-type="float">
            <text:p>48,6</text:p>
          </table:table-cell>
          <table:table-cell table:style-name="ce17" office:value-type="float" office:value="332972" calcext:value-type="float">
            <text:p>332972,0</text:p>
          </table:table-cell>
          <table:table-cell table:style-name="ce14" office:value-type="float" office:value="142.48" calcext:value-type="float">
            <text:p>142,5</text:p>
          </table:table-cell>
          <table:table-cell table:style-name="ce19" office:value-type="float" office:value="332836" calcext:value-type="float">
            <text:p>332836,0</text:p>
          </table:table-cell>
          <table:table-cell table:style-name="ce21" office:value-type="float" office:value="12.16" calcext:value-type="float">
            <text:p>12,2</text:p>
          </table:table-cell>
          <table:table-cell table:style-name="ce29" office:value-type="float" office:value="334585" calcext:value-type="float">
            <text:p>334585,0</text:p>
          </table:table-cell>
          <table:table-cell table:style-name="ce34" table:formula="of:=([.I48]-[.B48])/[.B48]" office:value-type="percentage" office:value="0.00525484022161064" calcext:value-type="percentage">
            <text:p>0,525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56_01_n</text:p>
          </table:table-cell>
          <table:table-cell table:style-name="ce9" table:formula="of:=MIN([.C49];[.E49];[.G49])" office:value-type="float" office:value="31972" calcext:value-type="float">
            <text:p>31972</text:p>
          </table:table-cell>
          <table:table-cell table:style-name="ce11" office:value-type="float" office:value="31972" calcext:value-type="float">
            <text:p>31972,0</text:p>
          </table:table-cell>
          <table:table-cell table:style-name="ce16" office:value-type="float" office:value="93.36" calcext:value-type="float">
            <text:p>93,4</text:p>
          </table:table-cell>
          <table:table-cell table:style-name="ce18" office:value-type="float" office:value="31972" calcext:value-type="float">
            <text:p>31972,0</text:p>
          </table:table-cell>
          <table:table-cell table:style-name="ce16" office:value-type="float" office:value="235.88" calcext:value-type="float">
            <text:p>235,9</text:p>
          </table:table-cell>
          <table:table-cell table:style-name="ce20" office:value-type="float" office:value="31972" calcext:value-type="float">
            <text:p>31972,0</text:p>
          </table:table-cell>
          <table:table-cell table:style-name="ce22" office:value-type="float" office:value="7.44" calcext:value-type="float">
            <text:p>7,4</text:p>
          </table:table-cell>
          <table:table-cell table:style-name="ce30" office:value-type="float" office:value="32118" calcext:value-type="float">
            <text:p>32118,0</text:p>
          </table:table-cell>
          <table:table-cell table:style-name="ce37" table:formula="of:=([.I49]-[.B49])/[.B49]" office:value-type="percentage" office:value="0.00456649568372326" calcext:value-type="percentage">
            <text:p>0,45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56_02_n</text:p>
          </table:table-cell>
          <table:table-cell table:style-name="ce9" table:formula="of:=MIN([.C50];[.E50];[.G50])" office:value-type="float" office:value="248219" calcext:value-type="float">
            <text:p>248219</text:p>
          </table:table-cell>
          <table:table-cell table:style-name="ce10" office:value-type="float" office:value="248225" calcext:value-type="float">
            <text:p>248225,0</text:p>
          </table:table-cell>
          <table:table-cell table:style-name="ce14" office:value-type="float" office:value="93.94" calcext:value-type="float">
            <text:p>93,9</text:p>
          </table:table-cell>
          <table:table-cell table:style-name="ce17" office:value-type="float" office:value="248247" calcext:value-type="float">
            <text:p>248247,0</text:p>
          </table:table-cell>
          <table:table-cell table:style-name="ce14" office:value-type="float" office:value="230.74" calcext:value-type="float">
            <text:p>230,7</text:p>
          </table:table-cell>
          <table:table-cell table:style-name="ce19" office:value-type="float" office:value="248219" calcext:value-type="float">
            <text:p>248219,0</text:p>
          </table:table-cell>
          <table:table-cell table:style-name="ce21" office:value-type="float" office:value="19.46" calcext:value-type="float">
            <text:p>19,5</text:p>
          </table:table-cell>
          <table:table-cell table:style-name="ce29" office:value-type="float" office:value="251279" calcext:value-type="float">
            <text:p>251279,0</text:p>
          </table:table-cell>
          <table:table-cell table:style-name="ce34" table:formula="of:=([.I50]-[.B50])/[.B50]" office:value-type="percentage" office:value="0.0123278234140013" calcext:value-type="percentage">
            <text:p>1,23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56_03_n</text:p>
          </table:table-cell>
          <table:table-cell table:style-name="ce9" table:formula="of:=MIN([.C51];[.E51];[.G51])" office:value-type="float" office:value="85184" calcext:value-type="float">
            <text:p>85184</text:p>
          </table:table-cell>
          <table:table-cell table:style-name="ce11" office:value-type="float" office:value="85190" calcext:value-type="float">
            <text:p>85190,0</text:p>
          </table:table-cell>
          <table:table-cell table:style-name="ce16" office:value-type="float" office:value="94.91" calcext:value-type="float">
            <text:p>94,9</text:p>
          </table:table-cell>
          <table:table-cell table:style-name="ce18" office:value-type="float" office:value="85209" calcext:value-type="float">
            <text:p>85209,0</text:p>
          </table:table-cell>
          <table:table-cell table:style-name="ce16" office:value-type="float" office:value="240.03" calcext:value-type="float">
            <text:p>240,0</text:p>
          </table:table-cell>
          <table:table-cell table:style-name="ce20" office:value-type="float" office:value="85184" calcext:value-type="float">
            <text:p>85184,0</text:p>
          </table:table-cell>
          <table:table-cell table:style-name="ce22" office:value-type="float" office:value="16.59" calcext:value-type="float">
            <text:p>16,6</text:p>
          </table:table-cell>
          <table:table-cell table:style-name="ce30" office:value-type="float" office:value="85939" calcext:value-type="float">
            <text:p>85939,0</text:p>
          </table:table-cell>
          <table:table-cell table:style-name="ce37" table:formula="of:=([.I51]-[.B51])/[.B51]" office:value-type="percentage" office:value="0.0088631667918858" calcext:value-type="percentage">
            <text:p>0,886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56_04_n</text:p>
          </table:table-cell>
          <table:table-cell table:style-name="ce9" table:formula="of:=MIN([.C52];[.E52];[.G52])" office:value-type="float" office:value="156646" calcext:value-type="float">
            <text:p>156646</text:p>
          </table:table-cell>
          <table:table-cell table:style-name="ce10" office:value-type="float" office:value="156666" calcext:value-type="float">
            <text:p>156666,0</text:p>
          </table:table-cell>
          <table:table-cell table:style-name="ce14" office:value-type="float" office:value="138.41" calcext:value-type="float">
            <text:p>138,4</text:p>
          </table:table-cell>
          <table:table-cell table:style-name="ce17" office:value-type="float" office:value="156701" calcext:value-type="float">
            <text:p>156701,0</text:p>
          </table:table-cell>
          <table:table-cell table:style-name="ce14" office:value-type="float" office:value="209.38" calcext:value-type="float">
            <text:p>209,4</text:p>
          </table:table-cell>
          <table:table-cell table:style-name="ce19" office:value-type="float" office:value="156646" calcext:value-type="float">
            <text:p>156646,0</text:p>
          </table:table-cell>
          <table:table-cell table:style-name="ce21" office:value-type="float" office:value="18.51" calcext:value-type="float">
            <text:p>18,5</text:p>
          </table:table-cell>
          <table:table-cell table:style-name="ce29" office:value-type="float" office:value="158217" calcext:value-type="float">
            <text:p>158217,0</text:p>
          </table:table-cell>
          <table:table-cell table:style-name="ce34" table:formula="of:=([.I52]-[.B52])/[.B52]" office:value-type="percentage" office:value="0.0100289825466338" calcext:value-type="percentage">
            <text:p>1,00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56_05_n</text:p>
          </table:table-cell>
          <table:table-cell table:style-name="ce9" table:formula="of:=MIN([.C53];[.E53];[.G53])" office:value-type="float" office:value="296176.5" calcext:value-type="float">
            <text:p>296176,5</text:p>
          </table:table-cell>
          <table:table-cell table:style-name="ce11" office:value-type="float" office:value="296176.5" calcext:value-type="float">
            <text:p>296176,5</text:p>
          </table:table-cell>
          <table:table-cell table:style-name="ce16" office:value-type="float" office:value="151.11" calcext:value-type="float">
            <text:p>151,1</text:p>
          </table:table-cell>
          <table:table-cell table:style-name="ce18" office:value-type="float" office:value="296315.5" calcext:value-type="float">
            <text:p>296315,5</text:p>
          </table:table-cell>
          <table:table-cell table:style-name="ce16" office:value-type="float" office:value="225.92" calcext:value-type="float">
            <text:p>225,9</text:p>
          </table:table-cell>
          <table:table-cell table:style-name="ce20" office:value-type="float" office:value="296176.5" calcext:value-type="float">
            <text:p>296176,5</text:p>
          </table:table-cell>
          <table:table-cell table:style-name="ce22" office:value-type="float" office:value="19.8" calcext:value-type="float">
            <text:p>19,8</text:p>
          </table:table-cell>
          <table:table-cell table:style-name="ce30" office:value-type="float" office:value="298492.5" calcext:value-type="float">
            <text:p>298492,5</text:p>
          </table:table-cell>
          <table:table-cell table:style-name="ce37" table:formula="of:=([.I53]-[.B53])/[.B53]" office:value-type="percentage" office:value="0.00781966158692536" calcext:value-type="percentage">
            <text:p>0,782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AKV_n_60_05</text:p>
          </table:table-cell>
          <table:table-cell table:style-name="ce9" table:formula="of:=MIN([.C54];[.E54];[.G54])" office:value-type="float" office:value="159643" calcext:value-type="float">
            <text:p>159643</text:p>
          </table:table-cell>
          <table:table-cell table:style-name="ce10" office:value-type="float" office:value="159660" calcext:value-type="float">
            <text:p>159660,0</text:p>
          </table:table-cell>
          <table:table-cell table:style-name="ce14" office:value-type="float" office:value="310.01" calcext:value-type="float">
            <text:p>310,0</text:p>
          </table:table-cell>
          <table:table-cell table:style-name="ce17" office:value-type="float" office:value="159973" calcext:value-type="float">
            <text:p>159973,0</text:p>
          </table:table-cell>
          <table:table-cell table:style-name="ce14" office:value-type="float" office:value="281.22" calcext:value-type="float">
            <text:p>281,2</text:p>
          </table:table-cell>
          <table:table-cell table:style-name="ce19" office:value-type="float" office:value="159643" calcext:value-type="float">
            <text:p>159643,0</text:p>
          </table:table-cell>
          <table:table-cell table:style-name="ce21" office:value-type="float" office:value="28.24" calcext:value-type="float">
            <text:p>28,2</text:p>
          </table:table-cell>
          <table:table-cell table:style-name="ce29" office:value-type="float" office:value="161784" calcext:value-type="float">
            <text:p>161784,0</text:p>
          </table:table-cell>
          <table:table-cell table:style-name="ce34" table:formula="of:=([.I54]-[.B54])/[.B54]" office:value-type="percentage" office:value="0.0134111736812763" calcext:value-type="percentage">
            <text:p>1,341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30_1</text:p>
          </table:table-cell>
          <table:table-cell table:style-name="ce9" table:formula="of:=MIN([.C55];[.E55];[.G55])" office:value-type="float" office:value="204089" calcext:value-type="float">
            <text:p>204089</text:p>
          </table:table-cell>
          <table:table-cell table:style-name="ce11" office:value-type="float" office:value="204103" calcext:value-type="float">
            <text:p>204103,0</text:p>
          </table:table-cell>
          <table:table-cell table:style-name="ce16" office:value-type="float" office:value="136.08" calcext:value-type="float">
            <text:p>136,1</text:p>
          </table:table-cell>
          <table:table-cell table:style-name="ce18" office:value-type="float" office:value="204208" calcext:value-type="float">
            <text:p>204208,0</text:p>
          </table:table-cell>
          <table:table-cell table:style-name="ce16" office:value-type="float" office:value="281.7" calcext:value-type="float">
            <text:p>281,7</text:p>
          </table:table-cell>
          <table:table-cell table:style-name="ce20" office:value-type="float" office:value="204089" calcext:value-type="float">
            <text:p>204089,0</text:p>
          </table:table-cell>
          <table:table-cell table:style-name="ce22" office:value-type="float" office:value="27.22" calcext:value-type="float">
            <text:p>27,2</text:p>
          </table:table-cell>
          <table:table-cell table:style-name="ce30" office:value-type="float" office:value="209906" calcext:value-type="float">
            <text:p>209906,0</text:p>
          </table:table-cell>
          <table:table-cell table:style-name="ce37" table:formula="of:=([.I55]-[.B55])/[.B55]" office:value-type="percentage" office:value="0.0285022710680144" calcext:value-type="percentage">
            <text:p>2,85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30_2</text:p>
          </table:table-cell>
          <table:table-cell table:style-name="ce9" table:formula="of:=MIN([.C56];[.E56];[.G56])" office:value-type="float" office:value="193199.5" calcext:value-type="float">
            <text:p>193199,5</text:p>
          </table:table-cell>
          <table:table-cell table:style-name="ce10" office:value-type="float" office:value="193218.5" calcext:value-type="float">
            <text:p>193218,5</text:p>
          </table:table-cell>
          <table:table-cell table:style-name="ce14" office:value-type="float" office:value="135.63" calcext:value-type="float">
            <text:p>135,6</text:p>
          </table:table-cell>
          <table:table-cell table:style-name="ce17" office:value-type="float" office:value="193289.5" calcext:value-type="float">
            <text:p>193289,5</text:p>
          </table:table-cell>
          <table:table-cell table:style-name="ce14" office:value-type="float" office:value="314.67" calcext:value-type="float">
            <text:p>314,7</text:p>
          </table:table-cell>
          <table:table-cell table:style-name="ce19" office:value-type="float" office:value="193199.5" calcext:value-type="float">
            <text:p>193199,5</text:p>
          </table:table-cell>
          <table:table-cell table:style-name="ce21" office:value-type="float" office:value="26.32" calcext:value-type="float">
            <text:p>26,3</text:p>
          </table:table-cell>
          <table:table-cell table:style-name="ce29" office:value-type="float" office:value="198459.5" calcext:value-type="float">
            <text:p>198459,5</text:p>
          </table:table-cell>
          <table:table-cell table:style-name="ce34" table:formula="of:=([.I56]-[.B56])/[.B56]" office:value-type="percentage" office:value="0.0272257433378451" calcext:value-type="percentage">
            <text:p>2,72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30_3</text:p>
          </table:table-cell>
          <table:table-cell table:style-name="ce9" table:formula="of:=MIN([.C57];[.E57];[.G57])" office:value-type="float" office:value="161475.5" calcext:value-type="float">
            <text:p>161475,5</text:p>
          </table:table-cell>
          <table:table-cell table:style-name="ce11" office:value-type="float" office:value="161486.5" calcext:value-type="float">
            <text:p>161486,5</text:p>
          </table:table-cell>
          <table:table-cell table:style-name="ce16" office:value-type="float" office:value="137.58" calcext:value-type="float">
            <text:p>137,6</text:p>
          </table:table-cell>
          <table:table-cell table:style-name="ce18" office:value-type="float" office:value="161582.5" calcext:value-type="float">
            <text:p>161582,5</text:p>
          </table:table-cell>
          <table:table-cell table:style-name="ce16" office:value-type="float" office:value="353.98" calcext:value-type="float">
            <text:p>354,0</text:p>
          </table:table-cell>
          <table:table-cell table:style-name="ce20" office:value-type="float" office:value="161475.5" calcext:value-type="float">
            <text:p>161475,5</text:p>
          </table:table-cell>
          <table:table-cell table:style-name="ce22" office:value-type="float" office:value="26.38" calcext:value-type="float">
            <text:p>26,4</text:p>
          </table:table-cell>
          <table:table-cell table:style-name="ce30" office:value-type="float" office:value="166512.5" calcext:value-type="float">
            <text:p>166512,5</text:p>
          </table:table-cell>
          <table:table-cell table:style-name="ce37" table:formula="of:=([.I57]-[.B57])/[.B57]" office:value-type="percentage" office:value="0.031193586643175" calcext:value-type="percentage">
            <text:p>3,119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40_1</text:p>
          </table:table-cell>
          <table:table-cell table:style-name="ce9" table:formula="of:=MIN([.C58];[.E58];[.G58])" office:value-type="float" office:value="135133.5" calcext:value-type="float">
            <text:p>135133,5</text:p>
          </table:table-cell>
          <table:table-cell table:style-name="ce10" office:value-type="float" office:value="135133.5" calcext:value-type="float">
            <text:p>135133,5</text:p>
          </table:table-cell>
          <table:table-cell table:style-name="ce14" office:value-type="float" office:value="137.88" calcext:value-type="float">
            <text:p>137,9</text:p>
          </table:table-cell>
          <table:table-cell table:style-name="ce17" office:value-type="float" office:value="135189.5" calcext:value-type="float">
            <text:p>135189,5</text:p>
          </table:table-cell>
          <table:table-cell table:style-name="ce14" office:value-type="float" office:value="345.1" calcext:value-type="float">
            <text:p>345,1</text:p>
          </table:table-cell>
          <table:table-cell table:style-name="ce19" office:value-type="float" office:value="135133.5" calcext:value-type="float">
            <text:p>135133,5</text:p>
          </table:table-cell>
          <table:table-cell table:style-name="ce21" office:value-type="float" office:value="27.42" calcext:value-type="float">
            <text:p>27,4</text:p>
          </table:table-cell>
          <table:table-cell table:style-name="ce29" office:value-type="float" office:value="137936.5" calcext:value-type="float">
            <text:p>137936,5</text:p>
          </table:table-cell>
          <table:table-cell table:style-name="ce34" table:formula="of:=([.I58]-[.B58])/[.B58]" office:value-type="percentage" office:value="0.0207424509836569" calcext:value-type="percentage">
            <text:p>2,074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40_2</text:p>
          </table:table-cell>
          <table:table-cell table:style-name="ce9" table:formula="of:=MIN([.C59];[.E59];[.G59])" office:value-type="float" office:value="159114" calcext:value-type="float">
            <text:p>159114</text:p>
          </table:table-cell>
          <table:table-cell table:style-name="ce11" office:value-type="float" office:value="159114" calcext:value-type="float">
            <text:p>159114,0</text:p>
          </table:table-cell>
          <table:table-cell table:style-name="ce16" office:value-type="float" office:value="135.9" calcext:value-type="float">
            <text:p>135,9</text:p>
          </table:table-cell>
          <table:table-cell table:style-name="ce18" office:value-type="float" office:value="159224" calcext:value-type="float">
            <text:p>159224,0</text:p>
          </table:table-cell>
          <table:table-cell table:style-name="ce16" office:value-type="float" office:value="344.07" calcext:value-type="float">
            <text:p>344,1</text:p>
          </table:table-cell>
          <table:table-cell table:style-name="ce20" office:value-type="float" office:value="159114" calcext:value-type="float">
            <text:p>159114,0</text:p>
          </table:table-cell>
          <table:table-cell table:style-name="ce22" office:value-type="float" office:value="26.69" calcext:value-type="float">
            <text:p>26,7</text:p>
          </table:table-cell>
          <table:table-cell table:style-name="ce30" office:value-type="float" office:value="162985" calcext:value-type="float">
            <text:p>162985,0</text:p>
          </table:table-cell>
          <table:table-cell table:style-name="ce37" table:formula="of:=([.I59]-[.B59])/[.B59]" office:value-type="percentage" office:value="0.0243284688965144" calcext:value-type="percentage">
            <text:p>2,433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40_3</text:p>
          </table:table-cell>
          <table:table-cell table:style-name="ce9" table:formula="of:=MIN([.C60];[.E60];[.G60])" office:value-type="float" office:value="158967.5" calcext:value-type="float">
            <text:p>158967,5</text:p>
          </table:table-cell>
          <table:table-cell table:style-name="ce10" office:value-type="float" office:value="158976.5" calcext:value-type="float">
            <text:p>158976,5</text:p>
          </table:table-cell>
          <table:table-cell table:style-name="ce14" office:value-type="float" office:value="137.47" calcext:value-type="float">
            <text:p>137,5</text:p>
          </table:table-cell>
          <table:table-cell table:style-name="ce17" office:value-type="float" office:value="159108.5" calcext:value-type="float">
            <text:p>159108,5</text:p>
          </table:table-cell>
          <table:table-cell table:style-name="ce14" office:value-type="float" office:value="365.87" calcext:value-type="float">
            <text:p>365,9</text:p>
          </table:table-cell>
          <table:table-cell table:style-name="ce19" office:value-type="float" office:value="158967.5" calcext:value-type="float">
            <text:p>158967,5</text:p>
          </table:table-cell>
          <table:table-cell table:style-name="ce21" office:value-type="float" office:value="26.83" calcext:value-type="float">
            <text:p>26,8</text:p>
          </table:table-cell>
          <table:table-cell table:style-name="ce29" office:value-type="float" office:value="161964.5" calcext:value-type="float">
            <text:p>161964,5</text:p>
          </table:table-cell>
          <table:table-cell table:style-name="ce34" table:formula="of:=([.I60]-[.B60])/[.B60]" office:value-type="percentage" office:value="0.0188529101860443" calcext:value-type="percentage">
            <text:p>1,885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50_1</text:p>
          </table:table-cell>
          <table:table-cell table:style-name="ce9" table:formula="of:=MIN([.C61];[.E61];[.G61])" office:value-type="float" office:value="110493.5" calcext:value-type="float">
            <text:p>110493,5</text:p>
          </table:table-cell>
          <table:table-cell table:style-name="ce11" office:value-type="float" office:value="110507.5" calcext:value-type="float">
            <text:p>110507,5</text:p>
          </table:table-cell>
          <table:table-cell table:style-name="ce16" office:value-type="float" office:value="137.17" calcext:value-type="float">
            <text:p>137,2</text:p>
          </table:table-cell>
          <table:table-cell table:style-name="ce18" office:value-type="float" office:value="110611.5" calcext:value-type="float">
            <text:p>110611,5</text:p>
          </table:table-cell>
          <table:table-cell table:style-name="ce16" office:value-type="float" office:value="345.28" calcext:value-type="float">
            <text:p>345,3</text:p>
          </table:table-cell>
          <table:table-cell table:style-name="ce20" office:value-type="float" office:value="110493.5" calcext:value-type="float">
            <text:p>110493,5</text:p>
          </table:table-cell>
          <table:table-cell table:style-name="ce22" office:value-type="float" office:value="26.94" calcext:value-type="float">
            <text:p>26,9</text:p>
          </table:table-cell>
          <table:table-cell table:style-name="ce30" office:value-type="float" office:value="113193.5" calcext:value-type="float">
            <text:p>113193,5</text:p>
          </table:table-cell>
          <table:table-cell table:style-name="ce37" table:formula="of:=([.I61]-[.B61])/[.B61]" office:value-type="percentage" office:value="0.0244358265418328" calcext:value-type="percentage">
            <text:p>2,444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50_2</text:p>
          </table:table-cell>
          <table:table-cell table:style-name="ce9" table:formula="of:=MIN([.C62];[.E62];[.G62])" office:value-type="float" office:value="115302" calcext:value-type="float">
            <text:p>115302</text:p>
          </table:table-cell>
          <table:table-cell table:style-name="ce10" office:value-type="float" office:value="115321" calcext:value-type="float">
            <text:p>115321,0</text:p>
          </table:table-cell>
          <table:table-cell table:style-name="ce14" office:value-type="float" office:value="136.87" calcext:value-type="float">
            <text:p>136,9</text:p>
          </table:table-cell>
          <table:table-cell table:style-name="ce17" office:value-type="float" office:value="115396" calcext:value-type="float">
            <text:p>115396,0</text:p>
          </table:table-cell>
          <table:table-cell table:style-name="ce14" office:value-type="float" office:value="312.46" calcext:value-type="float">
            <text:p>312,5</text:p>
          </table:table-cell>
          <table:table-cell table:style-name="ce19" office:value-type="float" office:value="115302" calcext:value-type="float">
            <text:p>115302,0</text:p>
          </table:table-cell>
          <table:table-cell table:style-name="ce21" office:value-type="float" office:value="25.96" calcext:value-type="float">
            <text:p>26,0</text:p>
          </table:table-cell>
          <table:table-cell table:style-name="ce29" office:value-type="float" office:value="118836" calcext:value-type="float">
            <text:p>118836,0</text:p>
          </table:table-cell>
          <table:table-cell table:style-name="ce34" table:formula="of:=([.I62]-[.B62])/[.B62]" office:value-type="percentage" office:value="0.0306499453608784" calcext:value-type="percentage">
            <text:p>3,065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50_3</text:p>
          </table:table-cell>
          <table:table-cell table:style-name="ce9" table:formula="of:=MIN([.C63];[.E63];[.G63])" office:value-type="float" office:value="114137" calcext:value-type="float">
            <text:p>114137</text:p>
          </table:table-cell>
          <table:table-cell table:style-name="ce11" office:value-type="float" office:value="114165" calcext:value-type="float">
            <text:p>114165,0</text:p>
          </table:table-cell>
          <table:table-cell table:style-name="ce16" office:value-type="float" office:value="139.33" calcext:value-type="float">
            <text:p>139,3</text:p>
          </table:table-cell>
          <table:table-cell table:style-name="ce18" office:value-type="float" office:value="114261" calcext:value-type="float">
            <text:p>114261,0</text:p>
          </table:table-cell>
          <table:table-cell table:style-name="ce16" office:value-type="float" office:value="291.27" calcext:value-type="float">
            <text:p>291,3</text:p>
          </table:table-cell>
          <table:table-cell table:style-name="ce20" office:value-type="float" office:value="114137" calcext:value-type="float">
            <text:p>114137,0</text:p>
          </table:table-cell>
          <table:table-cell table:style-name="ce22" office:value-type="float" office:value="27.44" calcext:value-type="float">
            <text:p>27,4</text:p>
          </table:table-cell>
          <table:table-cell table:style-name="ce30" office:value-type="float" office:value="116446" calcext:value-type="float">
            <text:p>116446,0</text:p>
          </table:table-cell>
          <table:table-cell table:style-name="ce37" table:formula="of:=([.I63]-[.B63])/[.B63]" office:value-type="percentage" office:value="0.0202300743842926" calcext:value-type="percentage">
            <text:p>2,023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60_1</text:p>
          </table:table-cell>
          <table:table-cell table:style-name="ce9" table:formula="of:=MIN([.C64];[.E64];[.G64])" office:value-type="float" office:value="108117" calcext:value-type="float">
            <text:p>108117</text:p>
          </table:table-cell>
          <table:table-cell table:style-name="ce10" office:value-type="float" office:value="108124" calcext:value-type="float">
            <text:p>108124,0</text:p>
          </table:table-cell>
          <table:table-cell table:style-name="ce14" office:value-type="float" office:value="136.07" calcext:value-type="float">
            <text:p>136,1</text:p>
          </table:table-cell>
          <table:table-cell table:style-name="ce17" office:value-type="float" office:value="108158" calcext:value-type="float">
            <text:p>108158,0</text:p>
          </table:table-cell>
          <table:table-cell table:style-name="ce14" office:value-type="float" office:value="274.27" calcext:value-type="float">
            <text:p>274,3</text:p>
          </table:table-cell>
          <table:table-cell table:style-name="ce19" office:value-type="float" office:value="108117" calcext:value-type="float">
            <text:p>108117,0</text:p>
          </table:table-cell>
          <table:table-cell table:style-name="ce21" office:value-type="float" office:value="25.4" calcext:value-type="float">
            <text:p>25,4</text:p>
          </table:table-cell>
          <table:table-cell table:style-name="ce29" office:value-type="float" office:value="110780" calcext:value-type="float">
            <text:p>110780,0</text:p>
          </table:table-cell>
          <table:table-cell table:style-name="ce34" table:formula="of:=([.I64]-[.B64])/[.B64]" office:value-type="percentage" office:value="0.0246307241229409" calcext:value-type="percentage">
            <text:p>2,46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60_2</text:p>
          </table:table-cell>
          <table:table-cell table:style-name="ce9" table:formula="of:=MIN([.C65];[.E65];[.G65])" office:value-type="float" office:value="109908.5" calcext:value-type="float">
            <text:p>109908,5</text:p>
          </table:table-cell>
          <table:table-cell table:style-name="ce11" office:value-type="float" office:value="109942.5" calcext:value-type="float">
            <text:p>109942,5</text:p>
          </table:table-cell>
          <table:table-cell table:style-name="ce16" office:value-type="float" office:value="138" calcext:value-type="float">
            <text:p>138,0</text:p>
          </table:table-cell>
          <table:table-cell table:style-name="ce18" office:value-type="float" office:value="109983.5" calcext:value-type="float">
            <text:p>109983,5</text:p>
          </table:table-cell>
          <table:table-cell table:style-name="ce16" office:value-type="float" office:value="319.85" calcext:value-type="float">
            <text:p>319,9</text:p>
          </table:table-cell>
          <table:table-cell table:style-name="ce20" office:value-type="float" office:value="109908.5" calcext:value-type="float">
            <text:p>109908,5</text:p>
          </table:table-cell>
          <table:table-cell table:style-name="ce22" office:value-type="float" office:value="25.11" calcext:value-type="float">
            <text:p>25,1</text:p>
          </table:table-cell>
          <table:table-cell table:style-name="ce30" office:value-type="float" office:value="112496.5" calcext:value-type="float">
            <text:p>112496,5</text:p>
          </table:table-cell>
          <table:table-cell table:style-name="ce37" table:formula="of:=([.I65]-[.B65])/[.B65]" office:value-type="percentage" office:value="0.0235468594330739" calcext:value-type="percentage">
            <text:p>2,355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30_L_60_3</text:p>
          </table:table-cell>
          <table:table-cell table:style-name="ce9" table:formula="of:=MIN([.C66];[.E66];[.G66])" office:value-type="float" office:value="91619" calcext:value-type="float">
            <text:p>91619</text:p>
          </table:table-cell>
          <table:table-cell table:style-name="ce10" office:value-type="float" office:value="91638" calcext:value-type="float">
            <text:p>91638,0</text:p>
          </table:table-cell>
          <table:table-cell table:style-name="ce14" office:value-type="float" office:value="137.12" calcext:value-type="float">
            <text:p>137,1</text:p>
          </table:table-cell>
          <table:table-cell table:style-name="ce17" office:value-type="float" office:value="91753" calcext:value-type="float">
            <text:p>91753,0</text:p>
          </table:table-cell>
          <table:table-cell table:style-name="ce14" office:value-type="float" office:value="350.38" calcext:value-type="float">
            <text:p>350,4</text:p>
          </table:table-cell>
          <table:table-cell table:style-name="ce19" office:value-type="float" office:value="91619" calcext:value-type="float">
            <text:p>91619,0</text:p>
          </table:table-cell>
          <table:table-cell table:style-name="ce21" office:value-type="float" office:value="24.85" calcext:value-type="float">
            <text:p>24,9</text:p>
          </table:table-cell>
          <table:table-cell table:style-name="ce29" office:value-type="float" office:value="93740" calcext:value-type="float">
            <text:p>93740,0</text:p>
          </table:table-cell>
          <table:table-cell table:style-name="ce34" table:formula="of:=([.I66]-[.B66])/[.B66]" office:value-type="percentage" office:value="0.0231502199325467" calcext:value-type="percentage">
            <text:p>2,315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30_1</text:p>
          </table:table-cell>
          <table:table-cell table:style-name="ce9" table:formula="of:=MIN([.C67];[.E67];[.G67])" office:value-type="float" office:value="445377.5" calcext:value-type="float">
            <text:p>445377,5</text:p>
          </table:table-cell>
          <table:table-cell table:style-name="ce11" office:value-type="float" office:value="445381.5" calcext:value-type="float">
            <text:p>445381,5</text:p>
          </table:table-cell>
          <table:table-cell table:style-name="ce16" office:value-type="float" office:value="135.37" calcext:value-type="float">
            <text:p>135,4</text:p>
          </table:table-cell>
          <table:table-cell table:style-name="ce18" office:value-type="float" office:value="445550.5" calcext:value-type="float">
            <text:p>445550,5</text:p>
          </table:table-cell>
          <table:table-cell table:style-name="ce16" office:value-type="float" office:value="300.92" calcext:value-type="float">
            <text:p>300,9</text:p>
          </table:table-cell>
          <table:table-cell table:style-name="ce20" office:value-type="float" office:value="445377.5" calcext:value-type="float">
            <text:p>445377,5</text:p>
          </table:table-cell>
          <table:table-cell table:style-name="ce22" office:value-type="float" office:value="26.87" calcext:value-type="float">
            <text:p>26,9</text:p>
          </table:table-cell>
          <table:table-cell table:style-name="ce30" office:value-type="float" office:value="450014.5" calcext:value-type="float">
            <text:p>450014,5</text:p>
          </table:table-cell>
          <table:table-cell table:style-name="ce37" table:formula="of:=([.I67]-[.B67])/[.B67]" office:value-type="percentage" office:value="0.0104113925826967" calcext:value-type="percentage">
            <text:p>1,041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30_2</text:p>
          </table:table-cell>
          <table:table-cell table:style-name="ce9" table:formula="of:=MIN([.C68];[.E68];[.G68])" office:value-type="float" office:value="407890.5" calcext:value-type="float">
            <text:p>407890,5</text:p>
          </table:table-cell>
          <table:table-cell table:style-name="ce10" office:value-type="float" office:value="407892.5" calcext:value-type="float">
            <text:p>407892,5</text:p>
          </table:table-cell>
          <table:table-cell table:style-name="ce14" office:value-type="float" office:value="133.87" calcext:value-type="float">
            <text:p>133,9</text:p>
          </table:table-cell>
          <table:table-cell table:style-name="ce17" office:value-type="float" office:value="407967.5" calcext:value-type="float">
            <text:p>407967,5</text:p>
          </table:table-cell>
          <table:table-cell table:style-name="ce14" office:value-type="float" office:value="305.08" calcext:value-type="float">
            <text:p>305,1</text:p>
          </table:table-cell>
          <table:table-cell table:style-name="ce19" office:value-type="float" office:value="407890.5" calcext:value-type="float">
            <text:p>407890,5</text:p>
          </table:table-cell>
          <table:table-cell table:style-name="ce21" office:value-type="float" office:value="26.55" calcext:value-type="float">
            <text:p>26,6</text:p>
          </table:table-cell>
          <table:table-cell table:style-name="ce29" office:value-type="float" office:value="412296.5" calcext:value-type="float">
            <text:p>412296,5</text:p>
          </table:table-cell>
          <table:table-cell table:style-name="ce34" table:formula="of:=([.I68]-[.B68])/[.B68]" office:value-type="percentage" office:value="0.0108019186521873" calcext:value-type="percentage">
            <text:p>1,080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30_3</text:p>
          </table:table-cell>
          <table:table-cell table:style-name="ce9" table:formula="of:=MIN([.C69];[.E69];[.G69])" office:value-type="float" office:value="416912.5" calcext:value-type="float">
            <text:p>416912,5</text:p>
          </table:table-cell>
          <table:table-cell table:style-name="ce11" office:value-type="float" office:value="416935.5" calcext:value-type="float">
            <text:p>416935,5</text:p>
          </table:table-cell>
          <table:table-cell table:style-name="ce16" office:value-type="float" office:value="135.13" calcext:value-type="float">
            <text:p>135,1</text:p>
          </table:table-cell>
          <table:table-cell table:style-name="ce18" office:value-type="float" office:value="417043.5" calcext:value-type="float">
            <text:p>417043,5</text:p>
          </table:table-cell>
          <table:table-cell table:style-name="ce16" office:value-type="float" office:value="258.02" calcext:value-type="float">
            <text:p>258,0</text:p>
          </table:table-cell>
          <table:table-cell table:style-name="ce20" office:value-type="float" office:value="416912.5" calcext:value-type="float">
            <text:p>416912,5</text:p>
          </table:table-cell>
          <table:table-cell table:style-name="ce22" office:value-type="float" office:value="26.15" calcext:value-type="float">
            <text:p>26,2</text:p>
          </table:table-cell>
          <table:table-cell table:style-name="ce30" office:value-type="float" office:value="422121.5" calcext:value-type="float">
            <text:p>422121,5</text:p>
          </table:table-cell>
          <table:table-cell table:style-name="ce37" table:formula="of:=([.I69]-[.B69])/[.B69]" office:value-type="percentage" office:value="0.0124942284052409" calcext:value-type="percentage">
            <text:p>1,249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40_1</text:p>
          </table:table-cell>
          <table:table-cell table:style-name="ce9" table:formula="of:=MIN([.C70];[.E70];[.G70])" office:value-type="float" office:value="313304" calcext:value-type="float">
            <text:p>313304</text:p>
          </table:table-cell>
          <table:table-cell table:style-name="ce10" office:value-type="float" office:value="313320" calcext:value-type="float">
            <text:p>313320,0</text:p>
          </table:table-cell>
          <table:table-cell table:style-name="ce14" office:value-type="float" office:value="134.8" calcext:value-type="float">
            <text:p>134,8</text:p>
          </table:table-cell>
          <table:table-cell table:style-name="ce17" office:value-type="float" office:value="313467" calcext:value-type="float">
            <text:p>313467,0</text:p>
          </table:table-cell>
          <table:table-cell table:style-name="ce14" office:value-type="float" office:value="291.15" calcext:value-type="float">
            <text:p>291,2</text:p>
          </table:table-cell>
          <table:table-cell table:style-name="ce19" office:value-type="float" office:value="313304" calcext:value-type="float">
            <text:p>313304,0</text:p>
          </table:table-cell>
          <table:table-cell table:style-name="ce21" office:value-type="float" office:value="25.71" calcext:value-type="float">
            <text:p>25,7</text:p>
          </table:table-cell>
          <table:table-cell table:style-name="ce29" office:value-type="float" office:value="316403" calcext:value-type="float">
            <text:p>316403,0</text:p>
          </table:table-cell>
          <table:table-cell table:style-name="ce34" table:formula="of:=([.I70]-[.B70])/[.B70]" office:value-type="percentage" office:value="0.00989135153078161" calcext:value-type="percentage">
            <text:p>0,989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40_2</text:p>
          </table:table-cell>
          <table:table-cell table:style-name="ce9" table:formula="of:=MIN([.C71];[.E71];[.G71])" office:value-type="float" office:value="320758.5" calcext:value-type="float">
            <text:p>320758,5</text:p>
          </table:table-cell>
          <table:table-cell table:style-name="ce11" office:value-type="float" office:value="320758.5" calcext:value-type="float">
            <text:p>320758,5</text:p>
          </table:table-cell>
          <table:table-cell table:style-name="ce16" office:value-type="float" office:value="136.92" calcext:value-type="float">
            <text:p>136,9</text:p>
          </table:table-cell>
          <table:table-cell table:style-name="ce18" office:value-type="float" office:value="320808.5" calcext:value-type="float">
            <text:p>320808,5</text:p>
          </table:table-cell>
          <table:table-cell table:style-name="ce16" office:value-type="float" office:value="276" calcext:value-type="float">
            <text:p>276,0</text:p>
          </table:table-cell>
          <table:table-cell table:style-name="ce20" office:value-type="float" office:value="320758.5" calcext:value-type="float">
            <text:p>320758,5</text:p>
          </table:table-cell>
          <table:table-cell table:style-name="ce22" office:value-type="float" office:value="26.11" calcext:value-type="float">
            <text:p>26,1</text:p>
          </table:table-cell>
          <table:table-cell table:style-name="ce30" office:value-type="float" office:value="324248.5" calcext:value-type="float">
            <text:p>324248,5</text:p>
          </table:table-cell>
          <table:table-cell table:style-name="ce37" table:formula="of:=([.I71]-[.B71])/[.B71]" office:value-type="percentage" office:value="0.0108804599098699" calcext:value-type="percentage">
            <text:p>1,088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40_3</text:p>
          </table:table-cell>
          <table:table-cell table:style-name="ce9" table:formula="of:=MIN([.C72];[.E72];[.G72])" office:value-type="float" office:value="363020.5" calcext:value-type="float">
            <text:p>363020,5</text:p>
          </table:table-cell>
          <table:table-cell table:style-name="ce10" office:value-type="float" office:value="363020.5" calcext:value-type="float">
            <text:p>363020,5</text:p>
          </table:table-cell>
          <table:table-cell table:style-name="ce14" office:value-type="float" office:value="134.27" calcext:value-type="float">
            <text:p>134,3</text:p>
          </table:table-cell>
          <table:table-cell table:style-name="ce17" office:value-type="float" office:value="363184.5" calcext:value-type="float">
            <text:p>363184,5</text:p>
          </table:table-cell>
          <table:table-cell table:style-name="ce14" office:value-type="float" office:value="326.67" calcext:value-type="float">
            <text:p>326,7</text:p>
          </table:table-cell>
          <table:table-cell table:style-name="ce19" office:value-type="float" office:value="363020.5" calcext:value-type="float">
            <text:p>363020,5</text:p>
          </table:table-cell>
          <table:table-cell table:style-name="ce21" office:value-type="float" office:value="25.44" calcext:value-type="float">
            <text:p>25,4</text:p>
          </table:table-cell>
          <table:table-cell table:style-name="ce29" office:value-type="float" office:value="367975.5" calcext:value-type="float">
            <text:p>367975,5</text:p>
          </table:table-cell>
          <table:table-cell table:style-name="ce34" table:formula="of:=([.I72]-[.B72])/[.B72]" office:value-type="percentage" office:value="0.0136493669090313" calcext:value-type="percentage">
            <text:p>1,365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50_1</text:p>
          </table:table-cell>
          <table:table-cell table:style-name="ce9" table:formula="of:=MIN([.C73];[.E73];[.G73])" office:value-type="float" office:value="273420" calcext:value-type="float">
            <text:p>273420</text:p>
          </table:table-cell>
          <table:table-cell table:style-name="ce11" office:value-type="float" office:value="273423" calcext:value-type="float">
            <text:p>273423,0</text:p>
          </table:table-cell>
          <table:table-cell table:style-name="ce16" office:value-type="float" office:value="136.61" calcext:value-type="float">
            <text:p>136,6</text:p>
          </table:table-cell>
          <table:table-cell table:style-name="ce18" office:value-type="float" office:value="273500" calcext:value-type="float">
            <text:p>273500,0</text:p>
          </table:table-cell>
          <table:table-cell table:style-name="ce16" office:value-type="float" office:value="297.62" calcext:value-type="float">
            <text:p>297,6</text:p>
          </table:table-cell>
          <table:table-cell table:style-name="ce20" office:value-type="float" office:value="273420" calcext:value-type="float">
            <text:p>273420,0</text:p>
          </table:table-cell>
          <table:table-cell table:style-name="ce22" office:value-type="float" office:value="25.55" calcext:value-type="float">
            <text:p>25,6</text:p>
          </table:table-cell>
          <table:table-cell table:style-name="ce30" office:value-type="float" office:value="277281" calcext:value-type="float">
            <text:p>277281,0</text:p>
          </table:table-cell>
          <table:table-cell table:style-name="ce37" table:formula="of:=([.I73]-[.B73])/[.B73]" office:value-type="percentage" office:value="0.0141211323238973" calcext:value-type="percentage">
            <text:p>1,412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50_2</text:p>
          </table:table-cell>
          <table:table-cell table:style-name="ce9" table:formula="of:=MIN([.C74];[.E74];[.G74])" office:value-type="float" office:value="269680.5" calcext:value-type="float">
            <text:p>269680,5</text:p>
          </table:table-cell>
          <table:table-cell table:style-name="ce10" office:value-type="float" office:value="269683.5" calcext:value-type="float">
            <text:p>269683,5</text:p>
          </table:table-cell>
          <table:table-cell table:style-name="ce14" office:value-type="float" office:value="137.11" calcext:value-type="float">
            <text:p>137,1</text:p>
          </table:table-cell>
          <table:table-cell table:style-name="ce17" office:value-type="float" office:value="269798.5" calcext:value-type="float">
            <text:p>269798,5</text:p>
          </table:table-cell>
          <table:table-cell table:style-name="ce14" office:value-type="float" office:value="305.78" calcext:value-type="float">
            <text:p>305,8</text:p>
          </table:table-cell>
          <table:table-cell table:style-name="ce19" office:value-type="float" office:value="269680.5" calcext:value-type="float">
            <text:p>269680,5</text:p>
          </table:table-cell>
          <table:table-cell table:style-name="ce21" office:value-type="float" office:value="25.58" calcext:value-type="float">
            <text:p>25,6</text:p>
          </table:table-cell>
          <table:table-cell table:style-name="ce29" office:value-type="float" office:value="273301.5" calcext:value-type="float">
            <text:p>273301,5</text:p>
          </table:table-cell>
          <table:table-cell table:style-name="ce34" table:formula="of:=([.I74]-[.B74])/[.B74]" office:value-type="percentage" office:value="0.0134269997274553" calcext:value-type="percentage">
            <text:p>1,34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50_3</text:p>
          </table:table-cell>
          <table:table-cell table:style-name="ce9" table:formula="of:=MIN([.C75];[.E75];[.G75])" office:value-type="float" office:value="295419" calcext:value-type="float">
            <text:p>295419</text:p>
          </table:table-cell>
          <table:table-cell table:style-name="ce11" office:value-type="float" office:value="295424" calcext:value-type="float">
            <text:p>295424,0</text:p>
          </table:table-cell>
          <table:table-cell table:style-name="ce16" office:value-type="float" office:value="134.56" calcext:value-type="float">
            <text:p>134,6</text:p>
          </table:table-cell>
          <table:table-cell table:style-name="ce18" office:value-type="float" office:value="295529" calcext:value-type="float">
            <text:p>295529,0</text:p>
          </table:table-cell>
          <table:table-cell table:style-name="ce16" office:value-type="float" office:value="271.78" calcext:value-type="float">
            <text:p>271,8</text:p>
          </table:table-cell>
          <table:table-cell table:style-name="ce20" office:value-type="float" office:value="295419" calcext:value-type="float">
            <text:p>295419,0</text:p>
          </table:table-cell>
          <table:table-cell table:style-name="ce22" office:value-type="float" office:value="24.85" calcext:value-type="float">
            <text:p>24,9</text:p>
          </table:table-cell>
          <table:table-cell table:style-name="ce30" office:value-type="float" office:value="298205" calcext:value-type="float">
            <text:p>298205,0</text:p>
          </table:table-cell>
          <table:table-cell table:style-name="ce37" table:formula="of:=([.I75]-[.B75])/[.B75]" office:value-type="percentage" office:value="0.0094306730440493" calcext:value-type="percentage">
            <text:p>0,943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60_1</text:p>
          </table:table-cell>
          <table:table-cell table:style-name="ce9" table:formula="of:=MIN([.C76];[.E76];[.G76])" office:value-type="float" office:value="227896" calcext:value-type="float">
            <text:p>227896</text:p>
          </table:table-cell>
          <table:table-cell table:style-name="ce10" office:value-type="float" office:value="227898" calcext:value-type="float">
            <text:p>227898,0</text:p>
          </table:table-cell>
          <table:table-cell table:style-name="ce14" office:value-type="float" office:value="137.59" calcext:value-type="float">
            <text:p>137,6</text:p>
          </table:table-cell>
          <table:table-cell table:style-name="ce17" office:value-type="float" office:value="227976" calcext:value-type="float">
            <text:p>227976,0</text:p>
          </table:table-cell>
          <table:table-cell table:style-name="ce14" office:value-type="float" office:value="287.13" calcext:value-type="float">
            <text:p>287,1</text:p>
          </table:table-cell>
          <table:table-cell table:style-name="ce19" office:value-type="float" office:value="227896" calcext:value-type="float">
            <text:p>227896,0</text:p>
          </table:table-cell>
          <table:table-cell table:style-name="ce21" office:value-type="float" office:value="24.49" calcext:value-type="float">
            <text:p>24,5</text:p>
          </table:table-cell>
          <table:table-cell table:style-name="ce29" office:value-type="float" office:value="230808" calcext:value-type="float">
            <text:p>230808,0</text:p>
          </table:table-cell>
          <table:table-cell table:style-name="ce34" table:formula="of:=([.I76]-[.B76])/[.B76]" office:value-type="percentage" office:value="0.0127777582757047" calcext:value-type="percentage">
            <text:p>1,278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60_2</text:p>
          </table:table-cell>
          <table:table-cell table:style-name="ce9" table:formula="of:=MIN([.C77];[.E77];[.G77])" office:value-type="float" office:value="246523" calcext:value-type="float">
            <text:p>246523</text:p>
          </table:table-cell>
          <table:table-cell table:style-name="ce11" office:value-type="float" office:value="246523" calcext:value-type="float">
            <text:p>246523,0</text:p>
          </table:table-cell>
          <table:table-cell table:style-name="ce16" office:value-type="float" office:value="135.66" calcext:value-type="float">
            <text:p>135,7</text:p>
          </table:table-cell>
          <table:table-cell table:style-name="ce18" office:value-type="float" office:value="246639" calcext:value-type="float">
            <text:p>246639,0</text:p>
          </table:table-cell>
          <table:table-cell table:style-name="ce16" office:value-type="float" office:value="329.51" calcext:value-type="float">
            <text:p>329,5</text:p>
          </table:table-cell>
          <table:table-cell table:style-name="ce20" office:value-type="float" office:value="246523" calcext:value-type="float">
            <text:p>246523,0</text:p>
          </table:table-cell>
          <table:table-cell table:style-name="ce22" office:value-type="float" office:value="24.38" calcext:value-type="float">
            <text:p>24,4</text:p>
          </table:table-cell>
          <table:table-cell table:style-name="ce30" office:value-type="float" office:value="249481" calcext:value-type="float">
            <text:p>249481,0</text:p>
          </table:table-cell>
          <table:table-cell table:style-name="ce37" table:formula="of:=([.I77]-[.B77])/[.B77]" office:value-type="percentage" office:value="0.0119988804290066" calcext:value-type="percentage">
            <text:p>1,20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60_L_60_3</text:p>
          </table:table-cell>
          <table:table-cell table:style-name="ce9" table:formula="of:=MIN([.C78];[.E78];[.G78])" office:value-type="float" office:value="206486.5" calcext:value-type="float">
            <text:p>206486,5</text:p>
          </table:table-cell>
          <table:table-cell table:style-name="ce10" office:value-type="float" office:value="206494.5" calcext:value-type="float">
            <text:p>206494,5</text:p>
          </table:table-cell>
          <table:table-cell table:style-name="ce14" office:value-type="float" office:value="133.46" calcext:value-type="float">
            <text:p>133,5</text:p>
          </table:table-cell>
          <table:table-cell table:style-name="ce17" office:value-type="float" office:value="206586.5" calcext:value-type="float">
            <text:p>206586,5</text:p>
          </table:table-cell>
          <table:table-cell table:style-name="ce14" office:value-type="float" office:value="319.77" calcext:value-type="float">
            <text:p>319,8</text:p>
          </table:table-cell>
          <table:table-cell table:style-name="ce19" office:value-type="float" office:value="206486.5" calcext:value-type="float">
            <text:p>206486,5</text:p>
          </table:table-cell>
          <table:table-cell table:style-name="ce21" office:value-type="float" office:value="24.31" calcext:value-type="float">
            <text:p>24,3</text:p>
          </table:table-cell>
          <table:table-cell table:style-name="ce29" office:value-type="float" office:value="208490.5" calcext:value-type="float">
            <text:p>208490,5</text:p>
          </table:table-cell>
          <table:table-cell table:style-name="ce34" table:formula="of:=([.I78]-[.B78])/[.B78]" office:value-type="percentage" office:value="0.00970523496693489" calcext:value-type="percentage">
            <text:p>0,971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30_1</text:p>
          </table:table-cell>
          <table:table-cell table:style-name="ce9" table:formula="of:=MIN([.C79];[.E79];[.G79])" office:value-type="float" office:value="628850" calcext:value-type="float">
            <text:p>628850</text:p>
          </table:table-cell>
          <table:table-cell table:style-name="ce11" office:value-type="float" office:value="628859" calcext:value-type="float">
            <text:p>628859,0</text:p>
          </table:table-cell>
          <table:table-cell table:style-name="ce16" office:value-type="float" office:value="134.75" calcext:value-type="float">
            <text:p>134,8</text:p>
          </table:table-cell>
          <table:table-cell table:style-name="ce18" office:value-type="float" office:value="628915" calcext:value-type="float">
            <text:p>628915,0</text:p>
          </table:table-cell>
          <table:table-cell table:style-name="ce16" office:value-type="float" office:value="70.12" calcext:value-type="float">
            <text:p>70,1</text:p>
          </table:table-cell>
          <table:table-cell table:style-name="ce20" office:value-type="float" office:value="628850" calcext:value-type="float">
            <text:p>628850,0</text:p>
          </table:table-cell>
          <table:table-cell table:style-name="ce22" office:value-type="float" office:value="25.89" calcext:value-type="float">
            <text:p>25,9</text:p>
          </table:table-cell>
          <table:table-cell table:style-name="ce30" office:value-type="float" office:value="632237" calcext:value-type="float">
            <text:p>632237,0</text:p>
          </table:table-cell>
          <table:table-cell table:style-name="ce37" table:formula="of:=([.I79]-[.B79])/[.B79]" office:value-type="percentage" office:value="0.00538602210384034" calcext:value-type="percentage">
            <text:p>0,539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30_2</text:p>
          </table:table-cell>
          <table:table-cell table:style-name="ce9" table:formula="of:=MIN([.C80];[.E80];[.G80])" office:value-type="float" office:value="561170.5" calcext:value-type="float">
            <text:p>561170,5</text:p>
          </table:table-cell>
          <table:table-cell table:style-name="ce10" office:value-type="float" office:value="561170.5" calcext:value-type="float">
            <text:p>561170,5</text:p>
          </table:table-cell>
          <table:table-cell table:style-name="ce14" office:value-type="float" office:value="133.86" calcext:value-type="float">
            <text:p>133,9</text:p>
          </table:table-cell>
          <table:table-cell table:style-name="ce17" office:value-type="float" office:value="561213.5" calcext:value-type="float">
            <text:p>561213,5</text:p>
          </table:table-cell>
          <table:table-cell table:style-name="ce14" office:value-type="float" office:value="70.72" calcext:value-type="float">
            <text:p>70,7</text:p>
          </table:table-cell>
          <table:table-cell table:style-name="ce19" office:value-type="float" office:value="561170.5" calcext:value-type="float">
            <text:p>561170,5</text:p>
          </table:table-cell>
          <table:table-cell table:style-name="ce21" office:value-type="float" office:value="26.46" calcext:value-type="float">
            <text:p>26,5</text:p>
          </table:table-cell>
          <table:table-cell table:style-name="ce29" office:value-type="float" office:value="565889.5" calcext:value-type="float">
            <text:p>565889,5</text:p>
          </table:table-cell>
          <table:table-cell table:style-name="ce34" table:formula="of:=([.I80]-[.B80])/[.B80]" office:value-type="percentage" office:value="0.00840920896590252" calcext:value-type="percentage">
            <text:p>0,841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30_3</text:p>
          </table:table-cell>
          <table:table-cell table:style-name="ce9" table:formula="of:=MIN([.C81];[.E81];[.G81])" office:value-type="float" office:value="587816.5" calcext:value-type="float">
            <text:p>587816,5</text:p>
          </table:table-cell>
          <table:table-cell table:style-name="ce11" office:value-type="float" office:value="587824.5" calcext:value-type="float">
            <text:p>587824,5</text:p>
          </table:table-cell>
          <table:table-cell table:style-name="ce16" office:value-type="float" office:value="134.37" calcext:value-type="float">
            <text:p>134,4</text:p>
          </table:table-cell>
          <table:table-cell table:style-name="ce18" office:value-type="float" office:value="587874.5" calcext:value-type="float">
            <text:p>587874,5</text:p>
          </table:table-cell>
          <table:table-cell table:style-name="ce16" office:value-type="float" office:value="43.66" calcext:value-type="float">
            <text:p>43,7</text:p>
          </table:table-cell>
          <table:table-cell table:style-name="ce20" office:value-type="float" office:value="587816.5" calcext:value-type="float">
            <text:p>587816,5</text:p>
          </table:table-cell>
          <table:table-cell table:style-name="ce22" office:value-type="float" office:value="26.73" calcext:value-type="float">
            <text:p>26,7</text:p>
          </table:table-cell>
          <table:table-cell table:style-name="ce30" office:value-type="float" office:value="591929.5" calcext:value-type="float">
            <text:p>591929,5</text:p>
          </table:table-cell>
          <table:table-cell table:style-name="ce37" table:formula="of:=([.I81]-[.B81])/[.B81]" office:value-type="percentage" office:value="0.00699708157222535" calcext:value-type="percentage">
            <text:p>0,70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40_1</text:p>
          </table:table-cell>
          <table:table-cell table:style-name="ce9" table:formula="of:=MIN([.C82];[.E82];[.G82])" office:value-type="float" office:value="474046" calcext:value-type="float">
            <text:p>474046</text:p>
          </table:table-cell>
          <table:table-cell table:style-name="ce10" office:value-type="float" office:value="474046" calcext:value-type="float">
            <text:p>474046,0</text:p>
          </table:table-cell>
          <table:table-cell table:style-name="ce14" office:value-type="float" office:value="135.65" calcext:value-type="float">
            <text:p>135,7</text:p>
          </table:table-cell>
          <table:table-cell table:style-name="ce17" office:value-type="float" office:value="474094" calcext:value-type="float">
            <text:p>474094,0</text:p>
          </table:table-cell>
          <table:table-cell table:style-name="ce14" office:value-type="float" office:value="35.87" calcext:value-type="float">
            <text:p>35,9</text:p>
          </table:table-cell>
          <table:table-cell table:style-name="ce19" office:value-type="float" office:value="474046" calcext:value-type="float">
            <text:p>474046,0</text:p>
          </table:table-cell>
          <table:table-cell table:style-name="ce21" office:value-type="float" office:value="25.49" calcext:value-type="float">
            <text:p>25,5</text:p>
          </table:table-cell>
          <table:table-cell table:style-name="ce29" office:value-type="float" office:value="478022" calcext:value-type="float">
            <text:p>478022,0</text:p>
          </table:table-cell>
          <table:table-cell table:style-name="ce34" table:formula="of:=([.I82]-[.B82])/[.B82]" office:value-type="percentage" office:value="0.00838737168966725" calcext:value-type="percentage">
            <text:p>0,839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40_2</text:p>
          </table:table-cell>
          <table:table-cell table:style-name="ce9" table:formula="of:=MIN([.C83];[.E83];[.G83])" office:value-type="float" office:value="479963" calcext:value-type="float">
            <text:p>479963</text:p>
          </table:table-cell>
          <table:table-cell table:style-name="ce11" office:value-type="float" office:value="479963" calcext:value-type="float">
            <text:p>479963,0</text:p>
          </table:table-cell>
          <table:table-cell table:style-name="ce16" office:value-type="float" office:value="135.32" calcext:value-type="float">
            <text:p>135,3</text:p>
          </table:table-cell>
          <table:table-cell table:style-name="ce18" office:value-type="float" office:value="480007" calcext:value-type="float">
            <text:p>480007,0</text:p>
          </table:table-cell>
          <table:table-cell table:style-name="ce16" office:value-type="float" office:value="67.64" calcext:value-type="float">
            <text:p>67,6</text:p>
          </table:table-cell>
          <table:table-cell table:style-name="ce20" office:value-type="float" office:value="479963" calcext:value-type="float">
            <text:p>479963,0</text:p>
          </table:table-cell>
          <table:table-cell table:style-name="ce22" office:value-type="float" office:value="25.78" calcext:value-type="float">
            <text:p>25,8</text:p>
          </table:table-cell>
          <table:table-cell table:style-name="ce30" office:value-type="float" office:value="483805" calcext:value-type="float">
            <text:p>483805,0</text:p>
          </table:table-cell>
          <table:table-cell table:style-name="ce37" table:formula="of:=([.I83]-[.B83])/[.B83]" office:value-type="percentage" office:value="0.00800478370207703" calcext:value-type="percentage">
            <text:p>0,800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40_3</text:p>
          </table:table-cell>
          <table:table-cell table:style-name="ce9" table:formula="of:=MIN([.C84];[.E84];[.G84])" office:value-type="float" office:value="512452" calcext:value-type="float">
            <text:p>512452</text:p>
          </table:table-cell>
          <table:table-cell table:style-name="ce10" office:value-type="float" office:value="512453" calcext:value-type="float">
            <text:p>512453,0</text:p>
          </table:table-cell>
          <table:table-cell table:style-name="ce14" office:value-type="float" office:value="135.13" calcext:value-type="float">
            <text:p>135,1</text:p>
          </table:table-cell>
          <table:table-cell table:style-name="ce17" office:value-type="float" office:value="512490" calcext:value-type="float">
            <text:p>512490,0</text:p>
          </table:table-cell>
          <table:table-cell table:style-name="ce14" office:value-type="float" office:value="39.52" calcext:value-type="float">
            <text:p>39,5</text:p>
          </table:table-cell>
          <table:table-cell table:style-name="ce19" office:value-type="float" office:value="512452" calcext:value-type="float">
            <text:p>512452,0</text:p>
          </table:table-cell>
          <table:table-cell table:style-name="ce21" office:value-type="float" office:value="26.09" calcext:value-type="float">
            <text:p>26,1</text:p>
          </table:table-cell>
          <table:table-cell table:style-name="ce29" office:value-type="float" office:value="515744" calcext:value-type="float">
            <text:p>515744,0</text:p>
          </table:table-cell>
          <table:table-cell table:style-name="ce34" table:formula="of:=([.I84]-[.B84])/[.B84]" office:value-type="percentage" office:value="0.00642401629811182" calcext:value-type="percentage">
            <text:p>0,642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50_1</text:p>
          </table:table-cell>
          <table:table-cell table:style-name="ce9" table:formula="of:=MIN([.C85];[.E85];[.G85])" office:value-type="float" office:value="479683" calcext:value-type="float">
            <text:p>479683</text:p>
          </table:table-cell>
          <table:table-cell table:style-name="ce11" office:value-type="float" office:value="479692" calcext:value-type="float">
            <text:p>479692,0</text:p>
          </table:table-cell>
          <table:table-cell table:style-name="ce16" office:value-type="float" office:value="135.36" calcext:value-type="float">
            <text:p>135,4</text:p>
          </table:table-cell>
          <table:table-cell table:style-name="ce18" office:value-type="float" office:value="479721" calcext:value-type="float">
            <text:p>479721,0</text:p>
          </table:table-cell>
          <table:table-cell table:style-name="ce16" office:value-type="float" office:value="91.9" calcext:value-type="float">
            <text:p>91,9</text:p>
          </table:table-cell>
          <table:table-cell table:style-name="ce20" office:value-type="float" office:value="479683" calcext:value-type="float">
            <text:p>479683,0</text:p>
          </table:table-cell>
          <table:table-cell table:style-name="ce22" office:value-type="float" office:value="24.89" calcext:value-type="float">
            <text:p>24,9</text:p>
          </table:table-cell>
          <table:table-cell table:style-name="ce30" office:value-type="float" office:value="483219" calcext:value-type="float">
            <text:p>483219,0</text:p>
          </table:table-cell>
          <table:table-cell table:style-name="ce37" table:formula="of:=([.I85]-[.B85])/[.B85]" office:value-type="percentage" office:value="0.00737153495120736" calcext:value-type="percentage">
            <text:p>0,737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50_2</text:p>
          </table:table-cell>
          <table:table-cell table:style-name="ce9" table:formula="of:=MIN([.C86];[.E86];[.G86])" office:value-type="float" office:value="445030" calcext:value-type="float">
            <text:p>445030</text:p>
          </table:table-cell>
          <table:table-cell table:style-name="ce10" office:value-type="float" office:value="445032" calcext:value-type="float">
            <text:p>445032,0</text:p>
          </table:table-cell>
          <table:table-cell table:style-name="ce14" office:value-type="float" office:value="133.36" calcext:value-type="float">
            <text:p>133,4</text:p>
          </table:table-cell>
          <table:table-cell table:style-name="ce17" office:value-type="float" office:value="445140" calcext:value-type="float">
            <text:p>445140,0</text:p>
          </table:table-cell>
          <table:table-cell table:style-name="ce14" office:value-type="float" office:value="61.46" calcext:value-type="float">
            <text:p>61,5</text:p>
          </table:table-cell>
          <table:table-cell table:style-name="ce19" office:value-type="float" office:value="445030" calcext:value-type="float">
            <text:p>445030,0</text:p>
          </table:table-cell>
          <table:table-cell table:style-name="ce21" office:value-type="float" office:value="24.89" calcext:value-type="float">
            <text:p>24,9</text:p>
          </table:table-cell>
          <table:table-cell table:style-name="ce29" office:value-type="float" office:value="448624" calcext:value-type="float">
            <text:p>448624,0</text:p>
          </table:table-cell>
          <table:table-cell table:style-name="ce34" table:formula="of:=([.I86]-[.B86])/[.B86]" office:value-type="percentage" office:value="0.00807586005437836" calcext:value-type="percentage">
            <text:p>0,808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50_3</text:p>
          </table:table-cell>
          <table:table-cell table:style-name="ce9" table:formula="of:=MIN([.C87];[.E87];[.G87])" office:value-type="float" office:value="495052.5" calcext:value-type="float">
            <text:p>495052,5</text:p>
          </table:table-cell>
          <table:table-cell table:style-name="ce11" office:value-type="float" office:value="495059.5" calcext:value-type="float">
            <text:p>495059,5</text:p>
          </table:table-cell>
          <table:table-cell table:style-name="ce16" office:value-type="float" office:value="133.48" calcext:value-type="float">
            <text:p>133,5</text:p>
          </table:table-cell>
          <table:table-cell table:style-name="ce18" office:value-type="float" office:value="495083.5" calcext:value-type="float">
            <text:p>495083,5</text:p>
          </table:table-cell>
          <table:table-cell table:style-name="ce16" office:value-type="float" office:value="91.01" calcext:value-type="float">
            <text:p>91,0</text:p>
          </table:table-cell>
          <table:table-cell table:style-name="ce20" office:value-type="float" office:value="495052.5" calcext:value-type="float">
            <text:p>495052,5</text:p>
          </table:table-cell>
          <table:table-cell table:style-name="ce22" office:value-type="float" office:value="24.99" calcext:value-type="float">
            <text:p>25,0</text:p>
          </table:table-cell>
          <table:table-cell table:style-name="ce30" office:value-type="float" office:value="498215.5" calcext:value-type="float">
            <text:p>498215,5</text:p>
          </table:table-cell>
          <table:table-cell table:style-name="ce37" table:formula="of:=([.I87]-[.B87])/[.B87]" office:value-type="percentage" office:value="0.00638922134521086" calcext:value-type="percentage">
            <text:p>0,639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60_1</text:p>
          </table:table-cell>
          <table:table-cell table:style-name="ce9" table:formula="of:=MIN([.C88];[.E88];[.G88])" office:value-type="float" office:value="385430.5" calcext:value-type="float">
            <text:p>385430,5</text:p>
          </table:table-cell>
          <table:table-cell table:style-name="ce10" office:value-type="float" office:value="385430.5" calcext:value-type="float">
            <text:p>385430,5</text:p>
          </table:table-cell>
          <table:table-cell table:style-name="ce14" office:value-type="float" office:value="134.3" calcext:value-type="float">
            <text:p>134,3</text:p>
          </table:table-cell>
          <table:table-cell table:style-name="ce17" office:value-type="float" office:value="385448.5" calcext:value-type="float">
            <text:p>385448,5</text:p>
          </table:table-cell>
          <table:table-cell table:style-name="ce14" office:value-type="float" office:value="57.7" calcext:value-type="float">
            <text:p>57,7</text:p>
          </table:table-cell>
          <table:table-cell table:style-name="ce19" office:value-type="float" office:value="385430.5" calcext:value-type="float">
            <text:p>385430,5</text:p>
          </table:table-cell>
          <table:table-cell table:style-name="ce21" office:value-type="float" office:value="23.81" calcext:value-type="float">
            <text:p>23,8</text:p>
          </table:table-cell>
          <table:table-cell table:style-name="ce29" office:value-type="float" office:value="387293.5" calcext:value-type="float">
            <text:p>387293,5</text:p>
          </table:table-cell>
          <table:table-cell table:style-name="ce34" table:formula="of:=([.I88]-[.B88])/[.B88]" office:value-type="percentage" office:value="0.00483355624425156" calcext:value-type="percentage">
            <text:p>0,483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60_2</text:p>
          </table:table-cell>
          <table:table-cell table:style-name="ce9" table:formula="of:=MIN([.C89];[.E89];[.G89])" office:value-type="float" office:value="344775" calcext:value-type="float">
            <text:p>344775</text:p>
          </table:table-cell>
          <table:table-cell table:style-name="ce11" office:value-type="float" office:value="344775" calcext:value-type="float">
            <text:p>344775,0</text:p>
          </table:table-cell>
          <table:table-cell table:style-name="ce16" office:value-type="float" office:value="137.16" calcext:value-type="float">
            <text:p>137,2</text:p>
          </table:table-cell>
          <table:table-cell table:style-name="ce18" office:value-type="float" office:value="344816" calcext:value-type="float">
            <text:p>344816,0</text:p>
          </table:table-cell>
          <table:table-cell table:style-name="ce16" office:value-type="float" office:value="84.08" calcext:value-type="float">
            <text:p>84,1</text:p>
          </table:table-cell>
          <table:table-cell table:style-name="ce20" office:value-type="float" office:value="344775" calcext:value-type="float">
            <text:p>344775,0</text:p>
          </table:table-cell>
          <table:table-cell table:style-name="ce22" office:value-type="float" office:value="24.46" calcext:value-type="float">
            <text:p>24,5</text:p>
          </table:table-cell>
          <table:table-cell table:style-name="ce30" office:value-type="float" office:value="346573" calcext:value-type="float">
            <text:p>346573,0</text:p>
          </table:table-cell>
          <table:table-cell table:style-name="ce37" table:formula="of:=([.I89]-[.B89])/[.B89]" office:value-type="percentage" office:value="0.00521499528678123" calcext:value-type="percentage">
            <text:p>0,521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CAP_60_d_90_L_60_3</text:p>
          </table:table-cell>
          <table:table-cell table:style-name="ce9" table:formula="of:=MIN([.C90];[.E90];[.G90])" office:value-type="float" office:value="411205" calcext:value-type="float">
            <text:p>411205</text:p>
          </table:table-cell>
          <table:table-cell table:style-name="ce10" office:value-type="float" office:value="411206" calcext:value-type="float">
            <text:p>411206,0</text:p>
          </table:table-cell>
          <table:table-cell table:style-name="ce14" office:value-type="float" office:value="133.93" calcext:value-type="float">
            <text:p>133,9</text:p>
          </table:table-cell>
          <table:table-cell table:style-name="ce17" office:value-type="float" office:value="411262" calcext:value-type="float">
            <text:p>411262,0</text:p>
          </table:table-cell>
          <table:table-cell table:style-name="ce14" office:value-type="float" office:value="54.68" calcext:value-type="float">
            <text:p>54,7</text:p>
          </table:table-cell>
          <table:table-cell table:style-name="ce19" office:value-type="float" office:value="411205" calcext:value-type="float">
            <text:p>411205,0</text:p>
          </table:table-cell>
          <table:table-cell table:style-name="ce21" office:value-type="float" office:value="23.95" calcext:value-type="float">
            <text:p>24,0</text:p>
          </table:table-cell>
          <table:table-cell table:style-name="ce29" office:value-type="float" office:value="413489" calcext:value-type="float">
            <text:p>413489,0</text:p>
          </table:table-cell>
          <table:table-cell table:style-name="ce34" table:formula="of:=([.I90]-[.B90])/[.B90]" office:value-type="percentage" office:value="0.00555440716917353" calcext:value-type="percentage">
            <text:p>0,555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2">
          <table:table-cell table:style-name="ce2" office:value-type="string" calcext:value-type="string">
            <text:p>QAP_sko64_05_n</text:p>
          </table:table-cell>
          <table:table-cell table:style-name="ce9" table:formula="of:=MIN([.C91];[.E91];[.G91])" office:value-type="float" office:value="250870.5" calcext:value-type="float">
            <text:p>250870,5</text:p>
          </table:table-cell>
          <table:table-cell table:style-name="ce11" office:value-type="float" office:value="250877.5" calcext:value-type="float">
            <text:p>250877,5</text:p>
          </table:table-cell>
          <table:table-cell table:style-name="ce16" office:value-type="float" office:value="418.83" calcext:value-type="float">
            <text:p>418,8</text:p>
          </table:table-cell>
          <table:table-cell table:style-name="ce18" office:value-type="float" office:value="251160.5" calcext:value-type="float">
            <text:p>251160,5</text:p>
          </table:table-cell>
          <table:table-cell table:style-name="ce16" office:value-type="float" office:value="351.54" calcext:value-type="float">
            <text:p>351,5</text:p>
          </table:table-cell>
          <table:table-cell table:style-name="ce20" office:value-type="float" office:value="250870.5" calcext:value-type="float">
            <text:p>250870,5</text:p>
          </table:table-cell>
          <table:table-cell table:style-name="ce22" office:value-type="float" office:value="32.06" calcext:value-type="float">
            <text:p>32,1</text:p>
          </table:table-cell>
          <table:table-cell table:style-name="ce30" office:value-type="float" office:value="254434.5" calcext:value-type="float">
            <text:p>254434,5</text:p>
          </table:table-cell>
          <table:table-cell table:style-name="ce37" table:formula="of:=([.I91]-[.B91])/[.B91]" office:value-type="percentage" office:value="0.0142065328526072" calcext:value-type="percentage">
            <text:p>1,421%</text:p>
          </table:table-cell>
          <table:table-cell table:style-name="ce40"/>
          <table:table-cell table:style-name="ce42"/>
          <table:table-cell table:style-name="ce46"/>
          <table:table-cell table:style-name="ce54"/>
          <table:table-cell table:number-columns-repeated="990"/>
        </table:table-row>
        <table:table-row table:style-name="ro2">
          <table:table-cell table:style-name="ce2" office:value-type="string" calcext:value-type="string">
            <text:p>AKV_n_70_05</text:p>
          </table:table-cell>
          <table:table-cell table:style-name="ce9" table:formula="of:=MIN([.C92];[.E92];[.G92])" office:value-type="float" office:value="2109745.5" calcext:value-type="float">
            <text:p>2109745,5</text:p>
          </table:table-cell>
          <table:table-cell table:style-name="ce10" office:value-type="float" office:value="2109764.5" calcext:value-type="float">
            <text:p>2109764,5</text:p>
          </table:table-cell>
          <table:table-cell table:style-name="ce14" office:value-type="float" office:value="657.1" calcext:value-type="float">
            <text:p>657,1</text:p>
          </table:table-cell>
          <table:table-cell table:style-name="ce17" office:value-type="float" office:value="2113448.5" calcext:value-type="float">
            <text:p>2113448,5</text:p>
          </table:table-cell>
          <table:table-cell table:style-name="ce14" office:value-type="float" office:value="459.6" calcext:value-type="float">
            <text:p>459,6</text:p>
          </table:table-cell>
          <table:table-cell table:style-name="ce19" office:value-type="float" office:value="2109745.5" calcext:value-type="float">
            <text:p>2109745,5</text:p>
          </table:table-cell>
          <table:table-cell table:style-name="ce21" office:value-type="float" office:value="58.65" calcext:value-type="float">
            <text:p>58,7</text:p>
          </table:table-cell>
          <table:table-cell table:style-name="ce29" office:value-type="float" office:value="2124929.5" calcext:value-type="float">
            <text:p>2124929,5</text:p>
          </table:table-cell>
          <table:table-cell table:style-name="ce34" table:formula="of:=([.I92]-[.B92])/[.B92]" office:value-type="percentage" office:value="0.00719707661421721" calcext:value-type="percentage">
            <text:p>0,720%</text:p>
          </table:table-cell>
          <table:table-cell table:style-name="ce39"/>
          <table:table-cell table:style-name="ce41"/>
          <table:table-cell table:style-name="ce45"/>
          <table:table-cell table:style-name="ce48"/>
          <table:table-cell table:number-columns-repeated="990"/>
        </table:table-row>
        <table:table-row table:style-name="ro3">
          <table:table-cell table:number-columns-repeated="2"/>
          <table:table-cell table:style-name="ce12"/>
          <table:table-cell table:style-name="ce12" table:formula="of:=AVERAGE([.D4:.D92])" office:value-type="float" office:value="115.347936507936" calcext:value-type="float">
            <text:p>115,347936507936</text:p>
          </table:table-cell>
          <table:table-cell table:style-name="ce12"/>
          <table:table-cell table:style-name="ce12" table:formula="of:=AVERAGE([.F4:.F92])" office:value-type="float" office:value="187.648888888889" calcext:value-type="float">
            <text:p>187,648888888889</text:p>
          </table:table-cell>
          <table:table-cell table:style-name="ce12"/>
          <table:table-cell table:style-name="ce12" table:formula="of:=AVERAGE([.H4:.H92])" office:value-type="float" office:value="14.5575056179775" calcext:value-type="float">
            <text:p>14,5575056179775</text:p>
          </table:table-cell>
          <table:table-cell table:style-name="ce12"/>
          <table:table-cell table:style-name="ce38" table:formula="of:=AVERAGE([.J4:.J92])" office:value-type="percentage" office:value="0.011205472285951" calcext:value-type="percentage">
            <text:p>1,12055%</text:p>
          </table:table-cell>
          <table:table-cell table:style-name="ce12"/>
          <table:table-cell table:style-name="ce43"/>
          <table:table-cell table:style-name="ce12" table:formula="of:=AVERAGE([.M4:.M92])" office:value-type="string" office:string-value="" calcext:value-type="error">
            <text:p>#DIV/0!</text:p>
          </table:table-cell>
          <table:table-cell table:style-name="ce12"/>
          <table:table-cell table:number-columns-repeated="990"/>
        </table:table-row>
        <table:table-row table:style-name="ro3" table:number-rows-repeated="2">
          <table:table-cell table:number-columns-repeated="1004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994"/>
        </table:table-row>
        <table:table-row table:style-name="ro3">
          <table:table-cell office:value-type="string" calcext:value-type="string">
            <text:p>Instancia</text:p>
          </table:table-cell>
          <table:table-cell table:style-name="Default" office:value-type="string" calcext:value-type="string">
            <text:p>avgTime</text:p>
          </table:table-cell>
          <table:table-cell table:style-name="ce13" office:value-type="string" calcext:value-type="string">
            <text:p>avgCost</text:p>
          </table:table-cell>
          <table:table-cell table:style-name="Default" office:value-type="string" calcext:value-type="string">
            <text:p>bestTime</text:p>
          </table:table-cell>
          <table:table-cell table:style-name="Default" office:value-type="string" calcext:value-type="string">
            <text:p>bestCost</text:p>
          </table:table-cell>
          <table:table-cell table:style-name="Default" table:number-columns-repeated="2"/>
          <table:table-cell table:style-name="ce26"/>
          <table:table-cell table:style-name="Default"/>
          <table:table-cell table:style-name="ce28"/>
          <table:table-cell table:style-name="Default"/>
          <table:table-cell table:number-columns-repeated="2"/>
          <table:table-cell office:value-type="string" calcext:value-type="string">
            <text:p> 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S9</text:p>
          </table:table-cell>
          <table:table-cell table:style-name="Default" office:value-type="float" office:value="0.016549" calcext:value-type="float">
            <text:p>0,016549</text:p>
          </table:table-cell>
          <table:table-cell table:style-name="Default" office:value-type="float" office:value="1185.5" calcext:value-type="float">
            <text:p>1185,5</text:p>
          </table:table-cell>
          <table:table-cell table:style-name="Default" office:value-type="float" office:value="0.015635" calcext:value-type="float">
            <text:p>0,01563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93"/>
        </table:table-row>
        <table:table-row table:style-name="ro3">
          <table:table-cell office:value-type="string" calcext:value-type="string">
            <text:p>S9H</text:p>
          </table:table-cell>
          <table:table-cell table:style-name="Default" office:value-type="float" office:value="0.015757" calcext:value-type="float">
            <text:p>0,015757</text:p>
          </table:table-cell>
          <table:table-cell table:style-name="Default" office:value-type="float" office:value="2298" calcext:value-type="float">
            <text:p>2298</text:p>
          </table:table-cell>
          <table:table-cell table:style-name="Default" office:value-type="float" office:value="0.015604" calcext:value-type="float">
            <text:p>0,01560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93"/>
        </table:table-row>
        <table:table-row table:style-name="ro3">
          <table:table-cell office:value-type="string" calcext:value-type="string">
            <text:p>S10</text:p>
          </table:table-cell>
          <table:table-cell table:style-name="Default" office:value-type="float" office:value="0.017071" calcext:value-type="float">
            <text:p>0,017071</text:p>
          </table:table-cell>
          <table:table-cell table:style-name="Default" office:value-type="float" office:value="1381.166667" calcext:value-type="float">
            <text:p>1381,166667</text:p>
          </table:table-cell>
          <table:table-cell table:style-name="Default" office:value-type="float" office:value="0.016889" calcext:value-type="float">
            <text:p>0,016889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S11</text:p>
          </table:table-cell>
          <table:table-cell table:style-name="Default" office:value-type="float" office:value="0.018273" calcext:value-type="float">
            <text:p>0,018273</text:p>
          </table:table-cell>
          <table:table-cell table:style-name="Default" office:value-type="float" office:value="3505" calcext:value-type="float">
            <text:p>3505</text:p>
          </table:table-cell>
          <table:table-cell table:style-name="Default" office:value-type="float" office:value="0.018126" calcext:value-type="float">
            <text:p>0,01812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28"/>
          <table:table-cell table:style-name="Default" table:number-columns-repeated="5"/>
          <table:table-cell table:number-columns-repeated="991"/>
        </table:table-row>
        <table:table-row table:style-name="ro3">
          <table:table-cell office:value-type="string" calcext:value-type="string">
            <text:p>Am12a</text:p>
          </table:table-cell>
          <table:table-cell table:style-name="Default" office:value-type="float" office:value="0.020876" calcext:value-type="float">
            <text:p>0,020876</text:p>
          </table:table-cell>
          <table:table-cell table:style-name="Default" office:value-type="float" office:value="1553.466667" calcext:value-type="float">
            <text:p>1553,466667</text:p>
          </table:table-cell>
          <table:table-cell table:style-name="Default" office:value-type="float" office:value="0.020636" calcext:value-type="float">
            <text:p>0,02063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Am12b</text:p>
          </table:table-cell>
          <table:table-cell table:style-name="Default" office:value-type="float" office:value="0.020979" calcext:value-type="float">
            <text:p>0,020979</text:p>
          </table:table-cell>
          <table:table-cell table:style-name="Default" office:value-type="float" office:value="1687.5" calcext:value-type="float">
            <text:p>1687,5</text:p>
          </table:table-cell>
          <table:table-cell table:style-name="Default" office:value-type="float" office:value="0.020616" calcext:value-type="float">
            <text:p>0,020616</text:p>
          </table:table-cell>
          <table:table-cell table:style-name="Default"/>
          <table:table-cell table:style-name="Default" office:value-type="float" office:value="0.022367" calcext:value-type="float">
            <text:p>0,022367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Am13a</text:p>
          </table:table-cell>
          <table:table-cell table:style-name="Default" office:value-type="float" office:value="0.022517" calcext:value-type="float">
            <text:p>0,022517</text:p>
          </table:table-cell>
          <table:table-cell table:style-name="Default" office:value-type="float" office:value="2488.4" calcext:value-type="float">
            <text:p>2488,4</text:p>
          </table:table-cell>
          <table:table-cell table:style-name="Default" office:value-type="float" office:value="0.022072" calcext:value-type="float">
            <text:p>0,02207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Am13b</text:p>
          </table:table-cell>
          <table:table-cell table:style-name="Default" office:value-type="float" office:value="0.022447" calcext:value-type="float">
            <text:p>0,022447</text:p>
          </table:table-cell>
          <table:table-cell table:style-name="Default" office:value-type="float" office:value="2905.433333" calcext:value-type="float">
            <text:p>2905,433333</text:p>
          </table:table-cell>
          <table:table-cell table:style-name="Default" office:value-type="float" office:value="0.02215" calcext:value-type="float">
            <text:p>0,0221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Am15</text:p>
          </table:table-cell>
          <table:table-cell table:style-name="Default" office:value-type="float" office:value="0.025423" calcext:value-type="float">
            <text:p>0,025423</text:p>
          </table:table-cell>
          <table:table-cell table:style-name="Default" office:value-type="float" office:value="3274.6" calcext:value-type="float">
            <text:p>3274,6</text:p>
          </table:table-cell>
          <table:table-cell table:style-name="Default" office:value-type="float" office:value="0.025072" calcext:value-type="float">
            <text:p>0,02507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25_01,txt</text:p>
          </table:table-cell>
          <table:table-cell table:style-name="Default" office:value-type="float" office:value="0.044846" calcext:value-type="float">
            <text:p>0,044846</text:p>
          </table:table-cell>
          <table:table-cell table:style-name="Default" office:value-type="float" office:value="2349.333333" calcext:value-type="float">
            <text:p>2349,333333</text:p>
          </table:table-cell>
          <table:table-cell table:style-name="Default" office:value-type="float" office:value="0.044201" calcext:value-type="float">
            <text:p>0,044201</text:p>
          </table:table-cell>
          <table:table-cell table:style-name="Default"/>
          <table:table-cell table:style-name="Default" office:value-type="float" office:value="0.003041" calcext:value-type="float">
            <text:p>0,003041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25_02,txt</text:p>
          </table:table-cell>
          <table:table-cell table:style-name="Default" office:value-type="float" office:value="0.045888" calcext:value-type="float">
            <text:p>0,045888</text:p>
          </table:table-cell>
          <table:table-cell table:style-name="Default" office:value-type="float" office:value="19083.2" calcext:value-type="float">
            <text:p>19083,2</text:p>
          </table:table-cell>
          <table:table-cell table:style-name="Default" office:value-type="float" office:value="0.045033" calcext:value-type="float">
            <text:p>0,045033</text:p>
          </table:table-cell>
          <table:table-cell table:style-name="Default"/>
          <table:table-cell table:style-name="Default" office:value-type="float" office:value="0.003334" calcext:value-type="float">
            <text:p>0,003334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25_03,txt</text:p>
          </table:table-cell>
          <table:table-cell table:style-name="Default" office:value-type="float" office:value="0.045865" calcext:value-type="float">
            <text:p>0,045865</text:p>
          </table:table-cell>
          <table:table-cell table:style-name="Default" office:value-type="float" office:value="12470.166667" calcext:value-type="float">
            <text:p>12470,166667</text:p>
          </table:table-cell>
          <table:table-cell table:style-name="Default" office:value-type="float" office:value="0.045145" calcext:value-type="float">
            <text:p>0,045145</text:p>
          </table:table-cell>
          <table:table-cell table:style-name="Default"/>
          <table:table-cell table:style-name="Default" office:value-type="float" office:value="0.00454" calcext:value-type="float">
            <text:p>0,00454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25_04,txt</text:p>
          </table:table-cell>
          <table:table-cell table:style-name="Default" office:value-type="float" office:value="0.046371" calcext:value-type="float">
            <text:p>0,046371</text:p>
          </table:table-cell>
          <table:table-cell table:style-name="Default" office:value-type="float" office:value="24839.033333" calcext:value-type="float">
            <text:p>24839,033333</text:p>
          </table:table-cell>
          <table:table-cell table:style-name="Default" office:value-type="float" office:value="0.045175" calcext:value-type="float">
            <text:p>0,045175</text:p>
          </table:table-cell>
          <table:table-cell table:style-name="Default"/>
          <table:table-cell table:style-name="Default" office:value-type="float" office:value="0.006159" calcext:value-type="float">
            <text:p>0,006159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25_05,txt</text:p>
          </table:table-cell>
          <table:table-cell table:style-name="Default" office:value-type="float" office:value="0.046184" calcext:value-type="float">
            <text:p>0,046184</text:p>
          </table:table-cell>
          <table:table-cell table:style-name="Default" office:value-type="float" office:value="8003.2" calcext:value-type="float">
            <text:p>8003,2</text:p>
          </table:table-cell>
          <table:table-cell table:style-name="Default" office:value-type="float" office:value="0.045396" calcext:value-type="float">
            <text:p>0,04539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30_01,txt</text:p>
          </table:table-cell>
          <table:table-cell table:style-name="Default" office:value-type="float" office:value="0.056344" calcext:value-type="float">
            <text:p>0,056344</text:p>
          </table:table-cell>
          <table:table-cell table:style-name="Default" office:value-type="float" office:value="4217.966667" calcext:value-type="float">
            <text:p>4217,966667</text:p>
          </table:table-cell>
          <table:table-cell table:style-name="Default" office:value-type="float" office:value="0.055414" calcext:value-type="float">
            <text:p>0,055414</text:p>
          </table:table-cell>
          <table:table-cell table:style-name="Default"/>
          <table:table-cell table:style-name="Default" office:value-type="float" office:value="0.000972" calcext:value-type="float">
            <text:p>0,000972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30_02,txt</text:p>
          </table:table-cell>
          <table:table-cell table:style-name="Default" office:value-type="float" office:value="0.057498" calcext:value-type="float">
            <text:p>0,057498</text:p>
          </table:table-cell>
          <table:table-cell table:style-name="Default" office:value-type="float" office:value="11095.6" calcext:value-type="float">
            <text:p>11095,6</text:p>
          </table:table-cell>
          <table:table-cell table:style-name="Default" office:value-type="float" office:value="0.056497" calcext:value-type="float">
            <text:p>0,056497</text:p>
          </table:table-cell>
          <table:table-cell table:style-name="Default"/>
          <table:table-cell table:style-name="Default" office:value-type="float" office:value="0.002969" calcext:value-type="float">
            <text:p>0,002969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30_03,txt</text:p>
          </table:table-cell>
          <table:table-cell table:style-name="Default" office:value-type="float" office:value="0.057324" calcext:value-type="float">
            <text:p>0,057324</text:p>
          </table:table-cell>
          <table:table-cell table:style-name="Default" office:value-type="float" office:value="23473.733333" calcext:value-type="float">
            <text:p>23473,733333</text:p>
          </table:table-cell>
          <table:table-cell table:style-name="Default" office:value-type="float" office:value="0.056091" calcext:value-type="float">
            <text:p>0,056091</text:p>
          </table:table-cell>
          <table:table-cell table:style-name="Default"/>
          <table:table-cell table:style-name="Default" office:value-type="float" office:value="0.003524" calcext:value-type="float">
            <text:p>0,003524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30_04,txt</text:p>
          </table:table-cell>
          <table:table-cell table:style-name="Default" office:value-type="float" office:value="0.057487" calcext:value-type="float">
            <text:p>0,057487</text:p>
          </table:table-cell>
          <table:table-cell table:style-name="Default" office:value-type="float" office:value="29288.666667" calcext:value-type="float">
            <text:p>29288,666667</text:p>
          </table:table-cell>
          <table:table-cell table:style-name="Default" office:value-type="float" office:value="0.056314" calcext:value-type="float">
            <text:p>0,056314</text:p>
          </table:table-cell>
          <table:table-cell table:style-name="Default"/>
          <table:table-cell table:style-name="Default" office:value-type="float" office:value="0.008485" calcext:value-type="float">
            <text:p>0,008485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30_05,txt</text:p>
          </table:table-cell>
          <table:table-cell table:style-name="Default" office:value-type="float" office:value="0.05695" calcext:value-type="float">
            <text:p>0,05695</text:p>
          </table:table-cell>
          <table:table-cell table:style-name="Default" office:value-type="float" office:value="59044.9" calcext:value-type="float">
            <text:p>59044,9</text:p>
          </table:table-cell>
          <table:table-cell table:style-name="Default" office:value-type="float" office:value="0.056148" calcext:value-type="float">
            <text:p>0,056148</text:p>
          </table:table-cell>
          <table:table-cell table:style-name="Default"/>
          <table:table-cell table:style-name="Default" office:value-type="float" office:value="0.006307" calcext:value-type="float">
            <text:p>0,006307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P1,txt</text:p>
          </table:table-cell>
          <table:table-cell table:style-name="Default" office:value-type="float" office:value="0.065757" calcext:value-type="float">
            <text:p>0,065757</text:p>
          </table:table-cell>
          <table:table-cell table:style-name="Default" office:value-type="float" office:value="31111.066667" calcext:value-type="float">
            <text:p>31111,066667</text:p>
          </table:table-cell>
          <table:table-cell table:style-name="Default" office:value-type="float" office:value="0.064958" calcext:value-type="float">
            <text:p>0,064958</text:p>
          </table:table-cell>
          <table:table-cell table:style-name="Default"/>
          <table:table-cell table:style-name="Default" office:value-type="float" office:value="0.009312" calcext:value-type="float">
            <text:p>0,009312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P2,txt</text:p>
          </table:table-cell>
          <table:table-cell table:style-name="Default" office:value-type="float" office:value="0.065883" calcext:value-type="float">
            <text:p>0,065883</text:p>
          </table:table-cell>
          <table:table-cell table:style-name="Default" office:value-type="float" office:value="34817" calcext:value-type="float">
            <text:p>34817</text:p>
          </table:table-cell>
          <table:table-cell table:style-name="Default" office:value-type="float" office:value="0.06477" calcext:value-type="float">
            <text:p>0,06477</text:p>
          </table:table-cell>
          <table:table-cell table:style-name="Default"/>
          <table:table-cell table:style-name="Default" office:value-type="float" office:value="0.003061" calcext:value-type="float">
            <text:p>0,003061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P3,txt</text:p>
          </table:table-cell>
          <table:table-cell table:style-name="Default" office:value-type="float" office:value="0.065855" calcext:value-type="float">
            <text:p>0,065855</text:p>
          </table:table-cell>
          <table:table-cell table:style-name="Default" office:value-type="float" office:value="36154.6" calcext:value-type="float">
            <text:p>36154,6</text:p>
          </table:table-cell>
          <table:table-cell table:style-name="Default" office:value-type="float" office:value="0.064823" calcext:value-type="float">
            <text:p>0,064823</text:p>
          </table:table-cell>
          <table:table-cell table:style-name="Default"/>
          <table:table-cell table:style-name="Default" office:value-type="float" office:value="0.010413" calcext:value-type="float">
            <text:p>0,010413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P4,txt</text:p>
          </table:table-cell>
          <table:table-cell table:style-name="Default" office:value-type="float" office:value="0.071062" calcext:value-type="float">
            <text:p>0,071062</text:p>
          </table:table-cell>
          <table:table-cell table:style-name="Default" office:value-type="float" office:value="35500.533333" calcext:value-type="float">
            <text:p>35500,533333</text:p>
          </table:table-cell>
          <table:table-cell table:style-name="Default" office:value-type="float" office:value="0.069947" calcext:value-type="float">
            <text:p>0,069947</text:p>
          </table:table-cell>
          <table:table-cell table:style-name="Default"/>
          <table:table-cell table:style-name="Default" office:value-type="float" office:value="0.002683" calcext:value-type="float">
            <text:p>0,002683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P5,txt</text:p>
          </table:table-cell>
          <table:table-cell table:style-name="Default" office:value-type="float" office:value="0.071047" calcext:value-type="float">
            <text:p>0,071047</text:p>
          </table:table-cell>
          <table:table-cell table:style-name="Default" office:value-type="float" office:value="31589.433333" calcext:value-type="float">
            <text:p>31589,433333</text:p>
          </table:table-cell>
          <table:table-cell table:style-name="Default" office:value-type="float" office:value="0.069875" calcext:value-type="float">
            <text:p>0,069875</text:p>
          </table:table-cell>
          <table:table-cell table:style-name="Default"/>
          <table:table-cell table:style-name="Default" office:value-type="float" office:value="0.004972" calcext:value-type="float">
            <text:p>0,004972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P6,txt</text:p>
          </table:table-cell>
          <table:table-cell table:style-name="Default" office:value-type="float" office:value="0.070676" calcext:value-type="float">
            <text:p>0,070676</text:p>
          </table:table-cell>
          <table:table-cell table:style-name="Default" office:value-type="float" office:value="35402.1" calcext:value-type="float">
            <text:p>35402,1</text:p>
          </table:table-cell>
          <table:table-cell table:style-name="Default" office:value-type="float" office:value="0.069637" calcext:value-type="float">
            <text:p>0,069637</text:p>
          </table:table-cell>
          <table:table-cell table:style-name="Default"/>
          <table:table-cell table:style-name="Default" office:value-type="float" office:value="0.002527" calcext:value-type="float">
            <text:p>0,002527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ste36_01,txt</text:p>
          </table:table-cell>
          <table:table-cell table:style-name="Default" office:value-type="float" office:value="0.073317" calcext:value-type="float">
            <text:p>0,073317</text:p>
          </table:table-cell>
          <table:table-cell table:style-name="Default" office:value-type="float" office:value="5611.2" calcext:value-type="float">
            <text:p>5611,2</text:p>
          </table:table-cell>
          <table:table-cell table:style-name="Default" office:value-type="float" office:value="0.071812" calcext:value-type="float">
            <text:p>0,071812</text:p>
          </table:table-cell>
          <table:table-cell table:style-name="Default"/>
          <table:table-cell table:style-name="Default" office:value-type="float" office:value="0.000201" calcext:value-type="float">
            <text:p>0,000201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ste36_02,txt</text:p>
          </table:table-cell>
          <table:table-cell table:style-name="Default" office:value-type="float" office:value="0.074237" calcext:value-type="float">
            <text:p>0,074237</text:p>
          </table:table-cell>
          <table:table-cell table:style-name="Default" office:value-type="float" office:value="102482.033333" calcext:value-type="float">
            <text:p>102482,033333</text:p>
          </table:table-cell>
          <table:table-cell table:style-name="Default" office:value-type="float" office:value="0.073193" calcext:value-type="float">
            <text:p>0,073193</text:p>
          </table:table-cell>
          <table:table-cell table:style-name="Default"/>
          <table:table-cell table:style-name="Default" office:value-type="float" office:value="0.058027" calcext:value-type="float">
            <text:p>0,058027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ste36_03,txt</text:p>
          </table:table-cell>
          <table:table-cell table:style-name="Default" office:value-type="float" office:value="0.075152" calcext:value-type="float">
            <text:p>0,075152</text:p>
          </table:table-cell>
          <table:table-cell table:style-name="Default" office:value-type="float" office:value="55904.366667" calcext:value-type="float">
            <text:p>55904,366667</text:p>
          </table:table-cell>
          <table:table-cell table:style-name="Default" office:value-type="float" office:value="0.07265" calcext:value-type="float">
            <text:p>0,07265</text:p>
          </table:table-cell>
          <table:table-cell table:style-name="Default"/>
          <table:table-cell table:style-name="Default" office:value-type="float" office:value="0.043666" calcext:value-type="float">
            <text:p>0,043666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ste36_04,txt</text:p>
          </table:table-cell>
          <table:table-cell table:style-name="Default" office:value-type="float" office:value="0.074042" calcext:value-type="float">
            <text:p>0,074042</text:p>
          </table:table-cell>
          <table:table-cell table:style-name="Default" office:value-type="float" office:value="54660.033333" calcext:value-type="float">
            <text:p>54660,033333</text:p>
          </table:table-cell>
          <table:table-cell table:style-name="Default" office:value-type="float" office:value="0.072708" calcext:value-type="float">
            <text:p>0,072708</text:p>
          </table:table-cell>
          <table:table-cell table:style-name="Default"/>
          <table:table-cell table:style-name="Default" office:value-type="float" office:value="0.057427" calcext:value-type="float">
            <text:p>0,057427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ste36_05,txt</text:p>
          </table:table-cell>
          <table:table-cell table:style-name="Default" office:value-type="float" office:value="0.073156" calcext:value-type="float">
            <text:p>0,073156</text:p>
          </table:table-cell>
          <table:table-cell table:style-name="Default" office:value-type="float" office:value="53343.233333" calcext:value-type="float">
            <text:p>53343,233333</text:p>
          </table:table-cell>
          <table:table-cell table:style-name="Default" office:value-type="float" office:value="0.072602" calcext:value-type="float">
            <text:p>0,072602</text:p>
          </table:table-cell>
          <table:table-cell table:style-name="Default"/>
          <table:table-cell table:style-name="Default" office:value-type="float" office:value="0.056419" calcext:value-type="float">
            <text:p>0,056419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40_01,txt</text:p>
          </table:table-cell>
          <table:table-cell table:style-name="Default" office:value-type="float" office:value="0.085278" calcext:value-type="float">
            <text:p>0,085278</text:p>
          </table:table-cell>
          <table:table-cell table:style-name="Default" office:value-type="float" office:value="55467.966667" calcext:value-type="float">
            <text:p>55467,966667</text:p>
          </table:table-cell>
          <table:table-cell table:style-name="Default" office:value-type="float" office:value="0.083601" calcext:value-type="float">
            <text:p>0,083601</text:p>
          </table:table-cell>
          <table:table-cell table:style-name="Default"/>
          <table:table-cell table:style-name="Default" office:value-type="float" office:value="0.006906" calcext:value-type="float">
            <text:p>0,006906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40_02,txt</text:p>
          </table:table-cell>
          <table:table-cell table:style-name="Default" office:value-type="float" office:value="0.085375" calcext:value-type="float">
            <text:p>0,085375</text:p>
          </table:table-cell>
          <table:table-cell table:style-name="Default" office:value-type="float" office:value="50629.266667" calcext:value-type="float">
            <text:p>50629,266667</text:p>
          </table:table-cell>
          <table:table-cell table:style-name="Default" office:value-type="float" office:value="0.083473" calcext:value-type="float">
            <text:p>0,083473</text:p>
          </table:table-cell>
          <table:table-cell table:style-name="Default"/>
          <table:table-cell table:style-name="Default" office:value-type="float" office:value="0.006114" calcext:value-type="float">
            <text:p>0,006114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40_03,txt</text:p>
          </table:table-cell>
          <table:table-cell table:style-name="Default" office:value-type="float" office:value="0.08573" calcext:value-type="float">
            <text:p>0,08573</text:p>
          </table:table-cell>
          <table:table-cell table:style-name="Default" office:value-type="float" office:value="40564" calcext:value-type="float">
            <text:p>40564</text:p>
          </table:table-cell>
          <table:table-cell table:style-name="Default" office:value-type="float" office:value="0.08423" calcext:value-type="float">
            <text:p>0,08423</text:p>
          </table:table-cell>
          <table:table-cell table:style-name="Default"/>
          <table:table-cell table:style-name="Default" office:value-type="float" office:value="0.005631" calcext:value-type="float">
            <text:p>0,005631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40_04,txt</text:p>
          </table:table-cell>
          <table:table-cell table:style-name="Default" office:value-type="float" office:value="0.084996" calcext:value-type="float">
            <text:p>0,084996</text:p>
          </table:table-cell>
          <table:table-cell table:style-name="Default" office:value-type="float" office:value="39743.2" calcext:value-type="float">
            <text:p>39743,2</text:p>
          </table:table-cell>
          <table:table-cell table:style-name="Default" office:value-type="float" office:value="0.083739" calcext:value-type="float">
            <text:p>0,083739</text:p>
          </table:table-cell>
          <table:table-cell table:style-name="Default"/>
          <table:table-cell table:style-name="Default" office:value-type="float" office:value="0.006362" calcext:value-type="float">
            <text:p>0,006362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N40_05,txt</text:p>
          </table:table-cell>
          <table:table-cell table:style-name="Default" office:value-type="float" office:value="0.08463" calcext:value-type="float">
            <text:p>0,08463</text:p>
          </table:table-cell>
          <table:table-cell table:style-name="Default" office:value-type="float" office:value="53186.4" calcext:value-type="float">
            <text:p>53186,4</text:p>
          </table:table-cell>
          <table:table-cell table:style-name="Default" office:value-type="float" office:value="0.083399" calcext:value-type="float">
            <text:p>0,083399</text:p>
          </table:table-cell>
          <table:table-cell table:style-name="Default"/>
          <table:table-cell table:style-name="Default" office:value-type="float" office:value="0.007379" calcext:value-type="float">
            <text:p>0,007379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QAP_sko42_01_n</text:p>
          </table:table-cell>
          <table:table-cell table:style-name="Default" office:value-type="float" office:value="0.089678" calcext:value-type="float">
            <text:p>0,089678</text:p>
          </table:table-cell>
          <table:table-cell table:style-name="Default" office:value-type="float" office:value="13004.033333" calcext:value-type="float">
            <text:p>13004,033333</text:p>
          </table:table-cell>
          <table:table-cell table:style-name="Default" office:value-type="float" office:value="0.088554" calcext:value-type="float">
            <text:p>0,088554</text:p>
          </table:table-cell>
          <table:table-cell table:style-name="Default"/>
          <table:table-cell table:style-name="Default" office:value-type="float" office:value="0.002278" calcext:value-type="float">
            <text:p>0,002278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QAP_sko42_02_n</text:p>
          </table:table-cell>
          <table:table-cell table:style-name="Default" office:value-type="float" office:value="0.090166" calcext:value-type="float">
            <text:p>0,090166</text:p>
          </table:table-cell>
          <table:table-cell table:style-name="Default" office:value-type="float" office:value="110335.933333" calcext:value-type="float">
            <text:p>110335,933333</text:p>
          </table:table-cell>
          <table:table-cell table:style-name="Default" office:value-type="float" office:value="0.089144" calcext:value-type="float">
            <text:p>0,089144</text:p>
          </table:table-cell>
          <table:table-cell table:style-name="Default"/>
          <table:table-cell table:style-name="Default" office:value-type="float" office:value="0.005944" calcext:value-type="float">
            <text:p>0,005944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QAP_sko42_03_n</text:p>
          </table:table-cell>
          <table:table-cell table:style-name="Default" office:value-type="float" office:value="0.090022" calcext:value-type="float">
            <text:p>0,090022</text:p>
          </table:table-cell>
          <table:table-cell table:style-name="Default" office:value-type="float" office:value="88694.966667" calcext:value-type="float">
            <text:p>88694,966667</text:p>
          </table:table-cell>
          <table:table-cell table:style-name="Default" office:value-type="float" office:value="0.089122" calcext:value-type="float">
            <text:p>0,089122</text:p>
          </table:table-cell>
          <table:table-cell table:style-name="Default"/>
          <table:table-cell table:style-name="Default" office:value-type="float" office:value="0.006936" calcext:value-type="float">
            <text:p>0,006936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QAP_sko42_04_n</text:p>
          </table:table-cell>
          <table:table-cell table:style-name="Default" office:value-type="float" office:value="0.090154" calcext:value-type="float">
            <text:p>0,090154</text:p>
          </table:table-cell>
          <table:table-cell table:style-name="Default" office:value-type="float" office:value="70040.166667" calcext:value-type="float">
            <text:p>70040,166667</text:p>
          </table:table-cell>
          <table:table-cell table:style-name="Default" office:value-type="float" office:value="0.089124" calcext:value-type="float">
            <text:p>0,089124</text:p>
          </table:table-cell>
          <table:table-cell table:style-name="Default"/>
          <table:table-cell table:style-name="Default" office:value-type="float" office:value="0.007947" calcext:value-type="float">
            <text:p>0,007947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QAP_sko42_05_n</text:p>
          </table:table-cell>
          <table:table-cell table:style-name="Default" office:value-type="float" office:value="0.089829" calcext:value-type="float">
            <text:p>0,089829</text:p>
          </table:table-cell>
          <table:table-cell table:style-name="Default" office:value-type="float" office:value="126655.366667" calcext:value-type="float">
            <text:p>126655,366667</text:p>
          </table:table-cell>
          <table:table-cell table:style-name="Default" office:value-type="float" office:value="0.089115" calcext:value-type="float">
            <text:p>0,089115</text:p>
          </table:table-cell>
          <table:table-cell table:style-name="Default"/>
          <table:table-cell table:style-name="Default" office:value-type="float" office:value="0.003967" calcext:value-type="float">
            <text:p>0,003967</text:p>
          </table:table-cell>
          <table:table-cell table:style-name="Default" table:number-columns-repeated="7"/>
          <table:table-cell table:number-columns-repeated="991"/>
        </table:table-row>
        <table:table-row table:style-name="ro3">
          <table:table-cell office:value-type="string" calcext:value-type="string">
            <text:p>QAP_sko49_01_n</text:p>
          </table:table-cell>
          <table:table-cell table:style-name="Default" office:value-type="float" office:value="0.111365" calcext:value-type="float">
            <text:p>0,111365</text:p>
          </table:table-cell>
          <table:table-cell table:style-name="Default" office:value-type="float" office:value="20813.766667" calcext:value-type="float">
            <text:p>20813,766667</text:p>
          </table:table-cell>
          <table:table-cell table:style-name="Default" office:value-type="float" office:value="0.109911" calcext:value-type="float">
            <text:p>0,109911</text:p>
          </table:table-cell>
          <table:table-cell table:style-name="Default"/>
          <table:table-cell table:style-name="Default" office:value-type="float" office:value="0.003664" calcext:value-type="float">
            <text:p>0,003664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49_02_n</text:p>
          </table:table-cell>
          <table:table-cell table:style-name="Default" office:value-type="float" office:value="0.110928" calcext:value-type="float">
            <text:p>0,110928</text:p>
          </table:table-cell>
          <table:table-cell table:style-name="Default" office:value-type="float" office:value="212898.166667" calcext:value-type="float">
            <text:p>212898,166667</text:p>
          </table:table-cell>
          <table:table-cell table:style-name="Default" office:value-type="float" office:value="0.110148" calcext:value-type="float">
            <text:p>0,110148</text:p>
          </table:table-cell>
          <table:table-cell table:style-name="Default"/>
          <table:table-cell table:style-name="Default" office:value-type="float" office:value="0.007474" calcext:value-type="float">
            <text:p>0,007474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49_03_n</text:p>
          </table:table-cell>
          <table:table-cell table:style-name="Default" office:value-type="float" office:value="0.111374" calcext:value-type="float">
            <text:p>0,111374</text:p>
          </table:table-cell>
          <table:table-cell table:style-name="Default" office:value-type="float" office:value="166885.4" calcext:value-type="float">
            <text:p>166885,4</text:p>
          </table:table-cell>
          <table:table-cell table:style-name="Default" office:value-type="float" office:value="0.110145" calcext:value-type="float">
            <text:p>0,110145</text:p>
          </table:table-cell>
          <table:table-cell table:style-name="Default"/>
          <table:table-cell table:style-name="Default" office:value-type="float" office:value="0.006881" calcext:value-type="float">
            <text:p>0,006881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49_04_n</text:p>
          </table:table-cell>
          <table:table-cell table:style-name="Default" office:value-type="float" office:value="0.111605" calcext:value-type="float">
            <text:p>0,111605</text:p>
          </table:table-cell>
          <table:table-cell table:style-name="Default" office:value-type="float" office:value="121356" calcext:value-type="float">
            <text:p>121356</text:p>
          </table:table-cell>
          <table:table-cell table:style-name="Default" office:value-type="float" office:value="0.110202" calcext:value-type="float">
            <text:p>0,110202</text:p>
          </table:table-cell>
          <table:table-cell table:style-name="Default"/>
          <table:table-cell table:style-name="Default" office:value-type="float" office:value="0.007594" calcext:value-type="float">
            <text:p>0,007594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49_05_n</text:p>
          </table:table-cell>
          <table:table-cell table:style-name="Default" office:value-type="float" office:value="0.111185" calcext:value-type="float">
            <text:p>0,111185</text:p>
          </table:table-cell>
          <table:table-cell table:style-name="Default" office:value-type="float" office:value="342227.433333" calcext:value-type="float">
            <text:p>342227,433333</text:p>
          </table:table-cell>
          <table:table-cell table:style-name="Default" office:value-type="float" office:value="0.109945" calcext:value-type="float">
            <text:p>0,109945</text:p>
          </table:table-cell>
          <table:table-cell table:style-name="Default"/>
          <table:table-cell table:style-name="Default" office:value-type="float" office:value="0.005255" calcext:value-type="float">
            <text:p>0,005255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56_01_n</text:p>
          </table:table-cell>
          <table:table-cell table:style-name="Default" office:value-type="float" office:value="0.135354" calcext:value-type="float">
            <text:p>0,135354</text:p>
          </table:table-cell>
          <table:table-cell table:style-name="Default" office:value-type="float" office:value="32778.033333" calcext:value-type="float">
            <text:p>32778,033333</text:p>
          </table:table-cell>
          <table:table-cell table:style-name="Default" office:value-type="float" office:value="0.132817" calcext:value-type="float">
            <text:p>0,132817</text:p>
          </table:table-cell>
          <table:table-cell table:style-name="Default"/>
          <table:table-cell table:style-name="Default" office:value-type="float" office:value="0.004566" calcext:value-type="float">
            <text:p>0,004566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56_02_n</text:p>
          </table:table-cell>
          <table:table-cell table:style-name="Default" office:value-type="float" office:value="0.135229" calcext:value-type="float">
            <text:p>0,135229</text:p>
          </table:table-cell>
          <table:table-cell table:style-name="Default" office:value-type="float" office:value="254712.166667" calcext:value-type="float">
            <text:p>254712,166667</text:p>
          </table:table-cell>
          <table:table-cell table:style-name="Default" office:value-type="float" office:value="0.133594" calcext:value-type="float">
            <text:p>0,133594</text:p>
          </table:table-cell>
          <table:table-cell table:style-name="Default"/>
          <table:table-cell table:style-name="Default" office:value-type="float" office:value="0.012328" calcext:value-type="float">
            <text:p>0,012328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56_03_n</text:p>
          </table:table-cell>
          <table:table-cell table:style-name="Default" office:value-type="float" office:value="0.135585" calcext:value-type="float">
            <text:p>0,135585</text:p>
          </table:table-cell>
          <table:table-cell table:style-name="Default" office:value-type="float" office:value="86954.5" calcext:value-type="float">
            <text:p>86954,5</text:p>
          </table:table-cell>
          <table:table-cell table:style-name="Default" office:value-type="float" office:value="0.13344" calcext:value-type="float">
            <text:p>0,13344</text:p>
          </table:table-cell>
          <table:table-cell table:style-name="Default"/>
          <table:table-cell table:style-name="Default" office:value-type="float" office:value="0.008863" calcext:value-type="float">
            <text:p>0,008863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56_04_n</text:p>
          </table:table-cell>
          <table:table-cell table:style-name="Default" office:value-type="float" office:value="0.13621" calcext:value-type="float">
            <text:p>0,13621</text:p>
          </table:table-cell>
          <table:table-cell table:style-name="Default" office:value-type="float" office:value="159864.433333" calcext:value-type="float">
            <text:p>159864,433333</text:p>
          </table:table-cell>
          <table:table-cell table:style-name="Default" office:value-type="float" office:value="0.134181" calcext:value-type="float">
            <text:p>0,134181</text:p>
          </table:table-cell>
          <table:table-cell table:style-name="Default"/>
          <table:table-cell table:style-name="Default" office:value-type="float" office:value="0.010029" calcext:value-type="float">
            <text:p>0,010029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QAP_sko56_05_n</text:p>
          </table:table-cell>
          <table:table-cell table:style-name="Default" office:value-type="float" office:value="0.135555" calcext:value-type="float">
            <text:p>0,135555</text:p>
          </table:table-cell>
          <table:table-cell table:style-name="Default" office:value-type="float" office:value="303836.7" calcext:value-type="float">
            <text:p>303836,7</text:p>
          </table:table-cell>
          <table:table-cell table:style-name="Default" office:value-type="float" office:value="0.133577" calcext:value-type="float">
            <text:p>0,133577</text:p>
          </table:table-cell>
          <table:table-cell table:style-name="Default"/>
          <table:table-cell table:style-name="Default" office:value-type="float" office:value="0.00782" calcext:value-type="float">
            <text:p>0,00782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AKV_n_60_05</text:p>
          </table:table-cell>
          <table:table-cell table:style-name="Default" office:value-type="float" office:value="0.150264" calcext:value-type="float">
            <text:p>0,150264</text:p>
          </table:table-cell>
          <table:table-cell table:style-name="Default" office:value-type="float" office:value="165827.133333" calcext:value-type="float">
            <text:p>165827,133333</text:p>
          </table:table-cell>
          <table:table-cell table:style-name="Default" office:value-type="float" office:value="0.148007" calcext:value-type="float">
            <text:p>0,148007</text:p>
          </table:table-cell>
          <table:table-cell table:style-name="Default"/>
          <table:table-cell table:style-name="Default" office:value-type="float" office:value="0.013411" calcext:value-type="float">
            <text:p>0,013411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CAP_n_60_d_30_L_30_1,txt</text:p>
          </table:table-cell>
          <table:table-cell table:style-name="Default" office:value-type="float" office:value="0.149332" calcext:value-type="float">
            <text:p>0,149332</text:p>
          </table:table-cell>
          <table:table-cell table:style-name="Default" office:value-type="float" office:value="215793.766667" calcext:value-type="float">
            <text:p>215793,766667</text:p>
          </table:table-cell>
          <table:table-cell table:style-name="Default" office:value-type="float" office:value="0.147701" calcext:value-type="float">
            <text:p>0,147701</text:p>
          </table:table-cell>
          <table:table-cell table:style-name="Default"/>
          <table:table-cell table:style-name="Default" office:value-type="float" office:value="0.028502" calcext:value-type="float">
            <text:p>0,028502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CAP_n_60_d_30_L_30_2,txt</text:p>
          </table:table-cell>
          <table:table-cell table:style-name="Default" office:value-type="float" office:value="0.150378" calcext:value-type="float">
            <text:p>0,150378</text:p>
          </table:table-cell>
          <table:table-cell table:style-name="Default" office:value-type="float" office:value="201630.966667" calcext:value-type="float">
            <text:p>201630,966667</text:p>
          </table:table-cell>
          <table:table-cell table:style-name="Default" office:value-type="float" office:value="0.148621" calcext:value-type="float">
            <text:p>0,148621</text:p>
          </table:table-cell>
          <table:table-cell table:style-name="Default"/>
          <table:table-cell table:style-name="Default" office:value-type="float" office:value="0.027226" calcext:value-type="float">
            <text:p>0,027226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CAP_n_60_d_30_L_30_3,txt</text:p>
          </table:table-cell>
          <table:table-cell table:style-name="Default" office:value-type="float" office:value="0.150031" calcext:value-type="float">
            <text:p>0,150031</text:p>
          </table:table-cell>
          <table:table-cell table:style-name="Default" office:value-type="float" office:value="171165.066667" calcext:value-type="float">
            <text:p>171165,066667</text:p>
          </table:table-cell>
          <table:table-cell table:style-name="Default" office:value-type="float" office:value="0.148054" calcext:value-type="float">
            <text:p>0,148054</text:p>
          </table:table-cell>
          <table:table-cell table:style-name="Default"/>
          <table:table-cell table:style-name="Default" office:value-type="float" office:value="0.031194" calcext:value-type="float">
            <text:p>0,031194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CAP_n_60_d_30_L_40_1,txt</text:p>
          </table:table-cell>
          <table:table-cell table:style-name="Default" office:value-type="float" office:value="0.149834" calcext:value-type="float">
            <text:p>0,149834</text:p>
          </table:table-cell>
          <table:table-cell table:style-name="Default" office:value-type="float" office:value="142190.2" calcext:value-type="float">
            <text:p>142190,2</text:p>
          </table:table-cell>
          <table:table-cell table:style-name="Default" office:value-type="float" office:value="0.147769" calcext:value-type="float">
            <text:p>0,147769</text:p>
          </table:table-cell>
          <table:table-cell table:style-name="Default"/>
          <table:table-cell table:style-name="Default" office:value-type="float" office:value="0.020742" calcext:value-type="float">
            <text:p>0,020742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CAP_n_60_d_30_L_40_2,txt</text:p>
          </table:table-cell>
          <table:table-cell table:style-name="Default" office:value-type="float" office:value="0.14981" calcext:value-type="float">
            <text:p>0,14981</text:p>
          </table:table-cell>
          <table:table-cell table:style-name="Default" office:value-type="float" office:value="166192.566667" calcext:value-type="float">
            <text:p>166192,566667</text:p>
          </table:table-cell>
          <table:table-cell table:style-name="Default" office:value-type="float" office:value="0.148108" calcext:value-type="float">
            <text:p>0,148108</text:p>
          </table:table-cell>
          <table:table-cell table:style-name="Default"/>
          <table:table-cell table:style-name="Default" office:value-type="float" office:value="0.024328" calcext:value-type="float">
            <text:p>0,024328</text:p>
          </table:table-cell>
          <table:table-cell table:style-name="Default" table:number-columns-repeated="4"/>
          <table:table-cell table:number-columns-repeated="994"/>
        </table:table-row>
        <table:table-row table:style-name="ro3">
          <table:table-cell office:value-type="string" calcext:value-type="string">
            <text:p>CAP_n_60_d_30_L_40_3,txt</text:p>
          </table:table-cell>
          <table:table-cell table:style-name="Default" office:value-type="float" office:value="0.149902" calcext:value-type="float">
            <text:p>0,149902</text:p>
          </table:table-cell>
          <table:table-cell table:style-name="Default" office:value-type="float" office:value="166827.7" calcext:value-type="float">
            <text:p>166827,7</text:p>
          </table:table-cell>
          <table:table-cell table:style-name="Default" office:value-type="float" office:value="0.148072" calcext:value-type="float">
            <text:p>0,148072</text:p>
          </table:table-cell>
          <table:table-cell table:style-name="Default"/>
          <table:table-cell table:style-name="Default" office:value-type="float" office:value="0.018853" calcext:value-type="float">
            <text:p>0,018853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office:value-type="string" calcext:value-type="string">
            <text:p>CAP_n_60_d_30_L_50_1,txt</text:p>
          </table:table-cell>
          <table:table-cell table:style-name="Default" office:value-type="float" office:value="0.14903" calcext:value-type="float">
            <text:p>0,14903</text:p>
          </table:table-cell>
          <table:table-cell table:style-name="Default" office:value-type="float" office:value="116166.433333" calcext:value-type="float">
            <text:p>116166,433333</text:p>
          </table:table-cell>
          <table:table-cell table:style-name="Default" office:value-type="float" office:value="0.14764" calcext:value-type="float">
            <text:p>0,14764</text:p>
          </table:table-cell>
          <table:table-cell table:style-name="Default"/>
          <table:table-cell table:style-name="Default" office:value-type="float" office:value="0.024436" calcext:value-type="float">
            <text:p>0,024436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office:value-type="string" calcext:value-type="string">
            <text:p>CAP_n_60_d_30_L_50_2,txt</text:p>
          </table:table-cell>
          <table:table-cell table:style-name="Default" office:value-type="float" office:value="0.149867" calcext:value-type="float">
            <text:p>0,149867</text:p>
          </table:table-cell>
          <table:table-cell table:style-name="Default" office:value-type="float" office:value="122936.566667" calcext:value-type="float">
            <text:p>122936,566667</text:p>
          </table:table-cell>
          <table:table-cell table:style-name="Default" office:value-type="float" office:value="0.14831" calcext:value-type="float">
            <text:p>0,14831</text:p>
          </table:table-cell>
          <table:table-cell table:style-name="Default"/>
          <table:table-cell table:style-name="Default" office:value-type="float" office:value="0.03065" calcext:value-type="float">
            <text:p>0,03065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office:value-type="string" calcext:value-type="string">
            <text:p>CAP_n_60_d_30_L_50_3,txt</text:p>
          </table:table-cell>
          <table:table-cell table:style-name="Default" office:value-type="float" office:value="0.14923" calcext:value-type="float">
            <text:p>0,14923</text:p>
          </table:table-cell>
          <table:table-cell table:style-name="Default" office:value-type="float" office:value="121739.266667" calcext:value-type="float">
            <text:p>121739,266667</text:p>
          </table:table-cell>
          <table:table-cell table:style-name="Default" office:value-type="float" office:value="0.148276" calcext:value-type="float">
            <text:p>0,148276</text:p>
          </table:table-cell>
          <table:table-cell table:style-name="Default"/>
          <table:table-cell table:style-name="Default" office:value-type="float" office:value="0.02023" calcext:value-type="float">
            <text:p>0,0202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30_L_60_1,txt</text:p>
          </table:table-cell>
          <table:table-cell table:style-name="Default" office:value-type="float" office:value="0.149354" calcext:value-type="float">
            <text:p>0,149354</text:p>
          </table:table-cell>
          <table:table-cell table:style-name="Default" office:value-type="float" office:value="113144.433333" calcext:value-type="float">
            <text:p>113144,433333</text:p>
          </table:table-cell>
          <table:table-cell table:style-name="Default" office:value-type="float" office:value="0.147869" calcext:value-type="float">
            <text:p>0,147869</text:p>
          </table:table-cell>
          <table:table-cell table:style-name="Default"/>
          <table:table-cell table:style-name="Default" office:value-type="float" office:value="0.024631" calcext:value-type="float">
            <text:p>0,02463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30_L_60_2,txt</text:p>
          </table:table-cell>
          <table:table-cell table:style-name="Default" office:value-type="float" office:value="0.151014" calcext:value-type="float">
            <text:p>0,151014</text:p>
          </table:table-cell>
          <table:table-cell table:style-name="Default" office:value-type="float" office:value="114328.866667" calcext:value-type="float">
            <text:p>114328,866667</text:p>
          </table:table-cell>
          <table:table-cell table:style-name="Default" office:value-type="float" office:value="0.147938" calcext:value-type="float">
            <text:p>0,147938</text:p>
          </table:table-cell>
          <table:table-cell table:style-name="Default"/>
          <table:table-cell table:style-name="Default" office:value-type="float" office:value="0.023547" calcext:value-type="float">
            <text:p>0,02354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30_L_60_3,txt</text:p>
          </table:table-cell>
          <table:table-cell table:style-name="Default" office:value-type="float" office:value="0.150235" calcext:value-type="float">
            <text:p>0,150235</text:p>
          </table:table-cell>
          <table:table-cell table:style-name="Default" office:value-type="float" office:value="96287.033333" calcext:value-type="float">
            <text:p>96287,033333</text:p>
          </table:table-cell>
          <table:table-cell table:style-name="Default" office:value-type="float" office:value="0.148237" calcext:value-type="float">
            <text:p>0,148237</text:p>
          </table:table-cell>
          <table:table-cell table:style-name="Default"/>
          <table:table-cell table:style-name="Default" office:value-type="float" office:value="0.02315" calcext:value-type="float">
            <text:p>0,02315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30_1,txt</text:p>
          </table:table-cell>
          <table:table-cell table:style-name="Default" office:value-type="float" office:value="0.150201" calcext:value-type="float">
            <text:p>0,150201</text:p>
          </table:table-cell>
          <table:table-cell table:style-name="Default" office:value-type="float" office:value="456017.466667" calcext:value-type="float">
            <text:p>456017,466667</text:p>
          </table:table-cell>
          <table:table-cell table:style-name="Default" office:value-type="float" office:value="0.148223" calcext:value-type="float">
            <text:p>0,148223</text:p>
          </table:table-cell>
          <table:table-cell table:style-name="Default"/>
          <table:table-cell table:style-name="Default" office:value-type="float" office:value="0.010411" calcext:value-type="float">
            <text:p>0,01041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30_2,txt</text:p>
          </table:table-cell>
          <table:table-cell table:style-name="Default" office:value-type="float" office:value="0.149984" calcext:value-type="float">
            <text:p>0,149984</text:p>
          </table:table-cell>
          <table:table-cell table:style-name="Default" office:value-type="float" office:value="418116.933333" calcext:value-type="float">
            <text:p>418116,933333</text:p>
          </table:table-cell>
          <table:table-cell table:style-name="Default" office:value-type="float" office:value="0.147764" calcext:value-type="float">
            <text:p>0,147764</text:p>
          </table:table-cell>
          <table:table-cell table:style-name="Default"/>
          <table:table-cell table:style-name="Default" office:value-type="float" office:value="0.010802" calcext:value-type="float">
            <text:p>0,010802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30_3,txt</text:p>
          </table:table-cell>
          <table:table-cell table:style-name="Default" office:value-type="float" office:value="0.149941" calcext:value-type="float">
            <text:p>0,149941</text:p>
          </table:table-cell>
          <table:table-cell table:style-name="Default" office:value-type="float" office:value="429398.533333" calcext:value-type="float">
            <text:p>429398,533333</text:p>
          </table:table-cell>
          <table:table-cell table:style-name="Default" office:value-type="float" office:value="0.147814" calcext:value-type="float">
            <text:p>0,147814</text:p>
          </table:table-cell>
          <table:table-cell table:style-name="Default"/>
          <table:table-cell table:style-name="Default" office:value-type="float" office:value="0.012494" calcext:value-type="float">
            <text:p>0,01249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40_1,txt</text:p>
          </table:table-cell>
          <table:table-cell table:style-name="Default" office:value-type="float" office:value="0.149559" calcext:value-type="float">
            <text:p>0,149559</text:p>
          </table:table-cell>
          <table:table-cell table:style-name="Default" office:value-type="float" office:value="321358.1" calcext:value-type="float">
            <text:p>321358,1</text:p>
          </table:table-cell>
          <table:table-cell table:style-name="Default" office:value-type="float" office:value="0.148634" calcext:value-type="float">
            <text:p>0,148634</text:p>
          </table:table-cell>
          <table:table-cell table:style-name="Default"/>
          <table:table-cell table:style-name="Default" office:value-type="float" office:value="0.009891" calcext:value-type="float">
            <text:p>0,00989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40_2,txt</text:p>
          </table:table-cell>
          <table:table-cell table:style-name="Default" office:value-type="float" office:value="0.149544" calcext:value-type="float">
            <text:p>0,149544</text:p>
          </table:table-cell>
          <table:table-cell table:style-name="Default" office:value-type="float" office:value="329696.133333" calcext:value-type="float">
            <text:p>329696,133333</text:p>
          </table:table-cell>
          <table:table-cell table:style-name="Default" office:value-type="float" office:value="0.147779" calcext:value-type="float">
            <text:p>0,147779</text:p>
          </table:table-cell>
          <table:table-cell table:style-name="Default"/>
          <table:table-cell table:style-name="Default" office:value-type="float" office:value="0.01088" calcext:value-type="float">
            <text:p>0,01088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40_3,txt</text:p>
          </table:table-cell>
          <table:table-cell table:style-name="Default" office:value-type="float" office:value="0.150543" calcext:value-type="float">
            <text:p>0,150543</text:p>
          </table:table-cell>
          <table:table-cell table:style-name="Default" office:value-type="float" office:value="372576.033333" calcext:value-type="float">
            <text:p>372576,033333</text:p>
          </table:table-cell>
          <table:table-cell table:style-name="Default" office:value-type="float" office:value="0.147779" calcext:value-type="float">
            <text:p>0,147779</text:p>
          </table:table-cell>
          <table:table-cell table:style-name="Default"/>
          <table:table-cell table:style-name="Default" office:value-type="float" office:value="0.013649" calcext:value-type="float">
            <text:p>0,01364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50_1,txt</text:p>
          </table:table-cell>
          <table:table-cell table:style-name="Default" office:value-type="float" office:value="0.153058" calcext:value-type="float">
            <text:p>0,153058</text:p>
          </table:table-cell>
          <table:table-cell table:style-name="Default" office:value-type="float" office:value="280576.866667" calcext:value-type="float">
            <text:p>280576,866667</text:p>
          </table:table-cell>
          <table:table-cell table:style-name="Default" office:value-type="float" office:value="0.147816" calcext:value-type="float">
            <text:p>0,147816</text:p>
          </table:table-cell>
          <table:table-cell table:style-name="Default"/>
          <table:table-cell table:style-name="Default" office:value-type="float" office:value="0.014121" calcext:value-type="float">
            <text:p>0,01412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50_2,txt</text:p>
          </table:table-cell>
          <table:table-cell table:style-name="Default" office:value-type="float" office:value="0.15156" calcext:value-type="float">
            <text:p>0,15156</text:p>
          </table:table-cell>
          <table:table-cell table:style-name="Default" office:value-type="float" office:value="276258.333333" calcext:value-type="float">
            <text:p>276258,333333</text:p>
          </table:table-cell>
          <table:table-cell table:style-name="Default" office:value-type="float" office:value="0.148268" calcext:value-type="float">
            <text:p>0,148268</text:p>
          </table:table-cell>
          <table:table-cell table:style-name="Default"/>
          <table:table-cell table:style-name="Default" office:value-type="float" office:value="0.013427" calcext:value-type="float">
            <text:p>0,01342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50_3,txt</text:p>
          </table:table-cell>
          <table:table-cell table:style-name="Default" office:value-type="float" office:value="0.153875" calcext:value-type="float">
            <text:p>0,153875</text:p>
          </table:table-cell>
          <table:table-cell table:style-name="Default" office:value-type="float" office:value="302673.233333" calcext:value-type="float">
            <text:p>302673,233333</text:p>
          </table:table-cell>
          <table:table-cell table:style-name="Default" office:value-type="float" office:value="0.148258" calcext:value-type="float">
            <text:p>0,148258</text:p>
          </table:table-cell>
          <table:table-cell table:style-name="Default"/>
          <table:table-cell table:style-name="Default" office:value-type="float" office:value="0.009431" calcext:value-type="float">
            <text:p>0,00943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60_1,txt</text:p>
          </table:table-cell>
          <table:table-cell table:style-name="Default" office:value-type="float" office:value="0.153193" calcext:value-type="float">
            <text:p>0,153193</text:p>
          </table:table-cell>
          <table:table-cell table:style-name="Default" office:value-type="float" office:value="234345.433333" calcext:value-type="float">
            <text:p>234345,433333</text:p>
          </table:table-cell>
          <table:table-cell table:style-name="Default" office:value-type="float" office:value="0.148327" calcext:value-type="float">
            <text:p>0,148327</text:p>
          </table:table-cell>
          <table:table-cell table:style-name="Default"/>
          <table:table-cell table:style-name="Default" office:value-type="float" office:value="0.012778" calcext:value-type="float">
            <text:p>0,012778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60_2,txt</text:p>
          </table:table-cell>
          <table:table-cell table:style-name="Default" office:value-type="float" office:value="0.154121" calcext:value-type="float">
            <text:p>0,154121</text:p>
          </table:table-cell>
          <table:table-cell table:style-name="Default" office:value-type="float" office:value="252285" calcext:value-type="float">
            <text:p>252285</text:p>
          </table:table-cell>
          <table:table-cell table:style-name="Default" office:value-type="float" office:value="0.149112" calcext:value-type="float">
            <text:p>0,149112</text:p>
          </table:table-cell>
          <table:table-cell table:style-name="Default"/>
          <table:table-cell table:style-name="Default" office:value-type="float" office:value="0.011999" calcext:value-type="float">
            <text:p>0,01199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60_L_60_3,txt</text:p>
          </table:table-cell>
          <table:table-cell table:style-name="Default" office:value-type="float" office:value="0.153696" calcext:value-type="float">
            <text:p>0,153696</text:p>
          </table:table-cell>
          <table:table-cell table:style-name="Default" office:value-type="float" office:value="211587.766667" calcext:value-type="float">
            <text:p>211587,766667</text:p>
          </table:table-cell>
          <table:table-cell table:style-name="Default" office:value-type="float" office:value="0.147869" calcext:value-type="float">
            <text:p>0,147869</text:p>
          </table:table-cell>
          <table:table-cell table:style-name="Default"/>
          <table:table-cell table:style-name="Default" office:value-type="float" office:value="0.009705" calcext:value-type="float">
            <text:p>0,009705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30_1,txt</text:p>
          </table:table-cell>
          <table:table-cell table:style-name="Default" office:value-type="float" office:value="0.151251" calcext:value-type="float">
            <text:p>0,151251</text:p>
          </table:table-cell>
          <table:table-cell table:style-name="Default" office:value-type="float" office:value="639109.366667" calcext:value-type="float">
            <text:p>639109,366667</text:p>
          </table:table-cell>
          <table:table-cell table:style-name="Default" office:value-type="float" office:value="0.147566" calcext:value-type="float">
            <text:p>0,147566</text:p>
          </table:table-cell>
          <table:table-cell table:style-name="Default"/>
          <table:table-cell table:style-name="Default" office:value-type="float" office:value="0.005386" calcext:value-type="float">
            <text:p>0,005386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30_2,txt</text:p>
          </table:table-cell>
          <table:table-cell table:style-name="Default" office:value-type="float" office:value="0.153041" calcext:value-type="float">
            <text:p>0,153041</text:p>
          </table:table-cell>
          <table:table-cell table:style-name="Default" office:value-type="float" office:value="570038.066667" calcext:value-type="float">
            <text:p>570038,066667</text:p>
          </table:table-cell>
          <table:table-cell table:style-name="Default" office:value-type="float" office:value="0.148922" calcext:value-type="float">
            <text:p>0,148922</text:p>
          </table:table-cell>
          <table:table-cell table:style-name="Default"/>
          <table:table-cell table:style-name="Default" office:value-type="float" office:value="0.008409" calcext:value-type="float">
            <text:p>0,00840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30_3,txt</text:p>
          </table:table-cell>
          <table:table-cell table:style-name="Default" office:value-type="float" office:value="0.1519" calcext:value-type="float">
            <text:p>0,1519</text:p>
          </table:table-cell>
          <table:table-cell table:style-name="Default" office:value-type="float" office:value="596986.666667" calcext:value-type="float">
            <text:p>596986,666667</text:p>
          </table:table-cell>
          <table:table-cell table:style-name="Default" office:value-type="float" office:value="0.148039" calcext:value-type="float">
            <text:p>0,148039</text:p>
          </table:table-cell>
          <table:table-cell table:style-name="Default"/>
          <table:table-cell table:style-name="Default" office:value-type="float" office:value="0.006997" calcext:value-type="float">
            <text:p>0,00699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40_1,txt</text:p>
          </table:table-cell>
          <table:table-cell table:style-name="Default" office:value-type="float" office:value="0.15184" calcext:value-type="float">
            <text:p>0,15184</text:p>
          </table:table-cell>
          <table:table-cell table:style-name="Default" office:value-type="float" office:value="481661.2" calcext:value-type="float">
            <text:p>481661,2</text:p>
          </table:table-cell>
          <table:table-cell table:style-name="Default" office:value-type="float" office:value="0.149367" calcext:value-type="float">
            <text:p>0,149367</text:p>
          </table:table-cell>
          <table:table-cell table:style-name="Default"/>
          <table:table-cell table:style-name="Default" office:value-type="float" office:value="0.008387" calcext:value-type="float">
            <text:p>0,00838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40_2,txt</text:p>
          </table:table-cell>
          <table:table-cell table:style-name="Default" office:value-type="float" office:value="0.149881" calcext:value-type="float">
            <text:p>0,149881</text:p>
          </table:table-cell>
          <table:table-cell table:style-name="Default" office:value-type="float" office:value="486895.2" calcext:value-type="float">
            <text:p>486895,2</text:p>
          </table:table-cell>
          <table:table-cell table:style-name="Default" office:value-type="float" office:value="0.147875" calcext:value-type="float">
            <text:p>0,147875</text:p>
          </table:table-cell>
          <table:table-cell table:style-name="Default"/>
          <table:table-cell table:style-name="Default" office:value-type="float" office:value="0.008005" calcext:value-type="float">
            <text:p>0,008005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40_3,txt</text:p>
          </table:table-cell>
          <table:table-cell table:style-name="Default" office:value-type="float" office:value="0.148803" calcext:value-type="float">
            <text:p>0,148803</text:p>
          </table:table-cell>
          <table:table-cell table:style-name="Default" office:value-type="float" office:value="521293.633333" calcext:value-type="float">
            <text:p>521293,633333</text:p>
          </table:table-cell>
          <table:table-cell table:style-name="Default" office:value-type="float" office:value="0.147721" calcext:value-type="float">
            <text:p>0,147721</text:p>
          </table:table-cell>
          <table:table-cell table:style-name="Default"/>
          <table:table-cell table:style-name="Default" office:value-type="float" office:value="0.006424" calcext:value-type="float">
            <text:p>0,00642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50_1,txt</text:p>
          </table:table-cell>
          <table:table-cell table:style-name="Default" office:value-type="float" office:value="0.149833" calcext:value-type="float">
            <text:p>0,149833</text:p>
          </table:table-cell>
          <table:table-cell table:style-name="Default" office:value-type="float" office:value="486641.766667" calcext:value-type="float">
            <text:p>486641,766667</text:p>
          </table:table-cell>
          <table:table-cell table:style-name="Default" office:value-type="float" office:value="0.147585" calcext:value-type="float">
            <text:p>0,147585</text:p>
          </table:table-cell>
          <table:table-cell table:style-name="Default"/>
          <table:table-cell table:style-name="Default" office:value-type="float" office:value="0.007372" calcext:value-type="float">
            <text:p>0,007372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50_2,txt</text:p>
          </table:table-cell>
          <table:table-cell table:style-name="Default" office:value-type="float" office:value="0.148086" calcext:value-type="float">
            <text:p>0,148086</text:p>
          </table:table-cell>
          <table:table-cell table:style-name="Default" office:value-type="float" office:value="452178.533333" calcext:value-type="float">
            <text:p>452178,533333</text:p>
          </table:table-cell>
          <table:table-cell table:style-name="Default" office:value-type="float" office:value="0.147577" calcext:value-type="float">
            <text:p>0,147577</text:p>
          </table:table-cell>
          <table:table-cell table:style-name="Default"/>
          <table:table-cell table:style-name="Default" office:value-type="float" office:value="0.008076" calcext:value-type="float">
            <text:p>0,008076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50_3,txt</text:p>
          </table:table-cell>
          <table:table-cell table:style-name="Default" office:value-type="float" office:value="0.153124" calcext:value-type="float">
            <text:p>0,153124</text:p>
          </table:table-cell>
          <table:table-cell table:style-name="Default" office:value-type="float" office:value="502548.533333" calcext:value-type="float">
            <text:p>502548,533333</text:p>
          </table:table-cell>
          <table:table-cell table:style-name="Default" office:value-type="float" office:value="0.148106" calcext:value-type="float">
            <text:p>0,148106</text:p>
          </table:table-cell>
          <table:table-cell table:style-name="Default"/>
          <table:table-cell table:style-name="Default" office:value-type="float" office:value="0.006389" calcext:value-type="float">
            <text:p>0,00638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60_1,txt</text:p>
          </table:table-cell>
          <table:table-cell table:style-name="Default" office:value-type="float" office:value="0.15255" calcext:value-type="float">
            <text:p>0,15255</text:p>
          </table:table-cell>
          <table:table-cell table:style-name="Default" office:value-type="float" office:value="391861.9" calcext:value-type="float">
            <text:p>391861,9</text:p>
          </table:table-cell>
          <table:table-cell table:style-name="Default" office:value-type="float" office:value="0.147877" calcext:value-type="float">
            <text:p>0,147877</text:p>
          </table:table-cell>
          <table:table-cell table:style-name="Default"/>
          <table:table-cell table:style-name="Default" office:value-type="float" office:value="0.004834" calcext:value-type="float">
            <text:p>0,00483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60_2,txt</text:p>
          </table:table-cell>
          <table:table-cell table:style-name="Default" office:value-type="float" office:value="0.155055" calcext:value-type="float">
            <text:p>0,155055</text:p>
          </table:table-cell>
          <table:table-cell table:style-name="Default" office:value-type="float" office:value="350655.533333" calcext:value-type="float">
            <text:p>350655,533333</text:p>
          </table:table-cell>
          <table:table-cell table:style-name="Default" office:value-type="float" office:value="0.147704" calcext:value-type="float">
            <text:p>0,147704</text:p>
          </table:table-cell>
          <table:table-cell table:style-name="Default"/>
          <table:table-cell table:style-name="Default" office:value-type="float" office:value="0.005215" calcext:value-type="float">
            <text:p>0,005215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AP_n_60_d_90_L_60_3,txt</text:p>
          </table:table-cell>
          <table:table-cell table:style-name="Default" office:value-type="float" office:value="0.151314" calcext:value-type="float">
            <text:p>0,151314</text:p>
          </table:table-cell>
          <table:table-cell table:style-name="Default" office:value-type="float" office:value="416535.6" calcext:value-type="float">
            <text:p>416535,6</text:p>
          </table:table-cell>
          <table:table-cell table:style-name="Default" office:value-type="float" office:value="0.148112" calcext:value-type="float">
            <text:p>0,148112</text:p>
          </table:table-cell>
          <table:table-cell table:style-name="Default"/>
          <table:table-cell table:style-name="Default" office:value-type="float" office:value="0.005554" calcext:value-type="float">
            <text:p>0,00555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QAP_sko64_05_n</text:p>
          </table:table-cell>
          <table:table-cell table:style-name="Default" office:value-type="float" office:value="0.164761" calcext:value-type="float">
            <text:p>0,164761</text:p>
          </table:table-cell>
          <table:table-cell table:style-name="Default" office:value-type="float" office:value="257679.5" calcext:value-type="float">
            <text:p>257679,5</text:p>
          </table:table-cell>
          <table:table-cell table:style-name="Default" office:value-type="float" office:value="0.162697" calcext:value-type="float">
            <text:p>0,162697</text:p>
          </table:table-cell>
          <table:table-cell table:style-name="Default"/>
          <table:table-cell table:style-name="Default" office:value-type="float" office:value="0.014207" calcext:value-type="float">
            <text:p>0,01420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AKV_n_70_05</text:p>
          </table:table-cell>
          <table:table-cell table:style-name="Default" office:value-type="float" office:value="0.190213" calcext:value-type="float">
            <text:p>0,190213</text:p>
          </table:table-cell>
          <table:table-cell table:style-name="Default" office:value-type="float" office:value="2147255.233333" calcext:value-type="float">
            <text:p>2147255,233333</text:p>
          </table:table-cell>
          <table:table-cell table:style-name="Default" office:value-type="float" office:value="0.187287" calcext:value-type="float">
            <text:p>0,187287</text:p>
          </table:table-cell>
          <table:table-cell table:style-name="Default"/>
          <table:table-cell table:style-name="Default" office:value-type="float" office:value="0.007197" calcext:value-type="float">
            <text:p>0,007197</text:p>
          </table:table-cell>
          <table:table-cell table:number-columns-repeated="998"/>
        </table:table-row>
        <table:table-row table:style-name="ro3" table:number-rows-repeated="3">
          <table:table-cell/>
          <table:table-cell table:style-name="Default" table:number-columns-repeated="5"/>
          <table:table-cell table:number-columns-repeated="998"/>
        </table:table-row>
        <table:table-row table:style-name="ro3" table:number-rows-repeated="1048386">
          <table:table-cell table:number-columns-repeated="1004"/>
        </table:table-row>
        <table:table-row table:style-name="ro3">
          <table:table-cell table:number-columns-repeated="1004"/>
        </table:table-row>
        <calcext:conditional-formats>
          <calcext:conditional-format calcext:target-range-address="Resultado.B4:Resultado.B92">
            <calcext:condition calcext:apply-style-name="melhorqmelhor" calcext:value="&gt;[.I4:.I90]" calcext:base-cell-address="Resultado.B4"/>
            <calcext:condition calcext:apply-style-name="igualmelhor" calcext:value="=[.I4:.I90]" calcext:base-cell-address="Resultado.B4"/>
          </calcext:conditional-format>
          <calcext:conditional-format calcext:target-range-address="Resultado.C4:Resultado.C92">
            <calcext:condition calcext:apply-style-name="piorqmeu" calcext:value="&gt;[.I4:.I90]" calcext:base-cell-address="Resultado.C4"/>
          </calcext:conditional-format>
          <calcext:conditional-format calcext:target-range-address="Resultado.E4:Resultado.E92">
            <calcext:condition calcext:apply-style-name="piorqmeu" calcext:value="&gt;[.I4:.I90]" calcext:base-cell-address="Resultado.E4"/>
          </calcext:conditional-format>
          <calcext:conditional-format calcext:target-range-address="Resultado.C4:Resultado.C92">
            <calcext:condition calcext:apply-style-name="igualmeu" calcext:value="=[.I4:.I90]" calcext:base-cell-address="Resultado.C4"/>
          </calcext:conditional-format>
          <calcext:conditional-format calcext:target-range-address="Resultado.E4:Resultado.E92">
            <calcext:condition calcext:apply-style-name="igualmeu" calcext:value="=[.I4:.I90]" calcext:base-cell-address="Resultado.E4"/>
          </calcext:conditional-format>
          <calcext:conditional-format calcext:target-range-address="Resultado.I4:Resultado.I92">
            <calcext:condition calcext:apply-style-name="melhorqmelhor" calcext:value="&lt;[.B4:.B90]" calcext:base-cell-address="Resultado.I4"/>
            <calcext:condition calcext:apply-style-name="igualmelhor" calcext:value="=[.B4:.B90]" calcext:base-cell-address="Resultado.I4"/>
            <calcext:condition calcext:apply-style-name="melhorque1" calcext:value="&lt;[.C4:.C90]" calcext:base-cell-address="Resultado.I4"/>
            <calcext:condition calcext:apply-style-name="melhorque1" calcext:value="&lt;[.C4:.C90]" calcext:base-cell-address="Resultado.I4"/>
            <calcext:condition calcext:apply-style-name="melhorque1" calcext:value="&lt;[.E4:.E90]" calcext:base-cell-address="Resultado.I4"/>
            <calcext:condition calcext:apply-style-name="igualmeu" calcext:value="=[.C4:.C90]" calcext:base-cell-address="Resultado.I4"/>
            <calcext:condition calcext:apply-style-name="igualmeu" calcext:value="=[.E4:.E90]" calcext:base-cell-address="Resultado.I4"/>
            <calcext:condition calcext:apply-style-name="iguala1" calcext:value="=[.C4:.C90]" calcext:base-cell-address="Resultado.I4"/>
          </calcext:conditional-format>
          <calcext:conditional-format calcext:target-range-address="Resultado.G4:Resultado.G92">
            <calcext:condition calcext:apply-style-name="piorqmeu" calcext:value="&gt;[.I4:.I90]" calcext:base-cell-address="Resultado.G4"/>
          </calcext:conditional-format>
          <calcext:conditional-format calcext:target-range-address="Resultado.G4:Resultado.G92">
            <calcext:condition calcext:apply-style-name="igualmeu" calcext:value="=[.I4:.I90]" calcext:base-cell-address="Resultado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4" number:min-decimal-places="4" number:min-integer-digits="1" number:grouping="true"/>
    </number:number-style>
    <number:number-style style:name="N139">
      <number:number number:decimal-places="3" number:min-decimal-places="3" number:min-integer-digits="1" number:grouping="true"/>
    </number:number-style>
    <number:number-style style:name="N138">
      <number:number number:decimal-places="16" number:min-decimal-places="16" number:min-integer-digits="1"/>
    </number:number-style>
    <number:number-style style:name="N137">
      <number:number number:decimal-places="15" number:min-decimal-places="15" number:min-integer-digits="1"/>
    </number:number-style>
    <number:number-style style:name="N136">
      <number:number number:decimal-places="1" number:min-decimal-places="1" number:min-integer-digits="1" number:grouping="true"/>
    </number:number-style>
    <number:number-style style:name="N135">
      <number:number number:decimal-places="12" number:min-decimal-places="12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percentage-style style:name="N125">
      <number:number number:decimal-places="16" number:min-decimal-places="16" number:min-integer-digits="1"/>
      <number:text>%</number:text>
    </number:percentage-style>
    <number:percentage-style style:name="N124">
      <number:number number:decimal-places="15" number:min-decimal-places="15" number:min-integer-digits="1"/>
      <number:text>%</number:text>
    </number:percentage-style>
    <number:percentage-style style:name="N123">
      <number:number number:decimal-places="14" number:min-decimal-places="14" number:min-integer-digits="1"/>
      <number:text>%</number:text>
    </number:percentage-style>
    <number:percentage-style style:name="N122">
      <number:number number:decimal-places="13" number:min-decimal-places="13" number:min-integer-digits="1"/>
      <number:text>%</number:text>
    </number:percentage-style>
    <number:percentage-style style:name="N121">
      <number:number number:decimal-places="12" number:min-decimal-places="12" number:min-integer-digits="1"/>
      <number:text>%</number:text>
    </number:percentage-style>
    <number:percentage-style style:name="N120">
      <number:number number:decimal-places="11" number:min-decimal-places="11" number:min-integer-digits="1"/>
      <number:text>%</number:text>
    </number:percentage-style>
    <number:percentage-style style:name="N119">
      <number:number number:decimal-places="10" number:min-decimal-places="10" number:min-integer-digits="1"/>
      <number:text>%</number:text>
    </number:percentage-style>
    <number:percentage-style style:name="N118">
      <number:number number:decimal-places="9" number:min-decimal-places="9" number:min-integer-digits="1"/>
      <number:text>%</number:text>
    </number:percentage-style>
    <number:percentage-style style:name="N117">
      <number:number number:decimal-places="8" number:min-decimal-places="8" number:min-integer-digits="1"/>
      <number:text>%</number:text>
    </number:percentage-style>
    <number:percentage-style style:name="N116">
      <number:number number:decimal-places="7" number:min-decimal-places="7" number:min-integer-digits="1"/>
      <number:text>%</number:text>
    </number:percentage-style>
    <number:percentage-style style:name="N115">
      <number:number number:decimal-places="6" number:min-decimal-places="6" number:min-integer-digits="1"/>
      <number:text>%</number:text>
    </number:percentage-style>
    <number:percentage-style style:name="N114">
      <number:number number:decimal-places="5" number:min-decimal-places="5" number:min-integer-digits="1"/>
      <number:text>%</number:text>
    </number:percentage-style>
    <number:percentage-style style:name="N113">
      <number:number number:decimal-places="1" number:min-decimal-places="1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number:percentage-style style:name="N111">
      <number:number number:decimal-places="3" number:min-decimal-places="3" number:min-integer-digits="1"/>
      <number:text>%</number:text>
    </number:percentag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date-style style:name="N10116" number:language="pt" number:country="BR"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piorqmeu" style:family="table-cell" style:parent-style-name="Default">
      <style:table-cell-properties fo:background-color="#fcd4d1"/>
    </style:style>
    <style:style style:name="igualmeu" style:family="table-cell" style:parent-style-name="Default">
      <style:table-cell-properties fo:background-color="#bce4e5"/>
    </style:style>
    <style:style style:name="melhorqmelhor" style:family="table-cell" style:parent-style-name="Default">
      <style:table-cell-properties fo:background-color="#c2e0ae"/>
    </style:style>
    <style:style style:name="igualmelhor" style:family="table-cell" style:parent-style-name="Default">
      <style:table-cell-properties fo:background-color="#87d1d1"/>
    </style:style>
    <style:style style:name="melhorque1" style:family="table-cell" style:parent-style-name="Default">
      <style:table-cell-properties fo:background-color="#e0efd4"/>
    </style:style>
    <style:style style:name="iguala1" style:family="table-cell" style:parent-style-name="Default">
      <style:table-cell-properties fo:background-color="#bce4e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6:16:43.227061319</meta:creation-date>
    <dc:date>2022-12-16T18:11:53.402609945</dc:date>
    <meta:editing-duration>P6DT1H34M52S</meta:editing-duration>
    <meta:editing-cycles>83</meta:editing-cycles>
    <meta:generator>LibreOffice/7.3.6.2$Linux_X86_64 LibreOffice_project/30$Build-2</meta:generator>
    <meta:document-statistic meta:table-count="1" meta:cell-count="1365" meta:object-count="0"/>
  </office:meta>
</office:document-meta>
</file>